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>
      <style:text-properties fo:font-size="6pt" style:font-size-asian="6pt" style:font-size-complex="6pt"/>
    </style:style>
    <style:style style:name="ce2" style:family="table-cell" style:parent-style-name="Default" style:data-style-name="N1">
      <style:text-properties fo:font-size="6pt" style:font-size-asian="6pt" style:font-size-complex="6pt"/>
    </style:style>
    <style:style style:name="ce3" style:family="table-cell" style:parent-style-name="Default" style:data-style-name="N1"/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3" table:default-cell-style-name="Default"/>
        <table:table-column table:style-name="co1" table:number-columns-repeated="2" table:default-cell-style-name="ce3"/>
        <table:table-row table:style-name="ro1">
          <table:table-cell table:style-name="ce1" office:value-type="string" calcext:value-type="string">
            <text:p>Nombre initial de lièvre</text:p>
          </table:table-cell>
          <table:table-cell table:style-name="ce1" office:value-type="string" calcext:value-type="string">
            <text:p>Nombre Initial de lynx</text:p>
          </table:table-cell>
          <table:table-cell table:style-name="ce1" office:value-type="string" calcext:value-type="string">
            <text:p>Année</text:p>
          </table:table-cell>
          <table:table-cell table:style-name="ce2" office:value-type="string" calcext:value-type="string">
            <text:p>Nombre de lièvres</text:p>
          </table:table-cell>
          <table:table-cell table:style-name="ce2" office:value-type="string" calcext:value-type="string">
            <text:p>Nombre de lynx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1.05*[.A2]-0.001*[.A2]*[.B2]" office:value-type="float" office:value="200" calcext:value-type="float">
            <text:p>2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formula="of:=1.05*[.D2]-0.001*[.D2]*[.B2]" office:value-type="float" office:value="200" calcext:value-type="float">
            <text:p>200</text:p>
          </table:table-cell>
          <table:table-cell table:formula="of:=0.97*[.E2]+0.0002*[.E2]*[.B2]" office:value-type="float" office:value="49" calcext:value-type="float">
            <text:p>49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formula="of:=1.05*[.D3]-0.001*[.D3]*[.B3]" office:value-type="float" office:value="210" calcext:value-type="float">
            <text:p>210</text:p>
          </table:table-cell>
          <table:table-cell table:formula="of:=0.97*[.E3]+0.0002*[.E3]*[.B3]" office:value-type="float" office:value="47.53" calcext:value-type="float">
            <text:p>48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formula="of:=1.05*[.D4]-0.001*[.D4]*[.B4]" office:value-type="float" office:value="220.5" calcext:value-type="float">
            <text:p>221</text:p>
          </table:table-cell>
          <table:table-cell table:formula="of:=0.97*[.E4]+0.0002*[.E4]*[.B4]" office:value-type="float" office:value="46.1041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formula="of:=1.05*[.D5]-0.001*[.D5]*[.B5]" office:value-type="float" office:value="231.525" calcext:value-type="float">
            <text:p>232</text:p>
          </table:table-cell>
          <table:table-cell table:formula="of:=0.97*[.E5]+0.0002*[.E5]*[.B5]" office:value-type="float" office:value="44.720977" calcext:value-type="float">
            <text:p>45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table:formula="of:=1.05*[.D6]-0.001*[.D6]*[.B6]" office:value-type="float" office:value="243.10125" calcext:value-type="float">
            <text:p>243</text:p>
          </table:table-cell>
          <table:table-cell table:formula="of:=0.97*[.E6]+0.0002*[.E6]*[.B6]" office:value-type="float" office:value="43.37934769" calcext:value-type="float">
            <text:p>43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table:formula="of:=1.05*[.D7]-0.001*[.D7]*[.B7]" office:value-type="float" office:value="255.2563125" calcext:value-type="float">
            <text:p>255</text:p>
          </table:table-cell>
          <table:table-cell table:formula="of:=0.97*[.E7]+0.0002*[.E7]*[.B7]" office:value-type="float" office:value="42.0779672593" calcext:value-type="float">
            <text:p>42</text:p>
          </table:table-cell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table:formula="of:=1.05*[.D8]-0.001*[.D8]*[.B8]" office:value-type="float" office:value="268.019128125" calcext:value-type="float">
            <text:p>268</text:p>
          </table:table-cell>
          <table:table-cell table:formula="of:=0.97*[.E8]+0.0002*[.E8]*[.B8]" office:value-type="float" office:value="40.815628241521" calcext:value-type="float">
            <text:p>41</text:p>
          </table:table-cell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table:formula="of:=1.05*[.D9]-0.001*[.D9]*[.B9]" office:value-type="float" office:value="281.42008453125" calcext:value-type="float">
            <text:p>281</text:p>
          </table:table-cell>
          <table:table-cell table:formula="of:=0.97*[.E9]+0.0002*[.E9]*[.B9]" office:value-type="float" office:value="39.5911593942754" calcext:value-type="float">
            <text:p>40</text:p>
          </table:table-cell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table:formula="of:=1.05*[.D10]-0.001*[.D10]*[.B10]" office:value-type="float" office:value="295.491088757813" calcext:value-type="float">
            <text:p>295</text:p>
          </table:table-cell>
          <table:table-cell table:formula="of:=0.97*[.E10]+0.0002*[.E10]*[.B10]" office:value-type="float" office:value="38.4034246124471" calcext:value-type="float">
            <text:p>38</text:p>
          </table:table-cell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table:formula="of:=1.05*[.D11]-0.001*[.D11]*[.B11]" office:value-type="float" office:value="310.265643195703" calcext:value-type="float">
            <text:p>310</text:p>
          </table:table-cell>
          <table:table-cell table:formula="of:=0.97*[.E11]+0.0002*[.E11]*[.B11]" office:value-type="float" office:value="37.2513218740737" calcext:value-type="float">
            <text:p>37</text:p>
          </table:table-cell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table:formula="of:=1.05*[.D12]-0.001*[.D12]*[.B12]" office:value-type="float" office:value="325.778925355488" calcext:value-type="float">
            <text:p>326</text:p>
          </table:table-cell>
          <table:table-cell table:formula="of:=0.97*[.E12]+0.0002*[.E12]*[.B12]" office:value-type="float" office:value="36.1337822178515" calcext:value-type="float">
            <text:p>36</text:p>
          </table:table-cell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table:formula="of:=1.05*[.D13]-0.001*[.D13]*[.B13]" office:value-type="float" office:value="342.067871623263" calcext:value-type="float">
            <text:p>342</text:p>
          </table:table-cell>
          <table:table-cell table:formula="of:=0.97*[.E13]+0.0002*[.E13]*[.B13]" office:value-type="float" office:value="35.0497687513159" calcext:value-type="float">
            <text:p>35</text:p>
          </table:table-cell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 table:formula="of:=1.05*[.D14]-0.001*[.D14]*[.B14]" office:value-type="float" office:value="359.171265204426" calcext:value-type="float">
            <text:p>359</text:p>
          </table:table-cell>
          <table:table-cell table:formula="of:=0.97*[.E14]+0.0002*[.E14]*[.B14]" office:value-type="float" office:value="33.9982756887765" calcext:value-type="float">
            <text:p>34</text:p>
          </table:table-cell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table:formula="of:=1.05*[.D15]-0.001*[.D15]*[.B15]" office:value-type="float" office:value="377.129828464647" calcext:value-type="float">
            <text:p>377</text:p>
          </table:table-cell>
          <table:table-cell table:formula="of:=0.97*[.E15]+0.0002*[.E15]*[.B15]" office:value-type="float" office:value="32.9783274181132" calcext:value-type="float">
            <text:p>33</text:p>
          </table:table-cell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table:formula="of:=1.05*[.D16]-0.001*[.D16]*[.B16]" office:value-type="float" office:value="395.98631988788" calcext:value-type="float">
            <text:p>396</text:p>
          </table:table-cell>
          <table:table-cell table:formula="of:=0.97*[.E16]+0.0002*[.E16]*[.B16]" office:value-type="float" office:value="31.9889775955698" calcext:value-type="float">
            <text:p>32</text:p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table:formula="of:=1.05*[.D17]-0.001*[.D17]*[.B17]" office:value-type="float" office:value="415.785635882274" calcext:value-type="float">
            <text:p>416</text:p>
          </table:table-cell>
          <table:table-cell table:formula="of:=0.97*[.E17]+0.0002*[.E17]*[.B17]" office:value-type="float" office:value="31.0293082677027" calcext:value-type="float">
            <text:p>31</text:p>
          </table:table-cell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 table:formula="of:=1.05*[.D18]-0.001*[.D18]*[.B18]" office:value-type="float" office:value="436.574917676388" calcext:value-type="float">
            <text:p>437</text:p>
          </table:table-cell>
          <table:table-cell table:formula="of:=0.97*[.E18]+0.0002*[.E18]*[.B18]" office:value-type="float" office:value="30.0984290196716" calcext:value-type="float">
            <text:p>30</text:p>
          </table:table-cell>
        </table:table-row>
        <table:table-row table:style-name="ro1">
          <table:table-cell table:number-columns-repeated="2"/>
          <table:table-cell office:value-type="float" office:value="18" calcext:value-type="float">
            <text:p>18</text:p>
          </table:table-cell>
          <table:table-cell table:formula="of:=1.05*[.D19]-0.001*[.D19]*[.B19]" office:value-type="float" office:value="458.403663560207" calcext:value-type="float">
            <text:p>458</text:p>
          </table:table-cell>
          <table:table-cell table:formula="of:=0.97*[.E19]+0.0002*[.E19]*[.B19]" office:value-type="float" office:value="29.1954761490814" calcext:value-type="float">
            <text:p>29</text:p>
          </table:table-cell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 table:formula="of:=1.05*[.D20]-0.001*[.D20]*[.B20]" office:value-type="float" office:value="481.323846738217" calcext:value-type="float">
            <text:p>481</text:p>
          </table:table-cell>
          <table:table-cell table:formula="of:=0.97*[.E20]+0.0002*[.E20]*[.B20]" office:value-type="float" office:value="28.319611864609" calcext:value-type="float">
            <text:p>28</text:p>
          </table:table-cell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table:formula="of:=1.05*[.D21]-0.001*[.D21]*[.B21]" office:value-type="float" office:value="505.390039075128" calcext:value-type="float">
            <text:p>505</text:p>
          </table:table-cell>
          <table:table-cell table:formula="of:=0.97*[.E21]+0.0002*[.E21]*[.B21]" office:value-type="float" office:value="27.4700235086707" calcext:value-type="float">
            <text:p>27</text:p>
          </table:table-cell>
        </table:table-row>
        <table:table-row table:style-name="ro1">
          <table:table-cell table:number-columns-repeated="2"/>
          <table:table-cell office:value-type="float" office:value="21" calcext:value-type="float">
            <text:p>21</text:p>
          </table:table-cell>
          <table:table-cell table:formula="of:=1.05*[.D22]-0.001*[.D22]*[.B22]" office:value-type="float" office:value="530.659541028885" calcext:value-type="float">
            <text:p>531</text:p>
          </table:table-cell>
          <table:table-cell table:formula="of:=0.97*[.E22]+0.0002*[.E22]*[.B22]" office:value-type="float" office:value="26.6459228034106" calcext:value-type="float">
            <text:p>27</text:p>
          </table:table-cell>
        </table:table-row>
        <table:table-row table:style-name="ro1">
          <table:table-cell table:number-columns-repeated="2"/>
          <table:table-cell office:value-type="float" office:value="22" calcext:value-type="float">
            <text:p>22</text:p>
          </table:table-cell>
          <table:table-cell table:formula="of:=1.05*[.D23]-0.001*[.D23]*[.B23]" office:value-type="float" office:value="557.192518080329" calcext:value-type="float">
            <text:p>557</text:p>
          </table:table-cell>
          <table:table-cell table:formula="of:=0.97*[.E23]+0.0002*[.E23]*[.B23]" office:value-type="float" office:value="25.8465451193083" calcext:value-type="float">
            <text:p>26</text:p>
          </table:table-cell>
        </table:table-row>
        <table:table-row table:style-name="ro1">
          <table:table-cell table:number-columns-repeated="2"/>
          <table:table-cell office:value-type="float" office:value="23" calcext:value-type="float">
            <text:p>23</text:p>
          </table:table-cell>
          <table:table-cell table:formula="of:=1.05*[.D24]-0.001*[.D24]*[.B24]" office:value-type="float" office:value="585.052143984345" calcext:value-type="float">
            <text:p>585</text:p>
          </table:table-cell>
          <table:table-cell table:formula="of:=0.97*[.E24]+0.0002*[.E24]*[.B24]" office:value-type="float" office:value="25.071148765729" calcext:value-type="float">
            <text:p>25</text:p>
          </table:table-cell>
        </table:table-row>
        <table:table-row table:style-name="ro1">
          <table:table-cell table:number-columns-repeated="2"/>
          <table:table-cell office:value-type="float" office:value="24" calcext:value-type="float">
            <text:p>24</text:p>
          </table:table-cell>
          <table:table-cell table:formula="of:=1.05*[.D25]-0.001*[.D25]*[.B25]" office:value-type="float" office:value="614.304751183563" calcext:value-type="float">
            <text:p>614</text:p>
          </table:table-cell>
          <table:table-cell table:formula="of:=0.97*[.E25]+0.0002*[.E25]*[.B25]" office:value-type="float" office:value="24.3190143027572" calcext:value-type="float">
            <text:p>24</text:p>
          </table:table-cell>
        </table:table-row>
        <table:table-row table:style-name="ro1">
          <table:table-cell table:number-columns-repeated="2"/>
          <table:table-cell office:value-type="float" office:value="25" calcext:value-type="float">
            <text:p>25</text:p>
          </table:table-cell>
          <table:table-cell table:formula="of:=1.05*[.D26]-0.001*[.D26]*[.B26]" office:value-type="float" office:value="645.019988742741" calcext:value-type="float">
            <text:p>645</text:p>
          </table:table-cell>
          <table:table-cell table:formula="of:=0.97*[.E26]+0.0002*[.E26]*[.B26]" office:value-type="float" office:value="23.5894438736744" calcext:value-type="float">
            <text:p>24</text:p>
          </table:table-cell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  <table:table-cell table:formula="of:=1.05*[.D27]-0.001*[.D27]*[.B27]" office:value-type="float" office:value="677.270988179878" calcext:value-type="float">
            <text:p>677</text:p>
          </table:table-cell>
          <table:table-cell table:formula="of:=0.97*[.E27]+0.0002*[.E27]*[.B27]" office:value-type="float" office:value="22.8817605574642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7" calcext:value-type="float">
            <text:p>27</text:p>
          </table:table-cell>
          <table:table-cell table:formula="of:=1.05*[.D28]-0.001*[.D28]*[.B28]" office:value-type="float" office:value="711.134537588872" calcext:value-type="float">
            <text:p>711</text:p>
          </table:table-cell>
          <table:table-cell table:formula="of:=0.97*[.E28]+0.0002*[.E28]*[.B28]" office:value-type="float" office:value="22.1953077407403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28" calcext:value-type="float">
            <text:p>28</text:p>
          </table:table-cell>
          <table:table-cell table:formula="of:=1.05*[.D29]-0.001*[.D29]*[.B29]" office:value-type="float" office:value="746.691264468315" calcext:value-type="float">
            <text:p>747</text:p>
          </table:table-cell>
          <table:table-cell table:formula="of:=0.97*[.E29]+0.0002*[.E29]*[.B29]" office:value-type="float" office:value="21.5294485085181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29" calcext:value-type="float">
            <text:p>29</text:p>
          </table:table-cell>
          <table:table-cell table:formula="of:=1.05*[.D30]-0.001*[.D30]*[.B30]" office:value-type="float" office:value="784.025827691731" calcext:value-type="float">
            <text:p>784</text:p>
          </table:table-cell>
          <table:table-cell table:formula="of:=0.97*[.E30]+0.0002*[.E30]*[.B30]" office:value-type="float" office:value="20.8835650532625" calcext:value-type="float">
            <text:p>21</text:p>
          </table:table-cell>
        </table:table-row>
        <table:table-row table:style-name="ro1">
          <table:table-cell table:number-columns-repeated="2"/>
          <table:table-cell office:value-type="float" office:value="30" calcext:value-type="float">
            <text:p>30</text:p>
          </table:table-cell>
          <table:table-cell table:formula="of:=1.05*[.D31]-0.001*[.D31]*[.B31]" office:value-type="float" office:value="823.227119076318" calcext:value-type="float">
            <text:p>823</text:p>
          </table:table-cell>
          <table:table-cell table:formula="of:=0.97*[.E31]+0.0002*[.E31]*[.B31]" office:value-type="float" office:value="20.2570581016647" calcext:value-type="float">
            <text:p>20</text:p>
          </table:table-cell>
        </table:table-row>
        <table:table-row table:style-name="ro1">
          <table:table-cell table:number-columns-repeated="2"/>
          <table:table-cell office:value-type="float" office:value="31" calcext:value-type="float">
            <text:p>31</text:p>
          </table:table-cell>
          <table:table-cell table:formula="of:=1.05*[.D32]-0.001*[.D32]*[.B32]" office:value-type="float" office:value="864.388475030134" calcext:value-type="float">
            <text:p>864</text:p>
          </table:table-cell>
          <table:table-cell table:formula="of:=0.97*[.E32]+0.0002*[.E32]*[.B32]" office:value-type="float" office:value="19.6493463586147" calcext:value-type="float">
            <text:p>20</text:p>
          </table:table-cell>
        </table:table-row>
        <table:table-row table:style-name="ro1">
          <table:table-cell table:number-columns-repeated="2"/>
          <table:table-cell office:value-type="float" office:value="32" calcext:value-type="float">
            <text:p>32</text:p>
          </table:table-cell>
          <table:table-cell table:formula="of:=1.05*[.D33]-0.001*[.D33]*[.B33]" office:value-type="float" office:value="907.60789878164" calcext:value-type="float">
            <text:p>908</text:p>
          </table:table-cell>
          <table:table-cell table:formula="of:=0.97*[.E33]+0.0002*[.E33]*[.B33]" office:value-type="float" office:value="19.0598659678563" calcext:value-type="float">
            <text:p>19</text:p>
          </table:table-cell>
        </table:table-row>
        <table:table-row table:style-name="ro1">
          <table:table-cell table:number-columns-repeated="2"/>
          <table:table-cell office:value-type="float" office:value="33" calcext:value-type="float">
            <text:p>33</text:p>
          </table:table-cell>
          <table:table-cell table:formula="of:=1.05*[.D34]-0.001*[.D34]*[.B34]" office:value-type="float" office:value="952.988293720722" calcext:value-type="float">
            <text:p>953</text:p>
          </table:table-cell>
          <table:table-cell table:formula="of:=0.97*[.E34]+0.0002*[.E34]*[.B34]" office:value-type="float" office:value="18.4880699888206" calcext:value-type="float">
            <text:p>18</text:p>
          </table:table-cell>
        </table:table-row>
        <table:table-row table:style-name="ro1">
          <table:table-cell table:number-columns-repeated="2"/>
          <table:table-cell office:value-type="float" office:value="34" calcext:value-type="float">
            <text:p>34</text:p>
          </table:table-cell>
          <table:table-cell table:formula="of:=1.05*[.D35]-0.001*[.D35]*[.B35]" office:value-type="float" office:value="1000.63770840676" calcext:value-type="float">
            <text:p>1001</text:p>
          </table:table-cell>
          <table:table-cell table:formula="of:=0.97*[.E35]+0.0002*[.E35]*[.B35]" office:value-type="float" office:value="17.933427889156" calcext:value-type="float">
            <text:p>18</text:p>
          </table:table-cell>
        </table:table-row>
        <table:table-row table:style-name="ro1">
          <table:table-cell table:number-columns-repeated="2"/>
          <table:table-cell office:value-type="float" office:value="35" calcext:value-type="float">
            <text:p>35</text:p>
          </table:table-cell>
          <table:table-cell table:formula="of:=1.05*[.D36]-0.001*[.D36]*[.B36]" office:value-type="float" office:value="1050.6695938271" calcext:value-type="float">
            <text:p>1051</text:p>
          </table:table-cell>
          <table:table-cell table:formula="of:=0.97*[.E36]+0.0002*[.E36]*[.B36]" office:value-type="float" office:value="17.3954250524813" calcext:value-type="float">
            <text:p>17</text:p>
          </table:table-cell>
        </table:table-row>
        <table:table-row table:style-name="ro1">
          <table:table-cell table:number-columns-repeated="2"/>
          <table:table-cell office:value-type="float" office:value="36" calcext:value-type="float">
            <text:p>36</text:p>
          </table:table-cell>
          <table:table-cell table:formula="of:=1.05*[.D37]-0.001*[.D37]*[.B37]" office:value-type="float" office:value="1103.20307351845" calcext:value-type="float">
            <text:p>1103</text:p>
          </table:table-cell>
          <table:table-cell table:formula="of:=0.97*[.E37]+0.0002*[.E37]*[.B37]" office:value-type="float" office:value="16.8735623009069" calcext:value-type="float">
            <text:p>17</text:p>
          </table:table-cell>
        </table:table-row>
        <table:table-row table:style-name="ro1">
          <table:table-cell table:number-columns-repeated="2"/>
          <table:table-cell office:value-type="float" office:value="37" calcext:value-type="float">
            <text:p>37</text:p>
          </table:table-cell>
          <table:table-cell table:formula="of:=1.05*[.D38]-0.001*[.D38]*[.B38]" office:value-type="float" office:value="1158.36322719437" calcext:value-type="float">
            <text:p>1158</text:p>
          </table:table-cell>
          <table:table-cell table:formula="of:=0.97*[.E38]+0.0002*[.E38]*[.B38]" office:value-type="float" office:value="16.3673554318796" calcext:value-type="float">
            <text:p>16</text:p>
          </table:table-cell>
        </table:table-row>
        <table:table-row table:style-name="ro1">
          <table:table-cell table:number-columns-repeated="2"/>
          <table:table-cell office:value-type="float" office:value="38" calcext:value-type="float">
            <text:p>38</text:p>
          </table:table-cell>
          <table:table-cell table:formula="of:=1.05*[.D39]-0.001*[.D39]*[.B39]" office:value-type="float" office:value="1216.28138855409" calcext:value-type="float">
            <text:p>1216</text:p>
          </table:table-cell>
          <table:table-cell table:formula="of:=0.97*[.E39]+0.0002*[.E39]*[.B39]" office:value-type="float" office:value="15.8763347689233" calcext:value-type="float">
            <text:p>16</text:p>
          </table:table-cell>
        </table:table-row>
        <table:table-row table:style-name="ro1">
          <table:table-cell table:number-columns-repeated="2"/>
          <table:table-cell office:value-type="float" office:value="39" calcext:value-type="float">
            <text:p>39</text:p>
          </table:table-cell>
          <table:table-cell table:formula="of:=1.05*[.D40]-0.001*[.D40]*[.B40]" office:value-type="float" office:value="1277.0954579818" calcext:value-type="float">
            <text:p>1277</text:p>
          </table:table-cell>
          <table:table-cell table:formula="of:=0.97*[.E40]+0.0002*[.E40]*[.B40]" office:value-type="float" office:value="15.4000447258556" calcext:value-type="float">
            <text:p>15</text:p>
          </table:table-cell>
        </table:table-row>
        <table:table-row table:style-name="ro1">
          <table:table-cell table:number-columns-repeated="2"/>
          <table:table-cell office:value-type="float" office:value="40" calcext:value-type="float">
            <text:p>40</text:p>
          </table:table-cell>
          <table:table-cell table:formula="of:=1.05*[.D41]-0.001*[.D41]*[.B41]" office:value-type="float" office:value="1340.95023088089" calcext:value-type="float">
            <text:p>1341</text:p>
          </table:table-cell>
          <table:table-cell table:formula="of:=0.97*[.E41]+0.0002*[.E41]*[.B41]" office:value-type="float" office:value="14.9380433840799" calcext:value-type="float">
            <text:p>15</text:p>
          </table:table-cell>
        </table:table-row>
        <table:table-row table:style-name="ro1">
          <table:table-cell table:number-columns-repeated="2"/>
          <table:table-cell office:value-type="float" office:value="41" calcext:value-type="float">
            <text:p>41</text:p>
          </table:table-cell>
          <table:table-cell table:formula="of:=1.05*[.D42]-0.001*[.D42]*[.B42]" office:value-type="float" office:value="1407.99774242493" calcext:value-type="float">
            <text:p>1408</text:p>
          </table:table-cell>
          <table:table-cell table:formula="of:=0.97*[.E42]+0.0002*[.E42]*[.B42]" office:value-type="float" office:value="14.4899020825575" calcext:value-type="float">
            <text:p>14</text:p>
          </table:table-cell>
        </table:table-row>
        <table:table-row table:style-name="ro1">
          <table:table-cell table:number-columns-repeated="2"/>
          <table:table-cell office:value-type="float" office:value="42" calcext:value-type="float">
            <text:p>42</text:p>
          </table:table-cell>
          <table:table-cell table:formula="of:=1.05*[.D43]-0.001*[.D43]*[.B43]" office:value-type="float" office:value="1478.39762954618" calcext:value-type="float">
            <text:p>1478</text:p>
          </table:table-cell>
          <table:table-cell table:formula="of:=0.97*[.E43]+0.0002*[.E43]*[.B43]" office:value-type="float" office:value="14.0552050200808" calcext:value-type="float">
            <text:p>14</text:p>
          </table:table-cell>
        </table:table-row>
        <table:table-row table:style-name="ro1">
          <table:table-cell table:number-columns-repeated="2"/>
          <table:table-cell office:value-type="float" office:value="43" calcext:value-type="float">
            <text:p>43</text:p>
          </table:table-cell>
          <table:table-cell table:formula="of:=1.05*[.D44]-0.001*[.D44]*[.B44]" office:value-type="float" office:value="1552.31751102349" calcext:value-type="float">
            <text:p>1552</text:p>
          </table:table-cell>
          <table:table-cell table:formula="of:=0.97*[.E44]+0.0002*[.E44]*[.B44]" office:value-type="float" office:value="13.6335488694783" calcext:value-type="float">
            <text:p>14</text:p>
          </table:table-cell>
        </table:table-row>
        <table:table-row table:style-name="ro1">
          <table:table-cell table:number-columns-repeated="2"/>
          <table:table-cell office:value-type="float" office:value="44" calcext:value-type="float">
            <text:p>44</text:p>
          </table:table-cell>
          <table:table-cell table:formula="of:=1.05*[.D45]-0.001*[.D45]*[.B45]" office:value-type="float" office:value="1629.93338657466" calcext:value-type="float">
            <text:p>1630</text:p>
          </table:table-cell>
          <table:table-cell table:formula="of:=0.97*[.E45]+0.0002*[.E45]*[.B45]" office:value-type="float" office:value="13.224542403394" calcext:value-type="float">
            <text:p>13</text:p>
          </table:table-cell>
        </table:table-row>
        <table:table-row table:style-name="ro1">
          <table:table-cell table:number-columns-repeated="2"/>
          <table:table-cell office:value-type="float" office:value="45" calcext:value-type="float">
            <text:p>45</text:p>
          </table:table-cell>
          <table:table-cell table:formula="of:=1.05*[.D46]-0.001*[.D46]*[.B46]" office:value-type="float" office:value="1711.4300559034" calcext:value-type="float">
            <text:p>1711</text:p>
          </table:table-cell>
          <table:table-cell table:formula="of:=0.97*[.E46]+0.0002*[.E46]*[.B46]" office:value-type="float" office:value="12.8278061312922" calcext:value-type="float">
            <text:p>13</text:p>
          </table:table-cell>
        </table:table-row>
        <table:table-row table:style-name="ro1">
          <table:table-cell table:number-columns-repeated="2"/>
          <table:table-cell office:value-type="float" office:value="46" calcext:value-type="float">
            <text:p>46</text:p>
          </table:table-cell>
          <table:table-cell table:formula="of:=1.05*[.D47]-0.001*[.D47]*[.B47]" office:value-type="float" office:value="1797.00155869856" calcext:value-type="float">
            <text:p>1797</text:p>
          </table:table-cell>
          <table:table-cell table:formula="of:=0.97*[.E47]+0.0002*[.E47]*[.B47]" office:value-type="float" office:value="12.4429719473534" calcext:value-type="float">
            <text:p>12</text:p>
          </table:table-cell>
        </table:table-row>
        <table:table-row table:style-name="ro1">
          <table:table-cell table:number-columns-repeated="2"/>
          <table:table-cell office:value-type="float" office:value="47" calcext:value-type="float">
            <text:p>47</text:p>
          </table:table-cell>
          <table:table-cell table:formula="of:=1.05*[.D48]-0.001*[.D48]*[.B48]" office:value-type="float" office:value="1886.85163663349" calcext:value-type="float">
            <text:p>1887</text:p>
          </table:table-cell>
          <table:table-cell table:formula="of:=0.97*[.E48]+0.0002*[.E48]*[.B48]" office:value-type="float" office:value="12.0696827889328" calcext:value-type="float">
            <text:p>12</text:p>
          </table:table-cell>
        </table:table-row>
        <table:table-row table:style-name="ro1">
          <table:table-cell table:number-columns-repeated="2"/>
          <table:table-cell office:value-type="float" office:value="48" calcext:value-type="float">
            <text:p>48</text:p>
          </table:table-cell>
          <table:table-cell table:formula="of:=1.05*[.D49]-0.001*[.D49]*[.B49]" office:value-type="float" office:value="1981.19421846517" calcext:value-type="float">
            <text:p>1981</text:p>
          </table:table-cell>
          <table:table-cell table:formula="of:=0.97*[.E49]+0.0002*[.E49]*[.B49]" office:value-type="float" office:value="11.7075923052648" calcext:value-type="float">
            <text:p>12</text:p>
          </table:table-cell>
        </table:table-row>
        <table:table-row table:style-name="ro1">
          <table:table-cell table:number-columns-repeated="2"/>
          <table:table-cell office:value-type="float" office:value="49" calcext:value-type="float">
            <text:p>49</text:p>
          </table:table-cell>
          <table:table-cell table:formula="of:=1.05*[.D50]-0.001*[.D50]*[.B50]" office:value-type="float" office:value="2080.25392938843" calcext:value-type="float">
            <text:p>2080</text:p>
          </table:table-cell>
          <table:table-cell table:formula="of:=0.97*[.E50]+0.0002*[.E50]*[.B50]" office:value-type="float" office:value="11.3563645361069" calcext:value-type="float">
            <text:p>11</text:p>
          </table:table-cell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table:formula="of:=1.05*[.D51]-0.001*[.D51]*[.B51]" office:value-type="float" office:value="2184.26662585785" calcext:value-type="float">
            <text:p>2184</text:p>
          </table:table-cell>
          <table:table-cell table:formula="of:=0.97*[.E51]+0.0002*[.E51]*[.B51]" office:value-type="float" office:value="11.0156736000237" calcext:value-type="float">
            <text:p>11</text:p>
          </table:table-cell>
        </table:table-row>
        <table:table-row table:style-name="ro1">
          <table:table-cell table:number-columns-repeated="2"/>
          <table:table-cell office:value-type="float" office:value="51" calcext:value-type="float">
            <text:p>51</text:p>
          </table:table-cell>
          <table:table-cell table:formula="of:=1.05*[.D52]-0.001*[.D52]*[.B52]" office:value-type="float" office:value="2293.47995715074" calcext:value-type="float">
            <text:p>2293</text:p>
          </table:table-cell>
          <table:table-cell table:formula="of:=0.97*[.E52]+0.0002*[.E52]*[.B52]" office:value-type="float" office:value="10.685203392023" calcext:value-type="float">
            <text:p>11</text:p>
          </table:table-cell>
        </table:table-row>
        <table:table-row table:style-name="ro1">
          <table:table-cell table:number-columns-repeated="2"/>
          <table:table-cell office:value-type="float" office:value="52" calcext:value-type="float">
            <text:p>52</text:p>
          </table:table-cell>
          <table:table-cell table:formula="of:=1.05*[.D53]-0.001*[.D53]*[.B53]" office:value-type="float" office:value="2408.15395500828" calcext:value-type="float">
            <text:p>2408</text:p>
          </table:table-cell>
          <table:table-cell table:formula="of:=0.97*[.E53]+0.0002*[.E53]*[.B53]" office:value-type="float" office:value="10.3646472902623" calcext:value-type="float">
            <text:p>10</text:p>
          </table:table-cell>
        </table:table-row>
        <table:table-row table:style-name="ro1">
          <table:table-cell table:number-columns-repeated="2"/>
          <table:table-cell office:value-type="float" office:value="53" calcext:value-type="float">
            <text:p>53</text:p>
          </table:table-cell>
          <table:table-cell table:formula="of:=1.05*[.D54]-0.001*[.D54]*[.B54]" office:value-type="float" office:value="2528.56165275869" calcext:value-type="float">
            <text:p>2529</text:p>
          </table:table-cell>
          <table:table-cell table:formula="of:=0.97*[.E54]+0.0002*[.E54]*[.B54]" office:value-type="float" office:value="10.0537078715544" calcext:value-type="float">
            <text:p>10</text:p>
          </table:table-cell>
        </table:table-row>
        <table:table-row table:style-name="ro1">
          <table:table-cell table:number-columns-repeated="2"/>
          <table:table-cell office:value-type="float" office:value="54" calcext:value-type="float">
            <text:p>54</text:p>
          </table:table-cell>
          <table:table-cell table:formula="of:=1.05*[.D55]-0.001*[.D55]*[.B55]" office:value-type="float" office:value="2654.98973539663" calcext:value-type="float">
            <text:p>2655</text:p>
          </table:table-cell>
          <table:table-cell table:formula="of:=0.97*[.E55]+0.0002*[.E55]*[.B55]" office:value-type="float" office:value="9.75209663540777" calcext:value-type="float">
            <text:p>10</text:p>
          </table:table-cell>
        </table:table-row>
        <table:table-row table:style-name="ro1">
          <table:table-cell table:number-columns-repeated="2"/>
          <table:table-cell office:value-type="float" office:value="55" calcext:value-type="float">
            <text:p>55</text:p>
          </table:table-cell>
          <table:table-cell table:formula="of:=1.05*[.D56]-0.001*[.D56]*[.B56]" office:value-type="float" office:value="2787.73922216646" calcext:value-type="float">
            <text:p>2788</text:p>
          </table:table-cell>
          <table:table-cell table:formula="of:=0.97*[.E56]+0.0002*[.E56]*[.B56]" office:value-type="float" office:value="9.45953373634554" calcext:value-type="float">
            <text:p>9</text:p>
          </table:table-cell>
        </table:table-row>
        <table:table-row table:style-name="ro1">
          <table:table-cell table:number-columns-repeated="2"/>
          <table:table-cell office:value-type="float" office:value="56" calcext:value-type="float">
            <text:p>56</text:p>
          </table:table-cell>
          <table:table-cell table:formula="of:=1.05*[.D57]-0.001*[.D57]*[.B57]" office:value-type="float" office:value="2927.12618327478" calcext:value-type="float">
            <text:p>2927</text:p>
          </table:table-cell>
          <table:table-cell table:formula="of:=0.97*[.E57]+0.0002*[.E57]*[.B57]" office:value-type="float" office:value="9.17574772425517" calcext:value-type="float">
            <text:p>9</text:p>
          </table:table-cell>
        </table:table-row>
        <table:table-row table:style-name="ro1">
          <table:table-cell table:number-columns-repeated="2"/>
          <table:table-cell office:value-type="float" office:value="57" calcext:value-type="float">
            <text:p>57</text:p>
          </table:table-cell>
          <table:table-cell table:formula="of:=1.05*[.D58]-0.001*[.D58]*[.B58]" office:value-type="float" office:value="3073.48249243852" calcext:value-type="float">
            <text:p>3073</text:p>
          </table:table-cell>
          <table:table-cell table:formula="of:=0.97*[.E58]+0.0002*[.E58]*[.B58]" office:value-type="float" office:value="8.90047529252752" calcext:value-type="float">
            <text:p>9</text:p>
          </table:table-cell>
        </table:table-row>
        <table:table-row table:style-name="ro1">
          <table:table-cell table:number-columns-repeated="2"/>
          <table:table-cell office:value-type="float" office:value="58" calcext:value-type="float">
            <text:p>58</text:p>
          </table:table-cell>
          <table:table-cell table:formula="of:=1.05*[.D59]-0.001*[.D59]*[.B59]" office:value-type="float" office:value="3227.15661706045" calcext:value-type="float">
            <text:p>3227</text:p>
          </table:table-cell>
          <table:table-cell table:formula="of:=0.97*[.E59]+0.0002*[.E59]*[.B59]" office:value-type="float" office:value="8.63346103375169" calcext:value-type="float">
            <text:p>9</text:p>
          </table:table-cell>
        </table:table-row>
        <table:table-row table:style-name="ro1">
          <table:table-cell table:number-columns-repeated="2"/>
          <table:table-cell office:value-type="float" office:value="59" calcext:value-type="float">
            <text:p>59</text:p>
          </table:table-cell>
          <table:table-cell table:formula="of:=1.05*[.D60]-0.001*[.D60]*[.B60]" office:value-type="float" office:value="3388.51444791347" calcext:value-type="float">
            <text:p>3389</text:p>
          </table:table-cell>
          <table:table-cell table:formula="of:=0.97*[.E60]+0.0002*[.E60]*[.B60]" office:value-type="float" office:value="8.37445720273914" calcext:value-type="float">
            <text:p>8</text:p>
          </table:table-cell>
        </table:table-row>
        <table:table-row table:style-name="ro1">
          <table:table-cell table:number-columns-repeated="2"/>
          <table:table-cell office:value-type="float" office:value="60" calcext:value-type="float">
            <text:p>60</text:p>
          </table:table-cell>
          <table:table-cell table:formula="of:=1.05*[.D61]-0.001*[.D61]*[.B61]" office:value-type="float" office:value="3557.94017030914" calcext:value-type="float">
            <text:p>3558</text:p>
          </table:table-cell>
          <table:table-cell table:formula="of:=0.97*[.E61]+0.0002*[.E61]*[.B61]" office:value-type="float" office:value="8.12322348665697" calcext:value-type="float">
            <text:p>8</text:p>
          </table:table-cell>
        </table:table-row>
        <table:table-row table:style-name="ro1">
          <table:table-cell table:number-columns-repeated="2"/>
          <table:table-cell office:value-type="float" office:value="61" calcext:value-type="float">
            <text:p>61</text:p>
          </table:table-cell>
          <table:table-cell table:formula="of:=1.05*[.D62]-0.001*[.D62]*[.B62]" office:value-type="float" office:value="3735.8371788246" calcext:value-type="float">
            <text:p>3736</text:p>
          </table:table-cell>
          <table:table-cell table:formula="of:=0.97*[.E62]+0.0002*[.E62]*[.B62]" office:value-type="float" office:value="7.87952678205726" calcext:value-type="float">
            <text:p>8</text:p>
          </table:table-cell>
        </table:table-row>
        <table:table-row table:style-name="ro1">
          <table:table-cell table:number-columns-repeated="2"/>
          <table:table-cell office:value-type="float" office:value="62" calcext:value-type="float">
            <text:p>62</text:p>
          </table:table-cell>
          <table:table-cell table:formula="of:=1.05*[.D63]-0.001*[.D63]*[.B63]" office:value-type="float" office:value="3922.62903776583" calcext:value-type="float">
            <text:p>3923</text:p>
          </table:table-cell>
          <table:table-cell table:formula="of:=0.97*[.E63]+0.0002*[.E63]*[.B63]" office:value-type="float" office:value="7.64314097859554" calcext:value-type="float">
            <text:p>8</text:p>
          </table:table-cell>
        </table:table-row>
        <table:table-row table:style-name="ro1">
          <table:table-cell table:number-columns-repeated="2"/>
          <table:table-cell office:value-type="float" office:value="63" calcext:value-type="float">
            <text:p>63</text:p>
          </table:table-cell>
          <table:table-cell table:formula="of:=1.05*[.D64]-0.001*[.D64]*[.B64]" office:value-type="float" office:value="4118.76048965412" calcext:value-type="float">
            <text:p>4119</text:p>
          </table:table-cell>
          <table:table-cell table:formula="of:=0.97*[.E64]+0.0002*[.E64]*[.B64]" office:value-type="float" office:value="7.41384674923767" calcext:value-type="float">
            <text:p>7</text:p>
          </table:table-cell>
        </table:table-row>
        <table:table-row table:style-name="ro1">
          <table:table-cell table:number-columns-repeated="2"/>
          <table:table-cell office:value-type="float" office:value="64" calcext:value-type="float">
            <text:p>64</text:p>
          </table:table-cell>
          <table:table-cell table:formula="of:=1.05*[.D65]-0.001*[.D65]*[.B65]" office:value-type="float" office:value="4324.69851413683" calcext:value-type="float">
            <text:p>4325</text:p>
          </table:table-cell>
          <table:table-cell table:formula="of:=0.97*[.E65]+0.0002*[.E65]*[.B65]" office:value-type="float" office:value="7.19143134676054" calcext:value-type="float">
            <text:p>7</text:p>
          </table:table-cell>
        </table:table-row>
        <table:table-row table:style-name="ro1">
          <table:table-cell table:number-columns-repeated="2"/>
          <table:table-cell office:value-type="float" office:value="65" calcext:value-type="float">
            <text:p>65</text:p>
          </table:table-cell>
          <table:table-cell table:formula="of:=1.05*[.D66]-0.001*[.D66]*[.B66]" office:value-type="float" office:value="4540.93343984367" calcext:value-type="float">
            <text:p>4541</text:p>
          </table:table-cell>
          <table:table-cell table:formula="of:=0.97*[.E66]+0.0002*[.E66]*[.B66]" office:value-type="float" office:value="6.97568840635773" calcext:value-type="float">
            <text:p>7</text:p>
          </table:table-cell>
        </table:table-row>
        <table:table-row table:style-name="ro1">
          <table:table-cell table:number-columns-repeated="2"/>
          <table:table-cell office:value-type="float" office:value="66" calcext:value-type="float">
            <text:p>66</text:p>
          </table:table-cell>
          <table:table-cell table:formula="of:=1.05*[.D67]-0.001*[.D67]*[.B67]" office:value-type="float" office:value="4767.98011183585" calcext:value-type="float">
            <text:p>4768</text:p>
          </table:table-cell>
          <table:table-cell table:formula="of:=0.97*[.E67]+0.0002*[.E67]*[.B67]" office:value-type="float" office:value="6.76641775416699" calcext:value-type="float">
            <text:p>7</text:p>
          </table:table-cell>
        </table:table-row>
        <table:table-row table:style-name="ro1">
          <table:table-cell table:number-columns-repeated="2"/>
          <table:table-cell office:value-type="float" office:value="67" calcext:value-type="float">
            <text:p>67</text:p>
          </table:table-cell>
          <table:table-cell table:formula="of:=1.05*[.D68]-0.001*[.D68]*[.B68]" office:value-type="float" office:value="5006.37911742764" calcext:value-type="float">
            <text:p>5006</text:p>
          </table:table-cell>
          <table:table-cell table:formula="of:=0.97*[.E68]+0.0002*[.E68]*[.B68]" office:value-type="float" office:value="6.56342522154198" calcext:value-type="float">
            <text:p>7</text:p>
          </table:table-cell>
        </table:table-row>
        <table:table-row table:style-name="ro1">
          <table:table-cell table:number-columns-repeated="2"/>
          <table:table-cell office:value-type="float" office:value="68" calcext:value-type="float">
            <text:p>68</text:p>
          </table:table-cell>
          <table:table-cell table:formula="of:=1.05*[.D69]-0.001*[.D69]*[.B69]" office:value-type="float" office:value="5256.69807329903" calcext:value-type="float">
            <text:p>5257</text:p>
          </table:table-cell>
          <table:table-cell table:formula="of:=0.97*[.E69]+0.0002*[.E69]*[.B69]" office:value-type="float" office:value="6.36652246489572" calcext:value-type="float">
            <text:p>6</text:p>
          </table:table-cell>
        </table:table-row>
        <table:table-row table:style-name="ro1">
          <table:table-cell table:number-columns-repeated="2"/>
          <table:table-cell office:value-type="float" office:value="69" calcext:value-type="float">
            <text:p>69</text:p>
          </table:table-cell>
          <table:table-cell table:formula="of:=1.05*[.D70]-0.001*[.D70]*[.B70]" office:value-type="float" office:value="5519.53297696398" calcext:value-type="float">
            <text:p>5520</text:p>
          </table:table-cell>
          <table:table-cell table:formula="of:=0.97*[.E70]+0.0002*[.E70]*[.B70]" office:value-type="float" office:value="6.17552679094885" calcext:value-type="float">
            <text:p>6</text:p>
          </table:table-cell>
        </table:table-row>
        <table:table-row table:style-name="ro1">
          <table:table-cell table:number-columns-repeated="2"/>
          <table:table-cell office:value-type="float" office:value="70" calcext:value-type="float">
            <text:p>70</text:p>
          </table:table-cell>
          <table:table-cell table:formula="of:=1.05*[.D71]-0.001*[.D71]*[.B71]" office:value-type="float" office:value="5795.50962581218" calcext:value-type="float">
            <text:p>5796</text:p>
          </table:table-cell>
          <table:table-cell table:formula="of:=0.97*[.E71]+0.0002*[.E71]*[.B71]" office:value-type="float" office:value="5.99026098722039" calcext:value-type="float">
            <text:p>6</text:p>
          </table:table-cell>
        </table:table-row>
        <table:table-row table:style-name="ro1">
          <table:table-cell table:number-columns-repeated="2"/>
          <table:table-cell office:value-type="float" office:value="71" calcext:value-type="float">
            <text:p>71</text:p>
          </table:table-cell>
          <table:table-cell table:formula="of:=1.05*[.D72]-0.001*[.D72]*[.B72]" office:value-type="float" office:value="6085.28510710279" calcext:value-type="float">
            <text:p>6085</text:p>
          </table:table-cell>
          <table:table-cell table:formula="of:=0.97*[.E72]+0.0002*[.E72]*[.B72]" office:value-type="float" office:value="5.81055315760378" calcext:value-type="float">
            <text:p>6</text:p>
          </table:table-cell>
        </table:table-row>
        <table:table-row table:style-name="ro1">
          <table:table-cell table:number-columns-repeated="2"/>
          <table:table-cell office:value-type="float" office:value="72" calcext:value-type="float">
            <text:p>72</text:p>
          </table:table-cell>
          <table:table-cell table:formula="of:=1.05*[.D73]-0.001*[.D73]*[.B73]" office:value-type="float" office:value="6389.54936245793" calcext:value-type="float">
            <text:p>6390</text:p>
          </table:table-cell>
          <table:table-cell table:formula="of:=0.97*[.E73]+0.0002*[.E73]*[.B73]" office:value-type="float" office:value="5.63623656287566" calcext:value-type="float">
            <text:p>6</text:p>
          </table:table-cell>
        </table:table-row>
        <table:table-row table:style-name="ro1">
          <table:table-cell table:number-columns-repeated="2"/>
          <table:table-cell office:value-type="float" office:value="73" calcext:value-type="float">
            <text:p>73</text:p>
          </table:table-cell>
          <table:table-cell table:formula="of:=1.05*[.D74]-0.001*[.D74]*[.B74]" office:value-type="float" office:value="6709.02683058082" calcext:value-type="float">
            <text:p>6709</text:p>
          </table:table-cell>
          <table:table-cell table:formula="of:=0.97*[.E74]+0.0002*[.E74]*[.B74]" office:value-type="float" office:value="5.46714946598939" calcext:value-type="float">
            <text:p>5</text:p>
          </table:table-cell>
        </table:table-row>
        <table:table-row table:style-name="ro1">
          <table:table-cell table:number-columns-repeated="2"/>
          <table:table-cell office:value-type="float" office:value="74" calcext:value-type="float">
            <text:p>74</text:p>
          </table:table-cell>
          <table:table-cell table:formula="of:=1.05*[.D75]-0.001*[.D75]*[.B75]" office:value-type="float" office:value="7044.47817210986" calcext:value-type="float">
            <text:p>7044</text:p>
          </table:table-cell>
          <table:table-cell table:formula="of:=0.97*[.E75]+0.0002*[.E75]*[.B75]" office:value-type="float" office:value="5.30313498200971" calcext:value-type="float">
            <text:p>5</text:p>
          </table:table-cell>
        </table:table-row>
        <table:table-row table:style-name="ro1">
          <table:table-cell table:number-columns-repeated="2"/>
          <table:table-cell office:value-type="float" office:value="75" calcext:value-type="float">
            <text:p>75</text:p>
          </table:table-cell>
          <table:table-cell table:formula="of:=1.05*[.D76]-0.001*[.D76]*[.B76]" office:value-type="float" office:value="7396.70208071536" calcext:value-type="float">
            <text:p>7397</text:p>
          </table:table-cell>
          <table:table-cell table:formula="of:=0.97*[.E76]+0.0002*[.E76]*[.B76]" office:value-type="float" office:value="5.14404093254942" calcext:value-type="float">
            <text:p>5</text:p>
          </table:table-cell>
        </table:table-row>
        <table:table-row table:style-name="ro1">
          <table:table-cell table:number-columns-repeated="2"/>
          <table:table-cell office:value-type="float" office:value="76" calcext:value-type="float">
            <text:p>76</text:p>
          </table:table-cell>
          <table:table-cell table:formula="of:=1.05*[.D77]-0.001*[.D77]*[.B77]" office:value-type="float" office:value="7766.53718475113" calcext:value-type="float">
            <text:p>7767</text:p>
          </table:table-cell>
          <table:table-cell table:formula="of:=0.97*[.E77]+0.0002*[.E77]*[.B77]" office:value-type="float" office:value="4.98971970457294" calcext:value-type="float">
            <text:p>5</text:p>
          </table:table-cell>
        </table:table-row>
        <table:table-row table:style-name="ro1">
          <table:table-cell table:number-columns-repeated="2"/>
          <table:table-cell office:value-type="float" office:value="77" calcext:value-type="float">
            <text:p>77</text:p>
          </table:table-cell>
          <table:table-cell table:formula="of:=1.05*[.D78]-0.001*[.D78]*[.B78]" office:value-type="float" office:value="8154.86404398868" calcext:value-type="float">
            <text:p>8155</text:p>
          </table:table-cell>
          <table:table-cell table:formula="of:=0.97*[.E78]+0.0002*[.E78]*[.B78]" office:value-type="float" office:value="4.84002811343575" calcext:value-type="float">
            <text:p>5</text:p>
          </table:table-cell>
        </table:table-row>
        <table:table-row table:style-name="ro1">
          <table:table-cell table:number-columns-repeated="2"/>
          <table:table-cell office:value-type="float" office:value="78" calcext:value-type="float">
            <text:p>78</text:p>
          </table:table-cell>
          <table:table-cell table:formula="of:=1.05*[.D79]-0.001*[.D79]*[.B79]" office:value-type="float" office:value="8562.60724618812" calcext:value-type="float">
            <text:p>8563</text:p>
          </table:table-cell>
          <table:table-cell table:formula="of:=0.97*[.E79]+0.0002*[.E79]*[.B79]" office:value-type="float" office:value="4.69482727003268" calcext:value-type="float">
            <text:p>5</text:p>
          </table:table-cell>
        </table:table-row>
        <table:table-row table:style-name="ro1">
          <table:table-cell table:number-columns-repeated="2"/>
          <table:table-cell office:value-type="float" office:value="79" calcext:value-type="float">
            <text:p>79</text:p>
          </table:table-cell>
          <table:table-cell table:formula="of:=1.05*[.D80]-0.001*[.D80]*[.B80]" office:value-type="float" office:value="8990.73760849752" calcext:value-type="float">
            <text:p>8991</text:p>
          </table:table-cell>
          <table:table-cell table:formula="of:=0.97*[.E80]+0.0002*[.E80]*[.B80]" office:value-type="float" office:value="4.5539824519317" calcext:value-type="float">
            <text:p>5</text:p>
          </table:table-cell>
        </table:table-row>
        <table:table-row table:style-name="ro1">
          <table:table-cell table:number-columns-repeated="2"/>
          <table:table-cell office:value-type="float" office:value="80" calcext:value-type="float">
            <text:p>80</text:p>
          </table:table-cell>
          <table:table-cell table:formula="of:=1.05*[.D81]-0.001*[.D81]*[.B81]" office:value-type="float" office:value="9440.2744889224" calcext:value-type="float">
            <text:p>9440</text:p>
          </table:table-cell>
          <table:table-cell table:formula="of:=0.97*[.E81]+0.0002*[.E81]*[.B81]" office:value-type="float" office:value="4.41736297837375" calcext:value-type="float">
            <text:p>4</text:p>
          </table:table-cell>
        </table:table-row>
        <table:table-row table:style-name="ro1">
          <table:table-cell table:number-columns-repeated="2"/>
          <table:table-cell office:value-type="float" office:value="81" calcext:value-type="float">
            <text:p>81</text:p>
          </table:table-cell>
          <table:table-cell table:formula="of:=1.05*[.D82]-0.001*[.D82]*[.B82]" office:value-type="float" office:value="9912.28821336852" calcext:value-type="float">
            <text:p>9912</text:p>
          </table:table-cell>
          <table:table-cell table:formula="of:=0.97*[.E82]+0.0002*[.E82]*[.B82]" office:value-type="float" office:value="4.28484208902253" calcext:value-type="float">
            <text:p>4</text:p>
          </table:table-cell>
        </table:table-row>
        <table:table-row table:style-name="ro1">
          <table:table-cell table:number-columns-repeated="2"/>
          <table:table-cell office:value-type="float" office:value="82" calcext:value-type="float">
            <text:p>82</text:p>
          </table:table-cell>
          <table:table-cell table:formula="of:=1.05*[.D83]-0.001*[.D83]*[.B83]" office:value-type="float" office:value="10407.9026240369" calcext:value-type="float">
            <text:p>10408</text:p>
          </table:table-cell>
          <table:table-cell table:formula="of:=0.97*[.E83]+0.0002*[.E83]*[.B83]" office:value-type="float" office:value="4.15629682635186" calcext:value-type="float">
            <text:p>4</text:p>
          </table:table-cell>
        </table:table-row>
        <table:table-row table:style-name="ro1">
          <table:table-cell table:number-columns-repeated="2"/>
          <table:table-cell office:value-type="float" office:value="83" calcext:value-type="float">
            <text:p>83</text:p>
          </table:table-cell>
          <table:table-cell table:formula="of:=1.05*[.D84]-0.001*[.D84]*[.B84]" office:value-type="float" office:value="10928.2977552388" calcext:value-type="float">
            <text:p>10928</text:p>
          </table:table-cell>
          <table:table-cell table:formula="of:=0.97*[.E84]+0.0002*[.E84]*[.B84]" office:value-type="float" office:value="4.0316079215613" calcext:value-type="float">
            <text:p>4</text:p>
          </table:table-cell>
        </table:table-row>
        <table:table-row table:style-name="ro1">
          <table:table-cell table:number-columns-repeated="2"/>
          <table:table-cell office:value-type="float" office:value="84" calcext:value-type="float">
            <text:p>84</text:p>
          </table:table-cell>
          <table:table-cell table:formula="of:=1.05*[.D85]-0.001*[.D85]*[.B85]" office:value-type="float" office:value="11474.7126430007" calcext:value-type="float">
            <text:p>11475</text:p>
          </table:table-cell>
          <table:table-cell table:formula="of:=0.97*[.E85]+0.0002*[.E85]*[.B85]" office:value-type="float" office:value="3.91065968391446" calcext:value-type="float">
            <text:p>4</text:p>
          </table:table-cell>
        </table:table-row>
        <table:table-row table:style-name="ro1">
          <table:table-cell table:number-columns-repeated="2"/>
          <table:table-cell office:value-type="float" office:value="85" calcext:value-type="float">
            <text:p>85</text:p>
          </table:table-cell>
          <table:table-cell table:formula="of:=1.05*[.D86]-0.001*[.D86]*[.B86]" office:value-type="float" office:value="12048.4482751508" calcext:value-type="float">
            <text:p>12048</text:p>
          </table:table-cell>
          <table:table-cell table:formula="of:=0.97*[.E86]+0.0002*[.E86]*[.B86]" office:value-type="float" office:value="3.79333989339703" calcext:value-type="float">
            <text:p>4</text:p>
          </table:table-cell>
        </table:table-row>
        <table:table-row table:style-name="ro1">
          <table:table-cell table:number-columns-repeated="2"/>
          <table:table-cell office:value-type="float" office:value="86" calcext:value-type="float">
            <text:p>86</text:p>
          </table:table-cell>
          <table:table-cell table:formula="of:=1.05*[.D87]-0.001*[.D87]*[.B87]" office:value-type="float" office:value="12650.8706889083" calcext:value-type="float">
            <text:p>12651</text:p>
          </table:table-cell>
          <table:table-cell table:formula="of:=0.97*[.E87]+0.0002*[.E87]*[.B87]" office:value-type="float" office:value="3.67953969659512" calcext:value-type="float">
            <text:p>4</text:p>
          </table:table-cell>
        </table:table-row>
        <table:table-row table:style-name="ro1">
          <table:table-cell table:number-columns-repeated="2"/>
          <table:table-cell office:value-type="float" office:value="87" calcext:value-type="float">
            <text:p>87</text:p>
          </table:table-cell>
          <table:table-cell table:formula="of:=1.05*[.D88]-0.001*[.D88]*[.B88]" office:value-type="float" office:value="13283.4142233537" calcext:value-type="float">
            <text:p>13283</text:p>
          </table:table-cell>
          <table:table-cell table:formula="of:=0.97*[.E88]+0.0002*[.E88]*[.B88]" office:value-type="float" office:value="3.56915350569726" calcext:value-type="float">
            <text:p>4</text:p>
          </table:table-cell>
        </table:table-row>
        <table:table-row table:style-name="ro1">
          <table:table-cell table:number-columns-repeated="2"/>
          <table:table-cell office:value-type="float" office:value="88" calcext:value-type="float">
            <text:p>88</text:p>
          </table:table-cell>
          <table:table-cell table:formula="of:=1.05*[.D89]-0.001*[.D89]*[.B89]" office:value-type="float" office:value="13947.5849345214" calcext:value-type="float">
            <text:p>13948</text:p>
          </table:table-cell>
          <table:table-cell table:formula="of:=0.97*[.E89]+0.0002*[.E89]*[.B89]" office:value-type="float" office:value="3.46207890052634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89" calcext:value-type="float">
            <text:p>89</text:p>
          </table:table-cell>
          <table:table-cell table:formula="of:=1.05*[.D90]-0.001*[.D90]*[.B90]" office:value-type="float" office:value="14644.9641812475" calcext:value-type="float">
            <text:p>14645</text:p>
          </table:table-cell>
          <table:table-cell table:formula="of:=0.97*[.E90]+0.0002*[.E90]*[.B90]" office:value-type="float" office:value="3.35821653351055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90" calcext:value-type="float">
            <text:p>90</text:p>
          </table:table-cell>
          <table:table-cell table:formula="of:=1.05*[.D91]-0.001*[.D91]*[.B91]" office:value-type="float" office:value="15377.2123903099" calcext:value-type="float">
            <text:p>15377</text:p>
          </table:table-cell>
          <table:table-cell table:formula="of:=0.97*[.E91]+0.0002*[.E91]*[.B91]" office:value-type="float" office:value="3.25747003750524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91" calcext:value-type="float">
            <text:p>91</text:p>
          </table:table-cell>
          <table:table-cell table:formula="of:=1.05*[.D92]-0.001*[.D92]*[.B92]" office:value-type="float" office:value="16146.0730098254" calcext:value-type="float">
            <text:p>16146</text:p>
          </table:table-cell>
          <table:table-cell table:formula="of:=0.97*[.E92]+0.0002*[.E92]*[.B92]" office:value-type="float" office:value="3.15974593638008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92" calcext:value-type="float">
            <text:p>92</text:p>
          </table:table-cell>
          <table:table-cell table:formula="of:=1.05*[.D93]-0.001*[.D93]*[.B93]" office:value-type="float" office:value="16953.3766603166" calcext:value-type="float">
            <text:p>16953</text:p>
          </table:table-cell>
          <table:table-cell table:formula="of:=0.97*[.E93]+0.0002*[.E93]*[.B93]" office:value-type="float" office:value="3.06495355828868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93" calcext:value-type="float">
            <text:p>93</text:p>
          </table:table-cell>
          <table:table-cell table:formula="of:=1.05*[.D94]-0.001*[.D94]*[.B94]" office:value-type="float" office:value="17801.0454933325" calcext:value-type="float">
            <text:p>17801</text:p>
          </table:table-cell>
          <table:table-cell table:formula="of:=0.97*[.E94]+0.0002*[.E94]*[.B94]" office:value-type="float" office:value="2.97300495154002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94" calcext:value-type="float">
            <text:p>94</text:p>
          </table:table-cell>
          <table:table-cell table:formula="of:=1.05*[.D95]-0.001*[.D95]*[.B95]" office:value-type="float" office:value="18691.0977679991" calcext:value-type="float">
            <text:p>18691</text:p>
          </table:table-cell>
          <table:table-cell table:formula="of:=0.97*[.E95]+0.0002*[.E95]*[.B95]" office:value-type="float" office:value="2.88381480299382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95" calcext:value-type="float">
            <text:p>95</text:p>
          </table:table-cell>
          <table:table-cell table:formula="of:=1.05*[.D96]-0.001*[.D96]*[.B96]" office:value-type="float" office:value="19625.652656399" calcext:value-type="float">
            <text:p>19626</text:p>
          </table:table-cell>
          <table:table-cell table:formula="of:=0.97*[.E96]+0.0002*[.E96]*[.B96]" office:value-type="float" office:value="2.797300358904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96" calcext:value-type="float">
            <text:p>96</text:p>
          </table:table-cell>
          <table:table-cell table:formula="of:=1.05*[.D97]-0.001*[.D97]*[.B97]" office:value-type="float" office:value="20606.935289219" calcext:value-type="float">
            <text:p>20607</text:p>
          </table:table-cell>
          <table:table-cell table:formula="of:=0.97*[.E97]+0.0002*[.E97]*[.B97]" office:value-type="float" office:value="2.71338134813688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97" calcext:value-type="float">
            <text:p>97</text:p>
          </table:table-cell>
          <table:table-cell table:formula="of:=1.05*[.D98]-0.001*[.D98]*[.B98]" office:value-type="float" office:value="21637.2820536799" calcext:value-type="float">
            <text:p>21637</text:p>
          </table:table-cell>
          <table:table-cell table:formula="of:=0.97*[.E98]+0.0002*[.E98]*[.B98]" office:value-type="float" office:value="2.63197990769278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98" calcext:value-type="float">
            <text:p>98</text:p>
          </table:table-cell>
          <table:table-cell table:formula="of:=1.05*[.D99]-0.001*[.D99]*[.B99]" office:value-type="float" office:value="22719.1461563639" calcext:value-type="float">
            <text:p>22719</text:p>
          </table:table-cell>
          <table:table-cell table:formula="of:=0.97*[.E99]+0.0002*[.E99]*[.B99]" office:value-type="float" office:value="2.55302051046199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99" calcext:value-type="float">
            <text:p>99</text:p>
          </table:table-cell>
          <table:table-cell table:formula="of:=1.05*[.D100]-0.001*[.D100]*[.B100]" office:value-type="float" office:value="23855.1034641821" calcext:value-type="float">
            <text:p>23855</text:p>
          </table:table-cell>
          <table:table-cell table:formula="of:=0.97*[.E100]+0.0002*[.E100]*[.B100]" office:value-type="float" office:value="2.47642989514813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table:formula="of:=1.05*[.D101]-0.001*[.D101]*[.B101]" office:value-type="float" office:value="25047.8586373912" calcext:value-type="float">
            <text:p>25048</text:p>
          </table:table-cell>
          <table:table-cell table:formula="of:=0.97*[.E101]+0.0002*[.E101]*[.B101]" office:value-type="float" office:value="2.40213699829369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101" calcext:value-type="float">
            <text:p>101</text:p>
          </table:table-cell>
          <table:table-cell table:formula="of:=1.05*[.D102]-0.001*[.D102]*[.B102]" office:value-type="float" office:value="26300.2515692608" calcext:value-type="float">
            <text:p>26300</text:p>
          </table:table-cell>
          <table:table-cell table:formula="of:=0.97*[.E102]+0.0002*[.E102]*[.B102]" office:value-type="float" office:value="2.33007288834488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102" calcext:value-type="float">
            <text:p>102</text:p>
          </table:table-cell>
          <table:table-cell table:formula="of:=1.05*[.D103]-0.001*[.D103]*[.B103]" office:value-type="float" office:value="27615.2641477238" calcext:value-type="float">
            <text:p>27615</text:p>
          </table:table-cell>
          <table:table-cell table:formula="of:=0.97*[.E103]+0.0002*[.E103]*[.B103]" office:value-type="float" office:value="2.26017070169453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103" calcext:value-type="float">
            <text:p>103</text:p>
          </table:table-cell>
          <table:table-cell table:formula="of:=1.05*[.D104]-0.001*[.D104]*[.B104]" office:value-type="float" office:value="28996.02735511" calcext:value-type="float">
            <text:p>28996</text:p>
          </table:table-cell>
          <table:table-cell table:formula="of:=0.97*[.E104]+0.0002*[.E104]*[.B104]" office:value-type="float" office:value="2.1923655806437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104" calcext:value-type="float">
            <text:p>104</text:p>
          </table:table-cell>
          <table:table-cell table:formula="of:=1.05*[.D105]-0.001*[.D105]*[.B105]" office:value-type="float" office:value="30445.8287228655" calcext:value-type="float">
            <text:p>30446</text:p>
          </table:table-cell>
          <table:table-cell table:formula="of:=0.97*[.E105]+0.0002*[.E105]*[.B105]" office:value-type="float" office:value="2.12659461322438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105" calcext:value-type="float">
            <text:p>105</text:p>
          </table:table-cell>
          <table:table-cell table:formula="of:=1.05*[.D106]-0.001*[.D106]*[.B106]" office:value-type="float" office:value="31968.1201590088" calcext:value-type="float">
            <text:p>31968</text:p>
          </table:table-cell>
          <table:table-cell table:formula="of:=0.97*[.E106]+0.0002*[.E106]*[.B106]" office:value-type="float" office:value="2.06279677482765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106" calcext:value-type="float">
            <text:p>106</text:p>
          </table:table-cell>
          <table:table-cell table:formula="of:=1.05*[.D107]-0.001*[.D107]*[.B107]" office:value-type="float" office:value="33566.5261669593" calcext:value-type="float">
            <text:p>33567</text:p>
          </table:table-cell>
          <table:table-cell table:formula="of:=0.97*[.E107]+0.0002*[.E107]*[.B107]" office:value-type="float" office:value="2.0009128715828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107" calcext:value-type="float">
            <text:p>107</text:p>
          </table:table-cell>
          <table:table-cell table:formula="of:=1.05*[.D108]-0.001*[.D108]*[.B108]" office:value-type="float" office:value="35244.8524753072" calcext:value-type="float">
            <text:p>35245</text:p>
          </table:table-cell>
          <table:table-cell table:formula="of:=0.97*[.E108]+0.0002*[.E108]*[.B108]" office:value-type="float" office:value="1.94088548543534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108" calcext:value-type="float">
            <text:p>108</text:p>
          </table:table-cell>
          <table:table-cell table:formula="of:=1.05*[.D109]-0.001*[.D109]*[.B109]" office:value-type="float" office:value="37007.0950990726" calcext:value-type="float">
            <text:p>37007</text:p>
          </table:table-cell>
          <table:table-cell table:formula="of:=0.97*[.E109]+0.0002*[.E109]*[.B109]" office:value-type="float" office:value="1.88265892087228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109" calcext:value-type="float">
            <text:p>109</text:p>
          </table:table-cell>
          <table:table-cell table:formula="of:=1.05*[.D110]-0.001*[.D110]*[.B110]" office:value-type="float" office:value="38857.4498540262" calcext:value-type="float">
            <text:p>38857</text:p>
          </table:table-cell>
          <table:table-cell table:formula="of:=0.97*[.E110]+0.0002*[.E110]*[.B110]" office:value-type="float" office:value="1.82617915324611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110" calcext:value-type="float">
            <text:p>110</text:p>
          </table:table-cell>
          <table:table-cell table:formula="of:=1.05*[.D111]-0.001*[.D111]*[.B111]" office:value-type="float" office:value="40800.3223467275" calcext:value-type="float">
            <text:p>40800</text:p>
          </table:table-cell>
          <table:table-cell table:formula="of:=0.97*[.E111]+0.0002*[.E111]*[.B111]" office:value-type="float" office:value="1.77139377864873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111" calcext:value-type="float">
            <text:p>111</text:p>
          </table:table-cell>
          <table:table-cell table:formula="of:=1.05*[.D112]-0.001*[.D112]*[.B112]" office:value-type="float" office:value="42840.3384640639" calcext:value-type="float">
            <text:p>42840</text:p>
          </table:table-cell>
          <table:table-cell table:formula="of:=0.97*[.E112]+0.0002*[.E112]*[.B112]" office:value-type="float" office:value="1.71825196528927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112" calcext:value-type="float">
            <text:p>112</text:p>
          </table:table-cell>
          <table:table-cell table:formula="of:=1.05*[.D113]-0.001*[.D113]*[.B113]" office:value-type="float" office:value="44982.3553872671" calcext:value-type="float">
            <text:p>44982</text:p>
          </table:table-cell>
          <table:table-cell table:formula="of:=0.97*[.E113]+0.0002*[.E113]*[.B113]" office:value-type="float" office:value="1.66670440633059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113" calcext:value-type="float">
            <text:p>113</text:p>
          </table:table-cell>
          <table:table-cell table:formula="of:=1.05*[.D114]-0.001*[.D114]*[.B114]" office:value-type="float" office:value="47231.4731566305" calcext:value-type="float">
            <text:p>47231</text:p>
          </table:table-cell>
          <table:table-cell table:formula="of:=0.97*[.E114]+0.0002*[.E114]*[.B114]" office:value-type="float" office:value="1.61670327414067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114" calcext:value-type="float">
            <text:p>114</text:p>
          </table:table-cell>
          <table:table-cell table:formula="of:=1.05*[.D115]-0.001*[.D115]*[.B115]" office:value-type="float" office:value="49593.046814462" calcext:value-type="float">
            <text:p>49593</text:p>
          </table:table-cell>
          <table:table-cell table:formula="of:=0.97*[.E115]+0.0002*[.E115]*[.B115]" office:value-type="float" office:value="1.56820217591645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115" calcext:value-type="float">
            <text:p>115</text:p>
          </table:table-cell>
          <table:table-cell table:formula="of:=1.05*[.D116]-0.001*[.D116]*[.B116]" office:value-type="float" office:value="52072.6991551851" calcext:value-type="float">
            <text:p>52073</text:p>
          </table:table-cell>
          <table:table-cell table:formula="of:=0.97*[.E116]+0.0002*[.E116]*[.B116]" office:value-type="float" office:value="1.52115611063896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116" calcext:value-type="float">
            <text:p>116</text:p>
          </table:table-cell>
          <table:table-cell table:formula="of:=1.05*[.D117]-0.001*[.D117]*[.B117]" office:value-type="float" office:value="54676.3341129443" calcext:value-type="float">
            <text:p>54676</text:p>
          </table:table-cell>
          <table:table-cell table:formula="of:=0.97*[.E117]+0.0002*[.E117]*[.B117]" office:value-type="float" office:value="1.47552142731979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117" calcext:value-type="float">
            <text:p>117</text:p>
          </table:table-cell>
          <table:table-cell table:formula="of:=1.05*[.D118]-0.001*[.D118]*[.B118]" office:value-type="float" office:value="57410.1508185916" calcext:value-type="float">
            <text:p>57410</text:p>
          </table:table-cell>
          <table:table-cell table:formula="of:=0.97*[.E118]+0.0002*[.E118]*[.B118]" office:value-type="float" office:value="1.43125578450019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118" calcext:value-type="float">
            <text:p>118</text:p>
          </table:table-cell>
          <table:table-cell table:formula="of:=1.05*[.D119]-0.001*[.D119]*[.B119]" office:value-type="float" office:value="60280.6583595211" calcext:value-type="float">
            <text:p>60281</text:p>
          </table:table-cell>
          <table:table-cell table:formula="of:=0.97*[.E119]+0.0002*[.E119]*[.B119]" office:value-type="float" office:value="1.38831811096519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119" calcext:value-type="float">
            <text:p>119</text:p>
          </table:table-cell>
          <table:table-cell table:formula="of:=1.05*[.D120]-0.001*[.D120]*[.B120]" office:value-type="float" office:value="63294.6912774972" calcext:value-type="float">
            <text:p>63295</text:p>
          </table:table-cell>
          <table:table-cell table:formula="of:=0.97*[.E120]+0.0002*[.E120]*[.B120]" office:value-type="float" office:value="1.34666856763623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120" calcext:value-type="float">
            <text:p>120</text:p>
          </table:table-cell>
          <table:table-cell table:formula="of:=1.05*[.D121]-0.001*[.D121]*[.B121]" office:value-type="float" office:value="66459.4258413721" calcext:value-type="float">
            <text:p>66459</text:p>
          </table:table-cell>
          <table:table-cell table:formula="of:=0.97*[.E121]+0.0002*[.E121]*[.B121]" office:value-type="float" office:value="1.30626851060715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121" calcext:value-type="float">
            <text:p>121</text:p>
          </table:table-cell>
          <table:table-cell table:formula="of:=1.05*[.D122]-0.001*[.D122]*[.B122]" office:value-type="float" office:value="69782.3971334407" calcext:value-type="float">
            <text:p>69782</text:p>
          </table:table-cell>
          <table:table-cell table:formula="of:=0.97*[.E122]+0.0002*[.E122]*[.B122]" office:value-type="float" office:value="1.26708045528893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122" calcext:value-type="float">
            <text:p>122</text:p>
          </table:table-cell>
          <table:table-cell table:formula="of:=1.05*[.D123]-0.001*[.D123]*[.B123]" office:value-type="float" office:value="73271.5169901127" calcext:value-type="float">
            <text:p>73272</text:p>
          </table:table-cell>
          <table:table-cell table:formula="of:=0.97*[.E123]+0.0002*[.E123]*[.B123]" office:value-type="float" office:value="1.22906804163026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123" calcext:value-type="float">
            <text:p>123</text:p>
          </table:table-cell>
          <table:table-cell table:formula="of:=1.05*[.D124]-0.001*[.D124]*[.B124]" office:value-type="float" office:value="76935.0928396183" calcext:value-type="float">
            <text:p>76935</text:p>
          </table:table-cell>
          <table:table-cell table:formula="of:=0.97*[.E124]+0.0002*[.E124]*[.B124]" office:value-type="float" office:value="1.19219600038135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124" calcext:value-type="float">
            <text:p>124</text:p>
          </table:table-cell>
          <table:table-cell table:formula="of:=1.05*[.D125]-0.001*[.D125]*[.B125]" office:value-type="float" office:value="80781.8474815993" calcext:value-type="float">
            <text:p>80782</text:p>
          </table:table-cell>
          <table:table-cell table:formula="of:=0.97*[.E125]+0.0002*[.E125]*[.B125]" office:value-type="float" office:value="1.1564301203699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125" calcext:value-type="float">
            <text:p>125</text:p>
          </table:table-cell>
          <table:table-cell table:formula="of:=1.05*[.D126]-0.001*[.D126]*[.B126]" office:value-type="float" office:value="84820.9398556792" calcext:value-type="float">
            <text:p>84821</text:p>
          </table:table-cell>
          <table:table-cell table:formula="of:=0.97*[.E126]+0.0002*[.E126]*[.B126]" office:value-type="float" office:value="1.12173721675882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126" calcext:value-type="float">
            <text:p>126</text:p>
          </table:table-cell>
          <table:table-cell table:formula="of:=1.05*[.D127]-0.001*[.D127]*[.B127]" office:value-type="float" office:value="89061.9868484632" calcext:value-type="float">
            <text:p>89062</text:p>
          </table:table-cell>
          <table:table-cell table:formula="of:=0.97*[.E127]+0.0002*[.E127]*[.B127]" office:value-type="float" office:value="1.08808510025605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127" calcext:value-type="float">
            <text:p>127</text:p>
          </table:table-cell>
          <table:table-cell table:formula="of:=1.05*[.D128]-0.001*[.D128]*[.B128]" office:value-type="float" office:value="93515.0861908863" calcext:value-type="float">
            <text:p>93515</text:p>
          </table:table-cell>
          <table:table-cell table:formula="of:=0.97*[.E128]+0.0002*[.E128]*[.B128]" office:value-type="float" office:value="1.05544254724837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128" calcext:value-type="float">
            <text:p>128</text:p>
          </table:table-cell>
          <table:table-cell table:formula="of:=1.05*[.D129]-0.001*[.D129]*[.B129]" office:value-type="float" office:value="98190.8405004307" calcext:value-type="float">
            <text:p>98191</text:p>
          </table:table-cell>
          <table:table-cell table:formula="of:=0.97*[.E129]+0.0002*[.E129]*[.B129]" office:value-type="float" office:value="1.02377927083092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129" calcext:value-type="float">
            <text:p>129</text:p>
          </table:table-cell>
          <table:table-cell table:formula="of:=1.05*[.D130]-0.001*[.D130]*[.B130]" office:value-type="float" office:value="103100.382525452" calcext:value-type="float">
            <text:p>103100</text:p>
          </table:table-cell>
          <table:table-cell table:formula="of:=0.97*[.E130]+0.0002*[.E130]*[.B130]" office:value-type="float" office:value="0.993065892705992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130" calcext:value-type="float">
            <text:p>130</text:p>
          </table:table-cell>
          <table:table-cell table:formula="of:=1.05*[.D131]-0.001*[.D131]*[.B131]" office:value-type="float" office:value="108255.401651725" calcext:value-type="float">
            <text:p>108255</text:p>
          </table:table-cell>
          <table:table-cell table:formula="of:=0.97*[.E131]+0.0002*[.E131]*[.B131]" office:value-type="float" office:value="0.963273915924812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131" calcext:value-type="float">
            <text:p>131</text:p>
          </table:table-cell>
          <table:table-cell table:formula="of:=1.05*[.D132]-0.001*[.D132]*[.B132]" office:value-type="float" office:value="113668.171734311" calcext:value-type="float">
            <text:p>113668</text:p>
          </table:table-cell>
          <table:table-cell table:formula="of:=0.97*[.E132]+0.0002*[.E132]*[.B132]" office:value-type="float" office:value="0.934375698447068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132" calcext:value-type="float">
            <text:p>132</text:p>
          </table:table-cell>
          <table:table-cell table:formula="of:=1.05*[.D133]-0.001*[.D133]*[.B133]" office:value-type="float" office:value="119351.580321027" calcext:value-type="float">
            <text:p>119352</text:p>
          </table:table-cell>
          <table:table-cell table:formula="of:=0.97*[.E133]+0.0002*[.E133]*[.B133]" office:value-type="float" office:value="0.906344427493656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133" calcext:value-type="float">
            <text:p>133</text:p>
          </table:table-cell>
          <table:table-cell table:formula="of:=1.05*[.D134]-0.001*[.D134]*[.B134]" office:value-type="float" office:value="125319.159337078" calcext:value-type="float">
            <text:p>125319</text:p>
          </table:table-cell>
          <table:table-cell table:formula="of:=0.97*[.E134]+0.0002*[.E134]*[.B134]" office:value-type="float" office:value="0.879154094668846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134" calcext:value-type="float">
            <text:p>134</text:p>
          </table:table-cell>
          <table:table-cell table:formula="of:=1.05*[.D135]-0.001*[.D135]*[.B135]" office:value-type="float" office:value="131585.117303932" calcext:value-type="float">
            <text:p>131585</text:p>
          </table:table-cell>
          <table:table-cell table:formula="of:=0.97*[.E135]+0.0002*[.E135]*[.B135]" office:value-type="float" office:value="0.85277947182878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135" calcext:value-type="float">
            <text:p>135</text:p>
          </table:table-cell>
          <table:table-cell table:formula="of:=1.05*[.D136]-0.001*[.D136]*[.B136]" office:value-type="float" office:value="138164.373169128" calcext:value-type="float">
            <text:p>138164</text:p>
          </table:table-cell>
          <table:table-cell table:formula="of:=0.97*[.E136]+0.0002*[.E136]*[.B136]" office:value-type="float" office:value="0.827196087673917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136" calcext:value-type="float">
            <text:p>136</text:p>
          </table:table-cell>
          <table:table-cell table:formula="of:=1.05*[.D137]-0.001*[.D137]*[.B137]" office:value-type="float" office:value="145072.591827585" calcext:value-type="float">
            <text:p>145073</text:p>
          </table:table-cell>
          <table:table-cell table:formula="of:=0.97*[.E137]+0.0002*[.E137]*[.B137]" office:value-type="float" office:value="0.8023802050437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137" calcext:value-type="float">
            <text:p>137</text:p>
          </table:table-cell>
          <table:table-cell table:formula="of:=1.05*[.D138]-0.001*[.D138]*[.B138]" office:value-type="float" office:value="152326.221418964" calcext:value-type="float">
            <text:p>152326</text:p>
          </table:table-cell>
          <table:table-cell table:formula="of:=0.97*[.E138]+0.0002*[.E138]*[.B138]" office:value-type="float" office:value="0.778308798892389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138" calcext:value-type="float">
            <text:p>138</text:p>
          </table:table-cell>
          <table:table-cell table:formula="of:=1.05*[.D139]-0.001*[.D139]*[.B139]" office:value-type="float" office:value="159942.532489912" calcext:value-type="float">
            <text:p>159943</text:p>
          </table:table-cell>
          <table:table-cell table:formula="of:=0.97*[.E139]+0.0002*[.E139]*[.B139]" office:value-type="float" office:value="0.754959534925617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139" calcext:value-type="float">
            <text:p>139</text:p>
          </table:table-cell>
          <table:table-cell table:formula="of:=1.05*[.D140]-0.001*[.D140]*[.B140]" office:value-type="float" office:value="167939.659114408" calcext:value-type="float">
            <text:p>167940</text:p>
          </table:table-cell>
          <table:table-cell table:formula="of:=0.97*[.E140]+0.0002*[.E140]*[.B140]" office:value-type="float" office:value="0.732310748877848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140" calcext:value-type="float">
            <text:p>140</text:p>
          </table:table-cell>
          <table:table-cell table:formula="of:=1.05*[.D141]-0.001*[.D141]*[.B141]" office:value-type="float" office:value="176336.642070128" calcext:value-type="float">
            <text:p>176337</text:p>
          </table:table-cell>
          <table:table-cell table:formula="of:=0.97*[.E141]+0.0002*[.E141]*[.B141]" office:value-type="float" office:value="0.710341426411513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141" calcext:value-type="float">
            <text:p>141</text:p>
          </table:table-cell>
          <table:table-cell table:formula="of:=1.05*[.D142]-0.001*[.D142]*[.B142]" office:value-type="float" office:value="185153.474173635" calcext:value-type="float">
            <text:p>185153</text:p>
          </table:table-cell>
          <table:table-cell table:formula="of:=0.97*[.E142]+0.0002*[.E142]*[.B142]" office:value-type="float" office:value="0.689031183619168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142" calcext:value-type="float">
            <text:p>142</text:p>
          </table:table-cell>
          <table:table-cell table:formula="of:=1.05*[.D143]-0.001*[.D143]*[.B143]" office:value-type="float" office:value="194411.147882317" calcext:value-type="float">
            <text:p>194411</text:p>
          </table:table-cell>
          <table:table-cell table:formula="of:=0.97*[.E143]+0.0002*[.E143]*[.B143]" office:value-type="float" office:value="0.668360248110593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143" calcext:value-type="float">
            <text:p>143</text:p>
          </table:table-cell>
          <table:table-cell table:formula="of:=1.05*[.D144]-0.001*[.D144]*[.B144]" office:value-type="float" office:value="204131.705276432" calcext:value-type="float">
            <text:p>204132</text:p>
          </table:table-cell>
          <table:table-cell table:formula="of:=0.97*[.E144]+0.0002*[.E144]*[.B144]" office:value-type="float" office:value="0.648309440667275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144" calcext:value-type="float">
            <text:p>144</text:p>
          </table:table-cell>
          <table:table-cell table:formula="of:=1.05*[.D145]-0.001*[.D145]*[.B145]" office:value-type="float" office:value="214338.290540254" calcext:value-type="float">
            <text:p>214338</text:p>
          </table:table-cell>
          <table:table-cell table:formula="of:=0.97*[.E145]+0.0002*[.E145]*[.B145]" office:value-type="float" office:value="0.628860157447257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145" calcext:value-type="float">
            <text:p>145</text:p>
          </table:table-cell>
          <table:table-cell table:formula="of:=1.05*[.D146]-0.001*[.D146]*[.B146]" office:value-type="float" office:value="225055.205067267" calcext:value-type="float">
            <text:p>225055</text:p>
          </table:table-cell>
          <table:table-cell table:formula="of:=0.97*[.E146]+0.0002*[.E146]*[.B146]" office:value-type="float" office:value="0.609994352723839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146" calcext:value-type="float">
            <text:p>146</text:p>
          </table:table-cell>
          <table:table-cell table:formula="of:=1.05*[.D147]-0.001*[.D147]*[.B147]" office:value-type="float" office:value="236307.96532063" calcext:value-type="float">
            <text:p>236308</text:p>
          </table:table-cell>
          <table:table-cell table:formula="of:=0.97*[.E147]+0.0002*[.E147]*[.B147]" office:value-type="float" office:value="0.591694522142124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147" calcext:value-type="float">
            <text:p>147</text:p>
          </table:table-cell>
          <table:table-cell table:formula="of:=1.05*[.D148]-0.001*[.D148]*[.B148]" office:value-type="float" office:value="248123.363586662" calcext:value-type="float">
            <text:p>248123</text:p>
          </table:table-cell>
          <table:table-cell table:formula="of:=0.97*[.E148]+0.0002*[.E148]*[.B148]" office:value-type="float" office:value="0.57394368647786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148" calcext:value-type="float">
            <text:p>148</text:p>
          </table:table-cell>
          <table:table-cell table:formula="of:=1.05*[.D149]-0.001*[.D149]*[.B149]" office:value-type="float" office:value="260529.531765995" calcext:value-type="float">
            <text:p>260530</text:p>
          </table:table-cell>
          <table:table-cell table:formula="of:=0.97*[.E149]+0.0002*[.E149]*[.B149]" office:value-type="float" office:value="0.556725375883524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149" calcext:value-type="float">
            <text:p>149</text:p>
          </table:table-cell>
          <table:table-cell table:formula="of:=1.05*[.D150]-0.001*[.D150]*[.B150]" office:value-type="float" office:value="273556.008354294" calcext:value-type="float">
            <text:p>273556</text:p>
          </table:table-cell>
          <table:table-cell table:formula="of:=0.97*[.E150]+0.0002*[.E150]*[.B150]" office:value-type="float" office:value="0.540023614607019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150" calcext:value-type="float">
            <text:p>150</text:p>
          </table:table-cell>
          <table:table-cell table:formula="of:=1.05*[.D151]-0.001*[.D151]*[.B151]" office:value-type="float" office:value="287233.808772009" calcext:value-type="float">
            <text:p>287234</text:p>
          </table:table-cell>
          <table:table-cell table:formula="of:=0.97*[.E151]+0.0002*[.E151]*[.B151]" office:value-type="float" office:value="0.523822906168808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151" calcext:value-type="float">
            <text:p>151</text:p>
          </table:table-cell>
          <table:table-cell table:formula="of:=1.05*[.D152]-0.001*[.D152]*[.B152]" office:value-type="float" office:value="301595.49921061" calcext:value-type="float">
            <text:p>301595</text:p>
          </table:table-cell>
          <table:table-cell table:formula="of:=0.97*[.E152]+0.0002*[.E152]*[.B152]" office:value-type="float" office:value="0.508108218983744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152" calcext:value-type="float">
            <text:p>152</text:p>
          </table:table-cell>
          <table:table-cell table:formula="of:=1.05*[.D153]-0.001*[.D153]*[.B153]" office:value-type="float" office:value="316675.27417114" calcext:value-type="float">
            <text:p>316675</text:p>
          </table:table-cell>
          <table:table-cell table:formula="of:=0.97*[.E153]+0.0002*[.E153]*[.B153]" office:value-type="float" office:value="0.492864972414231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53" calcext:value-type="float">
            <text:p>153</text:p>
          </table:table-cell>
          <table:table-cell table:formula="of:=1.05*[.D154]-0.001*[.D154]*[.B154]" office:value-type="float" office:value="332509.037879697" calcext:value-type="float">
            <text:p>332509</text:p>
          </table:table-cell>
          <table:table-cell table:formula="of:=0.97*[.E154]+0.0002*[.E154]*[.B154]" office:value-type="float" office:value="0.478079023241804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54" calcext:value-type="float">
            <text:p>154</text:p>
          </table:table-cell>
          <table:table-cell table:formula="of:=1.05*[.D155]-0.001*[.D155]*[.B155]" office:value-type="float" office:value="349134.489773682" calcext:value-type="float">
            <text:p>349134</text:p>
          </table:table-cell>
          <table:table-cell table:formula="of:=0.97*[.E155]+0.0002*[.E155]*[.B155]" office:value-type="float" office:value="0.46373665254455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55" calcext:value-type="float">
            <text:p>155</text:p>
          </table:table-cell>
          <table:table-cell table:formula="of:=1.05*[.D156]-0.001*[.D156]*[.B156]" office:value-type="float" office:value="366591.214262366" calcext:value-type="float">
            <text:p>366591</text:p>
          </table:table-cell>
          <table:table-cell table:formula="of:=0.97*[.E156]+0.0002*[.E156]*[.B156]" office:value-type="float" office:value="0.449824552968214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56" calcext:value-type="float">
            <text:p>156</text:p>
          </table:table-cell>
          <table:table-cell table:formula="of:=1.05*[.D157]-0.001*[.D157]*[.B157]" office:value-type="float" office:value="384920.774975485" calcext:value-type="float">
            <text:p>384921</text:p>
          </table:table-cell>
          <table:table-cell table:formula="of:=0.97*[.E157]+0.0002*[.E157]*[.B157]" office:value-type="float" office:value="0.436329816379167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57" calcext:value-type="float">
            <text:p>157</text:p>
          </table:table-cell>
          <table:table-cell table:formula="of:=1.05*[.D158]-0.001*[.D158]*[.B158]" office:value-type="float" office:value="404166.813724259" calcext:value-type="float">
            <text:p>404167</text:p>
          </table:table-cell>
          <table:table-cell table:formula="of:=0.97*[.E158]+0.0002*[.E158]*[.B158]" office:value-type="float" office:value="0.423239921887792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58" calcext:value-type="float">
            <text:p>158</text:p>
          </table:table-cell>
          <table:table-cell table:formula="of:=1.05*[.D159]-0.001*[.D159]*[.B159]" office:value-type="float" office:value="424375.154410472" calcext:value-type="float">
            <text:p>424375</text:p>
          </table:table-cell>
          <table:table-cell table:formula="of:=0.97*[.E159]+0.0002*[.E159]*[.B159]" office:value-type="float" office:value="0.410542724231158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59" calcext:value-type="float">
            <text:p>159</text:p>
          </table:table-cell>
          <table:table-cell table:formula="of:=1.05*[.D160]-0.001*[.D160]*[.B160]" office:value-type="float" office:value="445593.912130996" calcext:value-type="float">
            <text:p>445594</text:p>
          </table:table-cell>
          <table:table-cell table:formula="of:=0.97*[.E160]+0.0002*[.E160]*[.B160]" office:value-type="float" office:value="0.398226442504224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60" calcext:value-type="float">
            <text:p>160</text:p>
          </table:table-cell>
          <table:table-cell table:formula="of:=1.05*[.D161]-0.001*[.D161]*[.B161]" office:value-type="float" office:value="467873.607737545" calcext:value-type="float">
            <text:p>467874</text:p>
          </table:table-cell>
          <table:table-cell table:formula="of:=0.97*[.E161]+0.0002*[.E161]*[.B161]" office:value-type="float" office:value="0.386279649229097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61" calcext:value-type="float">
            <text:p>161</text:p>
          </table:table-cell>
          <table:table-cell table:formula="of:=1.05*[.D162]-0.001*[.D162]*[.B162]" office:value-type="float" office:value="491267.288124423" calcext:value-type="float">
            <text:p>491267</text:p>
          </table:table-cell>
          <table:table-cell table:formula="of:=0.97*[.E162]+0.0002*[.E162]*[.B162]" office:value-type="float" office:value="0.374691259752224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62" calcext:value-type="float">
            <text:p>162</text:p>
          </table:table-cell>
          <table:table-cell table:formula="of:=1.05*[.D163]-0.001*[.D163]*[.B163]" office:value-type="float" office:value="515830.652530644" calcext:value-type="float">
            <text:p>515831</text:p>
          </table:table-cell>
          <table:table-cell table:formula="of:=0.97*[.E163]+0.0002*[.E163]*[.B163]" office:value-type="float" office:value="0.363450521959657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63" calcext:value-type="float">
            <text:p>163</text:p>
          </table:table-cell>
          <table:table-cell table:formula="of:=1.05*[.D164]-0.001*[.D164]*[.B164]" office:value-type="float" office:value="541622.185157176" calcext:value-type="float">
            <text:p>541622</text:p>
          </table:table-cell>
          <table:table-cell table:formula="of:=0.97*[.E164]+0.0002*[.E164]*[.B164]" office:value-type="float" office:value="0.352547006300868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64" calcext:value-type="float">
            <text:p>164</text:p>
          </table:table-cell>
          <table:table-cell table:formula="of:=1.05*[.D165]-0.001*[.D165]*[.B165]" office:value-type="float" office:value="568703.294415035" calcext:value-type="float">
            <text:p>568703</text:p>
          </table:table-cell>
          <table:table-cell table:formula="of:=0.97*[.E165]+0.0002*[.E165]*[.B165]" office:value-type="float" office:value="0.341970596111842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65" calcext:value-type="float">
            <text:p>165</text:p>
          </table:table-cell>
          <table:table-cell table:formula="of:=1.05*[.D166]-0.001*[.D166]*[.B166]" office:value-type="float" office:value="597138.459135787" calcext:value-type="float">
            <text:p>597138</text:p>
          </table:table-cell>
          <table:table-cell table:formula="of:=0.97*[.E166]+0.0002*[.E166]*[.B166]" office:value-type="float" office:value="0.331711478228486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66" calcext:value-type="float">
            <text:p>166</text:p>
          </table:table-cell>
          <table:table-cell table:formula="of:=1.05*[.D167]-0.001*[.D167]*[.B167]" office:value-type="float" office:value="626995.382092576" calcext:value-type="float">
            <text:p>626995</text:p>
          </table:table-cell>
          <table:table-cell table:formula="of:=0.97*[.E167]+0.0002*[.E167]*[.B167]" office:value-type="float" office:value="0.321760133881632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67" calcext:value-type="float">
            <text:p>167</text:p>
          </table:table-cell>
          <table:table-cell table:formula="of:=1.05*[.D168]-0.001*[.D168]*[.B168]" office:value-type="float" office:value="658345.151197205" calcext:value-type="float">
            <text:p>658345</text:p>
          </table:table-cell>
          <table:table-cell table:formula="of:=0.97*[.E168]+0.0002*[.E168]*[.B168]" office:value-type="float" office:value="0.312107329865183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68" calcext:value-type="float">
            <text:p>168</text:p>
          </table:table-cell>
          <table:table-cell table:formula="of:=1.05*[.D169]-0.001*[.D169]*[.B169]" office:value-type="float" office:value="691262.408757065" calcext:value-type="float">
            <text:p>691262</text:p>
          </table:table-cell>
          <table:table-cell table:formula="of:=0.97*[.E169]+0.0002*[.E169]*[.B169]" office:value-type="float" office:value="0.302744109969227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69" calcext:value-type="float">
            <text:p>169</text:p>
          </table:table-cell>
          <table:table-cell table:formula="of:=1.05*[.D170]-0.001*[.D170]*[.B170]" office:value-type="float" office:value="725825.529194918" calcext:value-type="float">
            <text:p>725826</text:p>
          </table:table-cell>
          <table:table-cell table:formula="of:=0.97*[.E170]+0.0002*[.E170]*[.B170]" office:value-type="float" office:value="0.29366178667015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70" calcext:value-type="float">
            <text:p>170</text:p>
          </table:table-cell>
          <table:table-cell table:formula="of:=1.05*[.D171]-0.001*[.D171]*[.B171]" office:value-type="float" office:value="762116.805654664" calcext:value-type="float">
            <text:p>762117</text:p>
          </table:table-cell>
          <table:table-cell table:formula="of:=0.97*[.E171]+0.0002*[.E171]*[.B171]" office:value-type="float" office:value="0.284851933070046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71" calcext:value-type="float">
            <text:p>171</text:p>
          </table:table-cell>
          <table:table-cell table:formula="of:=1.05*[.D172]-0.001*[.D172]*[.B172]" office:value-type="float" office:value="800222.645937398" calcext:value-type="float">
            <text:p>800223</text:p>
          </table:table-cell>
          <table:table-cell table:formula="of:=0.97*[.E172]+0.0002*[.E172]*[.B172]" office:value-type="float" office:value="0.276306375077944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72" calcext:value-type="float">
            <text:p>172</text:p>
          </table:table-cell>
          <table:table-cell table:formula="of:=1.05*[.D173]-0.001*[.D173]*[.B173]" office:value-type="float" office:value="840233.778234267" calcext:value-type="float">
            <text:p>840234</text:p>
          </table:table-cell>
          <table:table-cell table:formula="of:=0.97*[.E173]+0.0002*[.E173]*[.B173]" office:value-type="float" office:value="0.268017183825606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73" calcext:value-type="float">
            <text:p>173</text:p>
          </table:table-cell>
          <table:table-cell table:formula="of:=1.05*[.D174]-0.001*[.D174]*[.B174]" office:value-type="float" office:value="882245.467145981" calcext:value-type="float">
            <text:p>882245</text:p>
          </table:table-cell>
          <table:table-cell table:formula="of:=0.97*[.E174]+0.0002*[.E174]*[.B174]" office:value-type="float" office:value="0.259976668310838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74" calcext:value-type="float">
            <text:p>174</text:p>
          </table:table-cell>
          <table:table-cell table:formula="of:=1.05*[.D175]-0.001*[.D175]*[.B175]" office:value-type="float" office:value="926357.74050328" calcext:value-type="float">
            <text:p>926358</text:p>
          </table:table-cell>
          <table:table-cell table:formula="of:=0.97*[.E175]+0.0002*[.E175]*[.B175]" office:value-type="float" office:value="0.252177368261513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75" calcext:value-type="float">
            <text:p>175</text:p>
          </table:table-cell>
          <table:table-cell table:formula="of:=1.05*[.D176]-0.001*[.D176]*[.B176]" office:value-type="float" office:value="972675.627528444" calcext:value-type="float">
            <text:p>972676</text:p>
          </table:table-cell>
          <table:table-cell table:formula="of:=0.97*[.E176]+0.0002*[.E176]*[.B176]" office:value-type="float" office:value="0.244612047213667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76" calcext:value-type="float">
            <text:p>176</text:p>
          </table:table-cell>
          <table:table-cell table:formula="of:=1.05*[.D177]-0.001*[.D177]*[.B177]" office:value-type="float" office:value="1021309.40890487" calcext:value-type="float">
            <text:p>1021309</text:p>
          </table:table-cell>
          <table:table-cell table:formula="of:=0.97*[.E177]+0.0002*[.E177]*[.B177]" office:value-type="float" office:value="0.237273685797257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77" calcext:value-type="float">
            <text:p>177</text:p>
          </table:table-cell>
          <table:table-cell table:formula="of:=1.05*[.D178]-0.001*[.D178]*[.B178]" office:value-type="float" office:value="1072374.87935011" calcext:value-type="float">
            <text:p>1072375</text:p>
          </table:table-cell>
          <table:table-cell table:formula="of:=0.97*[.E178]+0.0002*[.E178]*[.B178]" office:value-type="float" office:value="0.23015547522334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78" calcext:value-type="float">
            <text:p>178</text:p>
          </table:table-cell>
          <table:table-cell table:formula="of:=1.05*[.D179]-0.001*[.D179]*[.B179]" office:value-type="float" office:value="1125993.62331762" calcext:value-type="float">
            <text:p>1125994</text:p>
          </table:table-cell>
          <table:table-cell table:formula="of:=0.97*[.E179]+0.0002*[.E179]*[.B179]" office:value-type="float" office:value="0.223250810966639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79" calcext:value-type="float">
            <text:p>179</text:p>
          </table:table-cell>
          <table:table-cell table:formula="of:=1.05*[.D180]-0.001*[.D180]*[.B180]" office:value-type="float" office:value="1182293.3044835" calcext:value-type="float">
            <text:p>1182293</text:p>
          </table:table-cell>
          <table:table-cell table:formula="of:=0.97*[.E180]+0.0002*[.E180]*[.B180]" office:value-type="float" office:value="0.21655328663764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80" calcext:value-type="float">
            <text:p>180</text:p>
          </table:table-cell>
          <table:table-cell table:formula="of:=1.05*[.D181]-0.001*[.D181]*[.B181]" office:value-type="float" office:value="1241407.96970767" calcext:value-type="float">
            <text:p>1241408</text:p>
          </table:table-cell>
          <table:table-cell table:formula="of:=0.97*[.E181]+0.0002*[.E181]*[.B181]" office:value-type="float" office:value="0.210056688038511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81" calcext:value-type="float">
            <text:p>181</text:p>
          </table:table-cell>
          <table:table-cell table:formula="of:=1.05*[.D182]-0.001*[.D182]*[.B182]" office:value-type="float" office:value="1303478.36819305" calcext:value-type="float">
            <text:p>1303478</text:p>
          </table:table-cell>
          <table:table-cell table:formula="of:=0.97*[.E182]+0.0002*[.E182]*[.B182]" office:value-type="float" office:value="0.203754987397356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82" calcext:value-type="float">
            <text:p>182</text:p>
          </table:table-cell>
          <table:table-cell table:formula="of:=1.05*[.D183]-0.001*[.D183]*[.B183]" office:value-type="float" office:value="1368652.28660271" calcext:value-type="float">
            <text:p>1368652</text:p>
          </table:table-cell>
          <table:table-cell table:formula="of:=0.97*[.E183]+0.0002*[.E183]*[.B183]" office:value-type="float" office:value="0.197642337775435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83" calcext:value-type="float">
            <text:p>183</text:p>
          </table:table-cell>
          <table:table-cell table:formula="of:=1.05*[.D184]-0.001*[.D184]*[.B184]" office:value-type="float" office:value="1437084.90093284" calcext:value-type="float">
            <text:p>1437085</text:p>
          </table:table-cell>
          <table:table-cell table:formula="of:=0.97*[.E184]+0.0002*[.E184]*[.B184]" office:value-type="float" office:value="0.191713067642172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84" calcext:value-type="float">
            <text:p>184</text:p>
          </table:table-cell>
          <table:table-cell table:formula="of:=1.05*[.D185]-0.001*[.D185]*[.B185]" office:value-type="float" office:value="1508939.14597948" calcext:value-type="float">
            <text:p>1508939</text:p>
          </table:table-cell>
          <table:table-cell table:formula="of:=0.97*[.E185]+0.0002*[.E185]*[.B185]" office:value-type="float" office:value="0.185961675612907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85" calcext:value-type="float">
            <text:p>185</text:p>
          </table:table-cell>
          <table:table-cell table:formula="of:=1.05*[.D186]-0.001*[.D186]*[.B186]" office:value-type="float" office:value="1584386.10327846" calcext:value-type="float">
            <text:p>1584386</text:p>
          </table:table-cell>
          <table:table-cell table:formula="of:=0.97*[.E186]+0.0002*[.E186]*[.B186]" office:value-type="float" office:value="0.18038282534452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86" calcext:value-type="float">
            <text:p>186</text:p>
          </table:table-cell>
          <table:table-cell table:formula="of:=1.05*[.D187]-0.001*[.D187]*[.B187]" office:value-type="float" office:value="1663605.40844238" calcext:value-type="float">
            <text:p>1663605</text:p>
          </table:table-cell>
          <table:table-cell table:formula="of:=0.97*[.E187]+0.0002*[.E187]*[.B187]" office:value-type="float" office:value="0.174971340584184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87" calcext:value-type="float">
            <text:p>187</text:p>
          </table:table-cell>
          <table:table-cell table:formula="of:=1.05*[.D188]-0.001*[.D188]*[.B188]" office:value-type="float" office:value="1746785.6788645" calcext:value-type="float">
            <text:p>1746786</text:p>
          </table:table-cell>
          <table:table-cell table:formula="of:=0.97*[.E188]+0.0002*[.E188]*[.B188]" office:value-type="float" office:value="0.169722200366658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88" calcext:value-type="float">
            <text:p>188</text:p>
          </table:table-cell>
          <table:table-cell table:formula="of:=1.05*[.D189]-0.001*[.D189]*[.B189]" office:value-type="float" office:value="1834124.96280773" calcext:value-type="float">
            <text:p>1834125</text:p>
          </table:table-cell>
          <table:table-cell table:formula="of:=0.97*[.E189]+0.0002*[.E189]*[.B189]" office:value-type="float" office:value="0.164630534355659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89" calcext:value-type="float">
            <text:p>189</text:p>
          </table:table-cell>
          <table:table-cell table:formula="of:=1.05*[.D190]-0.001*[.D190]*[.B190]" office:value-type="float" office:value="1925831.21094811" calcext:value-type="float">
            <text:p>1925831</text:p>
          </table:table-cell>
          <table:table-cell table:formula="of:=0.97*[.E190]+0.0002*[.E190]*[.B190]" office:value-type="float" office:value="0.159691618324989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90" calcext:value-type="float">
            <text:p>190</text:p>
          </table:table-cell>
          <table:table-cell table:formula="of:=1.05*[.D191]-0.001*[.D191]*[.B191]" office:value-type="float" office:value="2022122.77149552" calcext:value-type="float">
            <text:p>2022123</text:p>
          </table:table-cell>
          <table:table-cell table:formula="of:=0.97*[.E191]+0.0002*[.E191]*[.B191]" office:value-type="float" office:value="0.154900869775239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91" calcext:value-type="float">
            <text:p>191</text:p>
          </table:table-cell>
          <table:table-cell table:formula="of:=1.05*[.D192]-0.001*[.D192]*[.B192]" office:value-type="float" office:value="2123228.91007029" calcext:value-type="float">
            <text:p>2123229</text:p>
          </table:table-cell>
          <table:table-cell table:formula="of:=0.97*[.E192]+0.0002*[.E192]*[.B192]" office:value-type="float" office:value="0.150253843681982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92" calcext:value-type="float">
            <text:p>192</text:p>
          </table:table-cell>
          <table:table-cell table:formula="of:=1.05*[.D193]-0.001*[.D193]*[.B193]" office:value-type="float" office:value="2229390.35557381" calcext:value-type="float">
            <text:p>2229390</text:p>
          </table:table-cell>
          <table:table-cell table:formula="of:=0.97*[.E193]+0.0002*[.E193]*[.B193]" office:value-type="float" office:value="0.145746228371523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93" calcext:value-type="float">
            <text:p>193</text:p>
          </table:table-cell>
          <table:table-cell table:formula="of:=1.05*[.D194]-0.001*[.D194]*[.B194]" office:value-type="float" office:value="2340859.8733525" calcext:value-type="float">
            <text:p>2340860</text:p>
          </table:table-cell>
          <table:table-cell table:formula="of:=0.97*[.E194]+0.0002*[.E194]*[.B194]" office:value-type="float" office:value="0.141373841520377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94" calcext:value-type="float">
            <text:p>194</text:p>
          </table:table-cell>
          <table:table-cell table:formula="of:=1.05*[.D195]-0.001*[.D195]*[.B195]" office:value-type="float" office:value="2457902.86702012" calcext:value-type="float">
            <text:p>2457903</text:p>
          </table:table-cell>
          <table:table-cell table:formula="of:=0.97*[.E195]+0.0002*[.E195]*[.B195]" office:value-type="float" office:value="0.137132626274766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95" calcext:value-type="float">
            <text:p>195</text:p>
          </table:table-cell>
          <table:table-cell table:formula="of:=1.05*[.D196]-0.001*[.D196]*[.B196]" office:value-type="float" office:value="2580798.01037113" calcext:value-type="float">
            <text:p>2580798</text:p>
          </table:table-cell>
          <table:table-cell table:formula="of:=0.97*[.E196]+0.0002*[.E196]*[.B196]" office:value-type="float" office:value="0.133018647486523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96" calcext:value-type="float">
            <text:p>196</text:p>
          </table:table-cell>
          <table:table-cell table:formula="of:=1.05*[.D197]-0.001*[.D197]*[.B197]" office:value-type="float" office:value="2709837.91088969" calcext:value-type="float">
            <text:p>2709838</text:p>
          </table:table-cell>
          <table:table-cell table:formula="of:=0.97*[.E197]+0.0002*[.E197]*[.B197]" office:value-type="float" office:value="0.129028088061927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97" calcext:value-type="float">
            <text:p>197</text:p>
          </table:table-cell>
          <table:table-cell table:formula="of:=1.05*[.D198]-0.001*[.D198]*[.B198]" office:value-type="float" office:value="2845329.80643417" calcext:value-type="float">
            <text:p>2845330</text:p>
          </table:table-cell>
          <table:table-cell table:formula="of:=0.97*[.E198]+0.0002*[.E198]*[.B198]" office:value-type="float" office:value="0.125157245420069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98" calcext:value-type="float">
            <text:p>198</text:p>
          </table:table-cell>
          <table:table-cell table:formula="of:=1.05*[.D199]-0.001*[.D199]*[.B199]" office:value-type="float" office:value="2987596.29675588" calcext:value-type="float">
            <text:p>2987596</text:p>
          </table:table-cell>
          <table:table-cell table:formula="of:=0.97*[.E199]+0.0002*[.E199]*[.B199]" office:value-type="float" office:value="0.121402528057467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99" calcext:value-type="float">
            <text:p>199</text:p>
          </table:table-cell>
          <table:table-cell table:formula="of:=1.05*[.D200]-0.001*[.D200]*[.B200]" office:value-type="float" office:value="3136976.11159367" calcext:value-type="float">
            <text:p>3136976</text:p>
          </table:table-cell>
          <table:table-cell table:formula="of:=0.97*[.E200]+0.0002*[.E200]*[.B200]" office:value-type="float" office:value="0.117760452215743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table:formula="of:=1.05*[.D201]-0.001*[.D201]*[.B201]" office:value-type="float" office:value="3293824.91717336" calcext:value-type="float">
            <text:p>3293825</text:p>
          </table:table-cell>
          <table:table-cell table:formula="of:=0.97*[.E201]+0.0002*[.E201]*[.B201]" office:value-type="float" office:value="0.114227638649271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01" calcext:value-type="float">
            <text:p>201</text:p>
          </table:table-cell>
          <table:table-cell table:formula="of:=1.05*[.D202]-0.001*[.D202]*[.B202]" office:value-type="float" office:value="3458516.16303203" calcext:value-type="float">
            <text:p>3458516</text:p>
          </table:table-cell>
          <table:table-cell table:formula="of:=0.97*[.E202]+0.0002*[.E202]*[.B202]" office:value-type="float" office:value="0.110800809489793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02" calcext:value-type="float">
            <text:p>202</text:p>
          </table:table-cell>
          <table:table-cell table:formula="of:=1.05*[.D203]-0.001*[.D203]*[.B203]" office:value-type="float" office:value="3631441.97118363" calcext:value-type="float">
            <text:p>3631442</text:p>
          </table:table-cell>
          <table:table-cell table:formula="of:=0.97*[.E203]+0.0002*[.E203]*[.B203]" office:value-type="float" office:value="0.107476785205099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03" calcext:value-type="float">
            <text:p>203</text:p>
          </table:table-cell>
          <table:table-cell table:formula="of:=1.05*[.D204]-0.001*[.D204]*[.B204]" office:value-type="float" office:value="3813014.06974281" calcext:value-type="float">
            <text:p>3813014</text:p>
          </table:table-cell>
          <table:table-cell table:formula="of:=0.97*[.E204]+0.0002*[.E204]*[.B204]" office:value-type="float" office:value="0.104252481648946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04" calcext:value-type="float">
            <text:p>204</text:p>
          </table:table-cell>
          <table:table-cell table:formula="of:=1.05*[.D205]-0.001*[.D205]*[.B205]" office:value-type="float" office:value="4003664.77322995" calcext:value-type="float">
            <text:p>4003665</text:p>
          </table:table-cell>
          <table:table-cell table:formula="of:=0.97*[.E205]+0.0002*[.E205]*[.B205]" office:value-type="float" office:value="0.101124907199478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05" calcext:value-type="float">
            <text:p>205</text:p>
          </table:table-cell>
          <table:table-cell table:formula="of:=1.05*[.D206]-0.001*[.D206]*[.B206]" office:value-type="float" office:value="4203848.01189145" calcext:value-type="float">
            <text:p>4203848</text:p>
          </table:table-cell>
          <table:table-cell table:formula="of:=0.97*[.E206]+0.0002*[.E206]*[.B206]" office:value-type="float" office:value="0.0980911599834932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06" calcext:value-type="float">
            <text:p>206</text:p>
          </table:table-cell>
          <table:table-cell table:formula="of:=1.05*[.D207]-0.001*[.D207]*[.B207]" office:value-type="float" office:value="4414040.41248602" calcext:value-type="float">
            <text:p>4414040</text:p>
          </table:table-cell>
          <table:table-cell table:formula="of:=0.97*[.E207]+0.0002*[.E207]*[.B207]" office:value-type="float" office:value="0.0951484251839884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07" calcext:value-type="float">
            <text:p>207</text:p>
          </table:table-cell>
          <table:table-cell table:formula="of:=1.05*[.D208]-0.001*[.D208]*[.B208]" office:value-type="float" office:value="4634742.43311032" calcext:value-type="float">
            <text:p>4634742</text:p>
          </table:table-cell>
          <table:table-cell table:formula="of:=0.97*[.E208]+0.0002*[.E208]*[.B208]" office:value-type="float" office:value="0.0922939724284688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08" calcext:value-type="float">
            <text:p>208</text:p>
          </table:table-cell>
          <table:table-cell table:formula="of:=1.05*[.D209]-0.001*[.D209]*[.B209]" office:value-type="float" office:value="4866479.55476584" calcext:value-type="float">
            <text:p>4866480</text:p>
          </table:table-cell>
          <table:table-cell table:formula="of:=0.97*[.E209]+0.0002*[.E209]*[.B209]" office:value-type="float" office:value="0.0895251532556147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09" calcext:value-type="float">
            <text:p>209</text:p>
          </table:table-cell>
          <table:table-cell table:formula="of:=1.05*[.D210]-0.001*[.D210]*[.B210]" office:value-type="float" office:value="5109803.53250413" calcext:value-type="float">
            <text:p>5109804</text:p>
          </table:table-cell>
          <table:table-cell table:formula="of:=0.97*[.E210]+0.0002*[.E210]*[.B210]" office:value-type="float" office:value="0.0868393986579463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10" calcext:value-type="float">
            <text:p>210</text:p>
          </table:table-cell>
          <table:table-cell table:formula="of:=1.05*[.D211]-0.001*[.D211]*[.B211]" office:value-type="float" office:value="5365293.70912934" calcext:value-type="float">
            <text:p>5365294</text:p>
          </table:table-cell>
          <table:table-cell table:formula="of:=0.97*[.E211]+0.0002*[.E211]*[.B211]" office:value-type="float" office:value="0.0842342166982079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11" calcext:value-type="float">
            <text:p>211</text:p>
          </table:table-cell>
          <table:table-cell table:formula="of:=1.05*[.D212]-0.001*[.D212]*[.B212]" office:value-type="float" office:value="5633558.3945858" calcext:value-type="float">
            <text:p>5633558</text:p>
          </table:table-cell>
          <table:table-cell table:formula="of:=0.97*[.E212]+0.0002*[.E212]*[.B212]" office:value-type="float" office:value="0.0817071901972617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12" calcext:value-type="float">
            <text:p>212</text:p>
          </table:table-cell>
          <table:table-cell table:formula="of:=1.05*[.D213]-0.001*[.D213]*[.B213]" office:value-type="float" office:value="5915236.31431509" calcext:value-type="float">
            <text:p>5915236</text:p>
          </table:table-cell>
          <table:table-cell table:formula="of:=0.97*[.E213]+0.0002*[.E213]*[.B213]" office:value-type="float" office:value="0.0792559744913438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13" calcext:value-type="float">
            <text:p>213</text:p>
          </table:table-cell>
          <table:table-cell table:formula="of:=1.05*[.D214]-0.001*[.D214]*[.B214]" office:value-type="float" office:value="6210998.13003085" calcext:value-type="float">
            <text:p>6210998</text:p>
          </table:table-cell>
          <table:table-cell table:formula="of:=0.97*[.E214]+0.0002*[.E214]*[.B214]" office:value-type="float" office:value="0.0768782952566035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14" calcext:value-type="float">
            <text:p>214</text:p>
          </table:table-cell>
          <table:table-cell table:formula="of:=1.05*[.D215]-0.001*[.D215]*[.B215]" office:value-type="float" office:value="6521548.03653239" calcext:value-type="float">
            <text:p>6521548</text:p>
          </table:table-cell>
          <table:table-cell table:formula="of:=0.97*[.E215]+0.0002*[.E215]*[.B215]" office:value-type="float" office:value="0.0745719463989054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15" calcext:value-type="float">
            <text:p>215</text:p>
          </table:table-cell>
          <table:table-cell table:formula="of:=1.05*[.D216]-0.001*[.D216]*[.B216]" office:value-type="float" office:value="6847625.43835901" calcext:value-type="float">
            <text:p>6847625</text:p>
          </table:table-cell>
          <table:table-cell table:formula="of:=0.97*[.E216]+0.0002*[.E216]*[.B216]" office:value-type="float" office:value="0.0723347880069382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16" calcext:value-type="float">
            <text:p>216</text:p>
          </table:table-cell>
          <table:table-cell table:formula="of:=1.05*[.D217]-0.001*[.D217]*[.B217]" office:value-type="float" office:value="7190006.71027696" calcext:value-type="float">
            <text:p>7190007</text:p>
          </table:table-cell>
          <table:table-cell table:formula="of:=0.97*[.E217]+0.0002*[.E217]*[.B217]" office:value-type="float" office:value="0.0701647443667301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17" calcext:value-type="float">
            <text:p>217</text:p>
          </table:table-cell>
          <table:table-cell table:formula="of:=1.05*[.D218]-0.001*[.D218]*[.B218]" office:value-type="float" office:value="7549507.04579081" calcext:value-type="float">
            <text:p>7549507</text:p>
          </table:table-cell>
          <table:table-cell table:formula="of:=0.97*[.E218]+0.0002*[.E218]*[.B218]" office:value-type="float" office:value="0.0680598020357282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18" calcext:value-type="float">
            <text:p>218</text:p>
          </table:table-cell>
          <table:table-cell table:formula="of:=1.05*[.D219]-0.001*[.D219]*[.B219]" office:value-type="float" office:value="7926982.39808035" calcext:value-type="float">
            <text:p>7926982</text:p>
          </table:table-cell>
          <table:table-cell table:formula="of:=0.97*[.E219]+0.0002*[.E219]*[.B219]" office:value-type="float" office:value="0.0660180079746563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19" calcext:value-type="float">
            <text:p>219</text:p>
          </table:table-cell>
          <table:table-cell table:formula="of:=1.05*[.D220]-0.001*[.D220]*[.B220]" office:value-type="float" office:value="8323331.51798437" calcext:value-type="float">
            <text:p>8323332</text:p>
          </table:table-cell>
          <table:table-cell table:formula="of:=0.97*[.E220]+0.0002*[.E220]*[.B220]" office:value-type="float" office:value="0.0640374677354166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20" calcext:value-type="float">
            <text:p>220</text:p>
          </table:table-cell>
          <table:table-cell table:formula="of:=1.05*[.D221]-0.001*[.D221]*[.B221]" office:value-type="float" office:value="8739498.09388359" calcext:value-type="float">
            <text:p>8739498</text:p>
          </table:table-cell>
          <table:table-cell table:formula="of:=0.97*[.E221]+0.0002*[.E221]*[.B221]" office:value-type="float" office:value="0.0621163437033541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21" calcext:value-type="float">
            <text:p>221</text:p>
          </table:table-cell>
          <table:table-cell table:formula="of:=1.05*[.D222]-0.001*[.D222]*[.B222]" office:value-type="float" office:value="9176472.99857777" calcext:value-type="float">
            <text:p>9176473</text:p>
          </table:table-cell>
          <table:table-cell table:formula="of:=0.97*[.E222]+0.0002*[.E222]*[.B222]" office:value-type="float" office:value="0.0602528533922535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22" calcext:value-type="float">
            <text:p>222</text:p>
          </table:table-cell>
          <table:table-cell table:formula="of:=1.05*[.D223]-0.001*[.D223]*[.B223]" office:value-type="float" office:value="9635296.64850666" calcext:value-type="float">
            <text:p>9635297</text:p>
          </table:table-cell>
          <table:table-cell table:formula="of:=0.97*[.E223]+0.0002*[.E223]*[.B223]" office:value-type="float" office:value="0.0584452677904859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23" calcext:value-type="float">
            <text:p>223</text:p>
          </table:table-cell>
          <table:table-cell table:formula="of:=1.05*[.D224]-0.001*[.D224]*[.B224]" office:value-type="float" office:value="10117061.480932" calcext:value-type="float">
            <text:p>10117061</text:p>
          </table:table-cell>
          <table:table-cell table:formula="of:=0.97*[.E224]+0.0002*[.E224]*[.B224]" office:value-type="float" office:value="0.0566919097567713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24" calcext:value-type="float">
            <text:p>224</text:p>
          </table:table-cell>
          <table:table-cell table:formula="of:=1.05*[.D225]-0.001*[.D225]*[.B225]" office:value-type="float" office:value="10622914.5549786" calcext:value-type="float">
            <text:p>10622915</text:p>
          </table:table-cell>
          <table:table-cell table:formula="of:=0.97*[.E225]+0.0002*[.E225]*[.B225]" office:value-type="float" office:value="0.0549911524640682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25" calcext:value-type="float">
            <text:p>225</text:p>
          </table:table-cell>
          <table:table-cell table:formula="of:=1.05*[.D226]-0.001*[.D226]*[.B226]" office:value-type="float" office:value="11154060.2827275" calcext:value-type="float">
            <text:p>11154060</text:p>
          </table:table-cell>
          <table:table-cell table:formula="of:=0.97*[.E226]+0.0002*[.E226]*[.B226]" office:value-type="float" office:value="0.0533414178901461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26" calcext:value-type="float">
            <text:p>226</text:p>
          </table:table-cell>
          <table:table-cell table:formula="of:=1.05*[.D227]-0.001*[.D227]*[.B227]" office:value-type="float" office:value="11711763.2968639" calcext:value-type="float">
            <text:p>11711763</text:p>
          </table:table-cell>
          <table:table-cell table:formula="of:=0.97*[.E227]+0.0002*[.E227]*[.B227]" office:value-type="float" office:value="0.0517411753534417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27" calcext:value-type="float">
            <text:p>227</text:p>
          </table:table-cell>
          <table:table-cell table:formula="of:=1.05*[.D228]-0.001*[.D228]*[.B228]" office:value-type="float" office:value="12297351.4617071" calcext:value-type="float">
            <text:p>12297351</text:p>
          </table:table-cell>
          <table:table-cell table:formula="of:=0.97*[.E228]+0.0002*[.E228]*[.B228]" office:value-type="float" office:value="0.0501889400928385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28" calcext:value-type="float">
            <text:p>228</text:p>
          </table:table-cell>
          <table:table-cell table:formula="of:=1.05*[.D229]-0.001*[.D229]*[.B229]" office:value-type="float" office:value="12912219.0347924" calcext:value-type="float">
            <text:p>12912219</text:p>
          </table:table-cell>
          <table:table-cell table:formula="of:=0.97*[.E229]+0.0002*[.E229]*[.B229]" office:value-type="float" office:value="0.0486832718900533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29" calcext:value-type="float">
            <text:p>229</text:p>
          </table:table-cell>
          <table:table-cell table:formula="of:=1.05*[.D230]-0.001*[.D230]*[.B230]" office:value-type="float" office:value="13557829.9865321" calcext:value-type="float">
            <text:p>13557830</text:p>
          </table:table-cell>
          <table:table-cell table:formula="of:=0.97*[.E230]+0.0002*[.E230]*[.B230]" office:value-type="float" office:value="0.0472227737333517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30" calcext:value-type="float">
            <text:p>230</text:p>
          </table:table-cell>
          <table:table-cell table:formula="of:=1.05*[.D231]-0.001*[.D231]*[.B231]" office:value-type="float" office:value="14235721.4858587" calcext:value-type="float">
            <text:p>14235721</text:p>
          </table:table-cell>
          <table:table-cell table:formula="of:=0.97*[.E231]+0.0002*[.E231]*[.B231]" office:value-type="float" office:value="0.0458060905213512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31" calcext:value-type="float">
            <text:p>231</text:p>
          </table:table-cell>
          <table:table-cell table:formula="of:=1.05*[.D232]-0.001*[.D232]*[.B232]" office:value-type="float" office:value="14947507.5601516" calcext:value-type="float">
            <text:p>14947508</text:p>
          </table:table-cell>
          <table:table-cell table:formula="of:=0.97*[.E232]+0.0002*[.E232]*[.B232]" office:value-type="float" office:value="0.0444319078057106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32" calcext:value-type="float">
            <text:p>232</text:p>
          </table:table-cell>
          <table:table-cell table:formula="of:=1.05*[.D233]-0.001*[.D233]*[.B233]" office:value-type="float" office:value="15694882.9381592" calcext:value-type="float">
            <text:p>15694883</text:p>
          </table:table-cell>
          <table:table-cell table:formula="of:=0.97*[.E233]+0.0002*[.E233]*[.B233]" office:value-type="float" office:value="0.0430989505715393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33" calcext:value-type="float">
            <text:p>233</text:p>
          </table:table-cell>
          <table:table-cell table:formula="of:=1.05*[.D234]-0.001*[.D234]*[.B234]" office:value-type="float" office:value="16479627.0850672" calcext:value-type="float">
            <text:p>16479627</text:p>
          </table:table-cell>
          <table:table-cell table:formula="of:=0.97*[.E234]+0.0002*[.E234]*[.B234]" office:value-type="float" office:value="0.0418059820543931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34" calcext:value-type="float">
            <text:p>234</text:p>
          </table:table-cell>
          <table:table-cell table:formula="of:=1.05*[.D235]-0.001*[.D235]*[.B235]" office:value-type="float" office:value="17303608.4393205" calcext:value-type="float">
            <text:p>17303608</text:p>
          </table:table-cell>
          <table:table-cell table:formula="of:=0.97*[.E235]+0.0002*[.E235]*[.B235]" office:value-type="float" office:value="0.0405518025927614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35" calcext:value-type="float">
            <text:p>235</text:p>
          </table:table-cell>
          <table:table-cell table:formula="of:=1.05*[.D236]-0.001*[.D236]*[.B236]" office:value-type="float" office:value="18168788.8612865" calcext:value-type="float">
            <text:p>18168789</text:p>
          </table:table-cell>
          <table:table-cell table:formula="of:=0.97*[.E236]+0.0002*[.E236]*[.B236]" office:value-type="float" office:value="0.0393352485149785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36" calcext:value-type="float">
            <text:p>236</text:p>
          </table:table-cell>
          <table:table-cell table:formula="of:=1.05*[.D237]-0.001*[.D237]*[.B237]" office:value-type="float" office:value="19077228.3043509" calcext:value-type="float">
            <text:p>19077228</text:p>
          </table:table-cell>
          <table:table-cell table:formula="of:=0.97*[.E237]+0.0002*[.E237]*[.B237]" office:value-type="float" office:value="0.0381551910595291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37" calcext:value-type="float">
            <text:p>237</text:p>
          </table:table-cell>
          <table:table-cell table:formula="of:=1.05*[.D238]-0.001*[.D238]*[.B238]" office:value-type="float" office:value="20031089.7195684" calcext:value-type="float">
            <text:p>20031090</text:p>
          </table:table-cell>
          <table:table-cell table:formula="of:=0.97*[.E238]+0.0002*[.E238]*[.B238]" office:value-type="float" office:value="0.0370105353277433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38" calcext:value-type="float">
            <text:p>238</text:p>
          </table:table-cell>
          <table:table-cell table:formula="of:=1.05*[.D239]-0.001*[.D239]*[.B239]" office:value-type="float" office:value="21032644.2055468" calcext:value-type="float">
            <text:p>21032644</text:p>
          </table:table-cell>
          <table:table-cell table:formula="of:=0.97*[.E239]+0.0002*[.E239]*[.B239]" office:value-type="float" office:value="0.035900219267911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39" calcext:value-type="float">
            <text:p>239</text:p>
          </table:table-cell>
          <table:table-cell table:formula="of:=1.05*[.D240]-0.001*[.D240]*[.B240]" office:value-type="float" office:value="22084276.4158242" calcext:value-type="float">
            <text:p>22084276</text:p>
          </table:table-cell>
          <table:table-cell table:formula="of:=0.97*[.E240]+0.0002*[.E240]*[.B240]" office:value-type="float" office:value="0.0348232126898736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40" calcext:value-type="float">
            <text:p>240</text:p>
          </table:table-cell>
          <table:table-cell table:formula="of:=1.05*[.D241]-0.001*[.D241]*[.B241]" office:value-type="float" office:value="23188490.2366154" calcext:value-type="float">
            <text:p>23188490</text:p>
          </table:table-cell>
          <table:table-cell table:formula="of:=0.97*[.E241]+0.0002*[.E241]*[.B241]" office:value-type="float" office:value="0.0337785163091774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41" calcext:value-type="float">
            <text:p>241</text:p>
          </table:table-cell>
          <table:table-cell table:formula="of:=1.05*[.D242]-0.001*[.D242]*[.B242]" office:value-type="float" office:value="24347914.7484462" calcext:value-type="float">
            <text:p>24347915</text:p>
          </table:table-cell>
          <table:table-cell table:formula="of:=0.97*[.E242]+0.0002*[.E242]*[.B242]" office:value-type="float" office:value="0.0327651608199021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42" calcext:value-type="float">
            <text:p>242</text:p>
          </table:table-cell>
          <table:table-cell table:formula="of:=1.05*[.D243]-0.001*[.D243]*[.B243]" office:value-type="float" office:value="25565310.4858685" calcext:value-type="float">
            <text:p>25565310</text:p>
          </table:table-cell>
          <table:table-cell table:formula="of:=0.97*[.E243]+0.0002*[.E243]*[.B243]" office:value-type="float" office:value="0.031782205995305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43" calcext:value-type="float">
            <text:p>243</text:p>
          </table:table-cell>
          <table:table-cell table:formula="of:=1.05*[.D244]-0.001*[.D244]*[.B244]" office:value-type="float" office:value="26843576.0101619" calcext:value-type="float">
            <text:p>26843576</text:p>
          </table:table-cell>
          <table:table-cell table:formula="of:=0.97*[.E244]+0.0002*[.E244]*[.B244]" office:value-type="float" office:value="0.0308287398154459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44" calcext:value-type="float">
            <text:p>244</text:p>
          </table:table-cell>
          <table:table-cell table:formula="of:=1.05*[.D245]-0.001*[.D245]*[.B245]" office:value-type="float" office:value="28185754.81067" calcext:value-type="float">
            <text:p>28185755</text:p>
          </table:table-cell>
          <table:table-cell table:formula="of:=0.97*[.E245]+0.0002*[.E245]*[.B245]" office:value-type="float" office:value="0.0299038776209825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45" calcext:value-type="float">
            <text:p>245</text:p>
          </table:table-cell>
          <table:table-cell table:formula="of:=1.05*[.D246]-0.001*[.D246]*[.B246]" office:value-type="float" office:value="29595042.5512035" calcext:value-type="float">
            <text:p>29595043</text:p>
          </table:table-cell>
          <table:table-cell table:formula="of:=0.97*[.E246]+0.0002*[.E246]*[.B246]" office:value-type="float" office:value="0.029006761292353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46" calcext:value-type="float">
            <text:p>246</text:p>
          </table:table-cell>
          <table:table-cell table:formula="of:=1.05*[.D247]-0.001*[.D247]*[.B247]" office:value-type="float" office:value="31074794.6787637" calcext:value-type="float">
            <text:p>31074795</text:p>
          </table:table-cell>
          <table:table-cell table:formula="of:=0.97*[.E247]+0.0002*[.E247]*[.B247]" office:value-type="float" office:value="0.0281365584535824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47" calcext:value-type="float">
            <text:p>247</text:p>
          </table:table-cell>
          <table:table-cell table:formula="of:=1.05*[.D248]-0.001*[.D248]*[.B248]" office:value-type="float" office:value="32628534.4127018" calcext:value-type="float">
            <text:p>32628534</text:p>
          </table:table-cell>
          <table:table-cell table:formula="of:=0.97*[.E248]+0.0002*[.E248]*[.B248]" office:value-type="float" office:value="0.027292461699975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48" calcext:value-type="float">
            <text:p>248</text:p>
          </table:table-cell>
          <table:table-cell table:formula="of:=1.05*[.D249]-0.001*[.D249]*[.B249]" office:value-type="float" office:value="34259961.1333369" calcext:value-type="float">
            <text:p>34259961</text:p>
          </table:table-cell>
          <table:table-cell table:formula="of:=0.97*[.E249]+0.0002*[.E249]*[.B249]" office:value-type="float" office:value="0.0264736878489757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49" calcext:value-type="float">
            <text:p>249</text:p>
          </table:table-cell>
          <table:table-cell table:formula="of:=1.05*[.D250]-0.001*[.D250]*[.B250]" office:value-type="float" office:value="35972959.1900038" calcext:value-type="float">
            <text:p>35972959</text:p>
          </table:table-cell>
          <table:table-cell table:formula="of:=0.97*[.E250]+0.0002*[.E250]*[.B250]" office:value-type="float" office:value="0.0256794772135064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50" calcext:value-type="float">
            <text:p>250</text:p>
          </table:table-cell>
          <table:table-cell table:formula="of:=1.05*[.D251]-0.001*[.D251]*[.B251]" office:value-type="float" office:value="37771607.149504" calcext:value-type="float">
            <text:p>37771607</text:p>
          </table:table-cell>
          <table:table-cell table:formula="of:=0.97*[.E251]+0.0002*[.E251]*[.B251]" office:value-type="float" office:value="0.0249090928971013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51" calcext:value-type="float">
            <text:p>251</text:p>
          </table:table-cell>
          <table:table-cell table:formula="of:=1.05*[.D252]-0.001*[.D252]*[.B252]" office:value-type="float" office:value="39660187.5069792" calcext:value-type="float">
            <text:p>39660188</text:p>
          </table:table-cell>
          <table:table-cell table:formula="of:=0.97*[.E252]+0.0002*[.E252]*[.B252]" office:value-type="float" office:value="0.0241618201101882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52" calcext:value-type="float">
            <text:p>252</text:p>
          </table:table-cell>
          <table:table-cell table:formula="of:=1.05*[.D253]-0.001*[.D253]*[.B253]" office:value-type="float" office:value="41643196.8823281" calcext:value-type="float">
            <text:p>41643197</text:p>
          </table:table-cell>
          <table:table-cell table:formula="of:=0.97*[.E253]+0.0002*[.E253]*[.B253]" office:value-type="float" office:value="0.0234369655068826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53" calcext:value-type="float">
            <text:p>253</text:p>
          </table:table-cell>
          <table:table-cell table:formula="of:=1.05*[.D254]-0.001*[.D254]*[.B254]" office:value-type="float" office:value="43725356.7264446" calcext:value-type="float">
            <text:p>43725357</text:p>
          </table:table-cell>
          <table:table-cell table:formula="of:=0.97*[.E254]+0.0002*[.E254]*[.B254]" office:value-type="float" office:value="0.0227338565416761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54" calcext:value-type="float">
            <text:p>254</text:p>
          </table:table-cell>
          <table:table-cell table:formula="of:=1.05*[.D255]-0.001*[.D255]*[.B255]" office:value-type="float" office:value="45911624.5627668" calcext:value-type="float">
            <text:p>45911625</text:p>
          </table:table-cell>
          <table:table-cell table:formula="of:=0.97*[.E255]+0.0002*[.E255]*[.B255]" office:value-type="float" office:value="0.0220518408454258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55" calcext:value-type="float">
            <text:p>255</text:p>
          </table:table-cell>
          <table:table-cell table:formula="of:=1.05*[.D256]-0.001*[.D256]*[.B256]" office:value-type="float" office:value="48207205.7909051" calcext:value-type="float">
            <text:p>48207206</text:p>
          </table:table-cell>
          <table:table-cell table:formula="of:=0.97*[.E256]+0.0002*[.E256]*[.B256]" office:value-type="float" office:value="0.021390285620063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56" calcext:value-type="float">
            <text:p>256</text:p>
          </table:table-cell>
          <table:table-cell table:formula="of:=1.05*[.D257]-0.001*[.D257]*[.B257]" office:value-type="float" office:value="50617566.0804504" calcext:value-type="float">
            <text:p>50617566</text:p>
          </table:table-cell>
          <table:table-cell table:formula="of:=0.97*[.E257]+0.0002*[.E257]*[.B257]" office:value-type="float" office:value="0.0207485770514611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57" calcext:value-type="float">
            <text:p>257</text:p>
          </table:table-cell>
          <table:table-cell table:formula="of:=1.05*[.D258]-0.001*[.D258]*[.B258]" office:value-type="float" office:value="53148444.3844729" calcext:value-type="float">
            <text:p>53148444</text:p>
          </table:table-cell>
          <table:table-cell table:formula="of:=0.97*[.E258]+0.0002*[.E258]*[.B258]" office:value-type="float" office:value="0.0201261197399173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58" calcext:value-type="float">
            <text:p>258</text:p>
          </table:table-cell>
          <table:table-cell table:formula="of:=1.05*[.D259]-0.001*[.D259]*[.B259]" office:value-type="float" office:value="55805866.6036966" calcext:value-type="float">
            <text:p>55805867</text:p>
          </table:table-cell>
          <table:table-cell table:formula="of:=0.97*[.E259]+0.0002*[.E259]*[.B259]" office:value-type="float" office:value="0.0195223361477198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59" calcext:value-type="float">
            <text:p>259</text:p>
          </table:table-cell>
          <table:table-cell table:formula="of:=1.05*[.D260]-0.001*[.D260]*[.B260]" office:value-type="float" office:value="58596159.9338814" calcext:value-type="float">
            <text:p>58596160</text:p>
          </table:table-cell>
          <table:table-cell table:formula="of:=0.97*[.E260]+0.0002*[.E260]*[.B260]" office:value-type="float" office:value="0.0189366660632882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60" calcext:value-type="float">
            <text:p>260</text:p>
          </table:table-cell>
          <table:table-cell table:formula="of:=1.05*[.D261]-0.001*[.D261]*[.B261]" office:value-type="float" office:value="61525967.9305755" calcext:value-type="float">
            <text:p>61525968</text:p>
          </table:table-cell>
          <table:table-cell table:formula="of:=0.97*[.E261]+0.0002*[.E261]*[.B261]" office:value-type="float" office:value="0.0183685660813895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61" calcext:value-type="float">
            <text:p>261</text:p>
          </table:table-cell>
          <table:table-cell table:formula="of:=1.05*[.D262]-0.001*[.D262]*[.B262]" office:value-type="float" office:value="64602266.3271042" calcext:value-type="float">
            <text:p>64602266</text:p>
          </table:table-cell>
          <table:table-cell table:formula="of:=0.97*[.E262]+0.0002*[.E262]*[.B262]" office:value-type="float" office:value="0.0178175090989479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62" calcext:value-type="float">
            <text:p>262</text:p>
          </table:table-cell>
          <table:table-cell table:formula="of:=1.05*[.D263]-0.001*[.D263]*[.B263]" office:value-type="float" office:value="67832379.6434595" calcext:value-type="float">
            <text:p>67832380</text:p>
          </table:table-cell>
          <table:table-cell table:formula="of:=0.97*[.E263]+0.0002*[.E263]*[.B263]" office:value-type="float" office:value="0.0172829838259794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63" calcext:value-type="float">
            <text:p>263</text:p>
          </table:table-cell>
          <table:table-cell table:formula="of:=1.05*[.D264]-0.001*[.D264]*[.B264]" office:value-type="float" office:value="71223998.6256324" calcext:value-type="float">
            <text:p>71223999</text:p>
          </table:table-cell>
          <table:table-cell table:formula="of:=0.97*[.E264]+0.0002*[.E264]*[.B264]" office:value-type="float" office:value="0.0167644943112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64" calcext:value-type="float">
            <text:p>264</text:p>
          </table:table-cell>
          <table:table-cell table:formula="of:=1.05*[.D265]-0.001*[.D265]*[.B265]" office:value-type="float" office:value="74785198.5569141" calcext:value-type="float">
            <text:p>74785199</text:p>
          </table:table-cell>
          <table:table-cell table:formula="of:=0.97*[.E265]+0.0002*[.E265]*[.B265]" office:value-type="float" office:value="0.016261559481864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65" calcext:value-type="float">
            <text:p>265</text:p>
          </table:table-cell>
          <table:table-cell table:formula="of:=1.05*[.D266]-0.001*[.D266]*[.B266]" office:value-type="float" office:value="78524458.4847598" calcext:value-type="float">
            <text:p>78524458</text:p>
          </table:table-cell>
          <table:table-cell table:formula="of:=0.97*[.E266]+0.0002*[.E266]*[.B266]" office:value-type="float" office:value="0.0157737126974081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66" calcext:value-type="float">
            <text:p>266</text:p>
          </table:table-cell>
          <table:table-cell table:formula="of:=1.05*[.D267]-0.001*[.D267]*[.B267]" office:value-type="float" office:value="82450681.4089978" calcext:value-type="float">
            <text:p>82450681</text:p>
          </table:table-cell>
          <table:table-cell table:formula="of:=0.97*[.E267]+0.0002*[.E267]*[.B267]" office:value-type="float" office:value="0.0153005013164859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67" calcext:value-type="float">
            <text:p>267</text:p>
          </table:table-cell>
          <table:table-cell table:formula="of:=1.05*[.D268]-0.001*[.D268]*[.B268]" office:value-type="float" office:value="86573215.4794477" calcext:value-type="float">
            <text:p>86573215</text:p>
          </table:table-cell>
          <table:table-cell table:formula="of:=0.97*[.E268]+0.0002*[.E268]*[.B268]" office:value-type="float" office:value="0.0148414862769913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68" calcext:value-type="float">
            <text:p>268</text:p>
          </table:table-cell>
          <table:table-cell table:formula="of:=1.05*[.D269]-0.001*[.D269]*[.B269]" office:value-type="float" office:value="90901876.25342" calcext:value-type="float">
            <text:p>90901876</text:p>
          </table:table-cell>
          <table:table-cell table:formula="of:=0.97*[.E269]+0.0002*[.E269]*[.B269]" office:value-type="float" office:value="0.0143962416886816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69" calcext:value-type="float">
            <text:p>269</text:p>
          </table:table-cell>
          <table:table-cell table:formula="of:=1.05*[.D270]-0.001*[.D270]*[.B270]" office:value-type="float" office:value="95446970.066091" calcext:value-type="float">
            <text:p>95446970</text:p>
          </table:table-cell>
          <table:table-cell table:formula="of:=0.97*[.E270]+0.0002*[.E270]*[.B270]" office:value-type="float" office:value="0.0139643544380211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70" calcext:value-type="float">
            <text:p>270</text:p>
          </table:table-cell>
          <table:table-cell table:formula="of:=1.05*[.D271]-0.001*[.D271]*[.B271]" office:value-type="float" office:value="100219318.569396" calcext:value-type="float">
            <text:p>100219319</text:p>
          </table:table-cell>
          <table:table-cell table:formula="of:=0.97*[.E271]+0.0002*[.E271]*[.B271]" office:value-type="float" office:value="0.0135454238048805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71" calcext:value-type="float">
            <text:p>271</text:p>
          </table:table-cell>
          <table:table-cell table:formula="of:=1.05*[.D272]-0.001*[.D272]*[.B272]" office:value-type="float" office:value="105230284.497865" calcext:value-type="float">
            <text:p>105230284</text:p>
          </table:table-cell>
          <table:table-cell table:formula="of:=0.97*[.E272]+0.0002*[.E272]*[.B272]" office:value-type="float" office:value="0.0131390610907341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72" calcext:value-type="float">
            <text:p>272</text:p>
          </table:table-cell>
          <table:table-cell table:formula="of:=1.05*[.D273]-0.001*[.D273]*[.B273]" office:value-type="float" office:value="110491798.722759" calcext:value-type="float">
            <text:p>110491799</text:p>
          </table:table-cell>
          <table:table-cell table:formula="of:=0.97*[.E273]+0.0002*[.E273]*[.B273]" office:value-type="float" office:value="0.012744889258012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73" calcext:value-type="float">
            <text:p>273</text:p>
          </table:table-cell>
          <table:table-cell table:formula="of:=1.05*[.D274]-0.001*[.D274]*[.B274]" office:value-type="float" office:value="116016388.658897" calcext:value-type="float">
            <text:p>116016389</text:p>
          </table:table-cell>
          <table:table-cell table:formula="of:=0.97*[.E274]+0.0002*[.E274]*[.B274]" office:value-type="float" office:value="0.0123625425802717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74" calcext:value-type="float">
            <text:p>274</text:p>
          </table:table-cell>
          <table:table-cell table:formula="of:=1.05*[.D275]-0.001*[.D275]*[.B275]" office:value-type="float" office:value="121817208.091841" calcext:value-type="float">
            <text:p>121817208</text:p>
          </table:table-cell>
          <table:table-cell table:formula="of:=0.97*[.E275]+0.0002*[.E275]*[.B275]" office:value-type="float" office:value="0.0119916663028635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75" calcext:value-type="float">
            <text:p>275</text:p>
          </table:table-cell>
          <table:table-cell table:formula="of:=1.05*[.D276]-0.001*[.D276]*[.B276]" office:value-type="float" office:value="127908068.496434" calcext:value-type="float">
            <text:p>127908068</text:p>
          </table:table-cell>
          <table:table-cell table:formula="of:=0.97*[.E276]+0.0002*[.E276]*[.B276]" office:value-type="float" office:value="0.0116319163137776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76" calcext:value-type="float">
            <text:p>276</text:p>
          </table:table-cell>
          <table:table-cell table:formula="of:=1.05*[.D277]-0.001*[.D277]*[.B277]" office:value-type="float" office:value="134303471.921255" calcext:value-type="float">
            <text:p>134303472</text:p>
          </table:table-cell>
          <table:table-cell table:formula="of:=0.97*[.E277]+0.0002*[.E277]*[.B277]" office:value-type="float" office:value="0.0112829588243643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77" calcext:value-type="float">
            <text:p>277</text:p>
          </table:table-cell>
          <table:table-cell table:formula="of:=1.05*[.D278]-0.001*[.D278]*[.B278]" office:value-type="float" office:value="141018645.517318" calcext:value-type="float">
            <text:p>141018646</text:p>
          </table:table-cell>
          <table:table-cell table:formula="of:=0.97*[.E278]+0.0002*[.E278]*[.B278]" office:value-type="float" office:value="0.0109444700596334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78" calcext:value-type="float">
            <text:p>278</text:p>
          </table:table-cell>
          <table:table-cell table:formula="of:=1.05*[.D279]-0.001*[.D279]*[.B279]" office:value-type="float" office:value="148069577.793184" calcext:value-type="float">
            <text:p>148069578</text:p>
          </table:table-cell>
          <table:table-cell table:formula="of:=0.97*[.E279]+0.0002*[.E279]*[.B279]" office:value-type="float" office:value="0.0106161359578444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79" calcext:value-type="float">
            <text:p>279</text:p>
          </table:table-cell>
          <table:table-cell table:formula="of:=1.05*[.D280]-0.001*[.D280]*[.B280]" office:value-type="float" office:value="155473056.682843" calcext:value-type="float">
            <text:p>155473057</text:p>
          </table:table-cell>
          <table:table-cell table:formula="of:=0.97*[.E280]+0.0002*[.E280]*[.B280]" office:value-type="float" office:value="0.010297651879109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80" calcext:value-type="float">
            <text:p>280</text:p>
          </table:table-cell>
          <table:table-cell table:formula="of:=1.05*[.D281]-0.001*[.D281]*[.B281]" office:value-type="float" office:value="163246709.516985" calcext:value-type="float">
            <text:p>163246710</text:p>
          </table:table-cell>
          <table:table-cell table:formula="of:=0.97*[.E281]+0.0002*[.E281]*[.B281]" office:value-type="float" office:value="0.00998872232273576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81" calcext:value-type="float">
            <text:p>281</text:p>
          </table:table-cell>
          <table:table-cell table:formula="of:=1.05*[.D282]-0.001*[.D282]*[.B282]" office:value-type="float" office:value="171409044.992835" calcext:value-type="float">
            <text:p>171409045</text:p>
          </table:table-cell>
          <table:table-cell table:formula="of:=0.97*[.E282]+0.0002*[.E282]*[.B282]" office:value-type="float" office:value="0.00968906065305369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82" calcext:value-type="float">
            <text:p>282</text:p>
          </table:table-cell>
          <table:table-cell table:formula="of:=1.05*[.D283]-0.001*[.D283]*[.B283]" office:value-type="float" office:value="179979497.242476" calcext:value-type="float">
            <text:p>179979497</text:p>
          </table:table-cell>
          <table:table-cell table:formula="of:=0.97*[.E283]+0.0002*[.E283]*[.B283]" office:value-type="float" office:value="0.00939838883346207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83" calcext:value-type="float">
            <text:p>283</text:p>
          </table:table-cell>
          <table:table-cell table:formula="of:=1.05*[.D284]-0.001*[.D284]*[.B284]" office:value-type="float" office:value="188978472.1046" calcext:value-type="float">
            <text:p>188978472</text:p>
          </table:table-cell>
          <table:table-cell table:formula="of:=0.97*[.E284]+0.0002*[.E284]*[.B284]" office:value-type="float" office:value="0.00911643716845821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84" calcext:value-type="float">
            <text:p>284</text:p>
          </table:table-cell>
          <table:table-cell table:formula="of:=1.05*[.D285]-0.001*[.D285]*[.B285]" office:value-type="float" office:value="198427395.70983" calcext:value-type="float">
            <text:p>198427396</text:p>
          </table:table-cell>
          <table:table-cell table:formula="of:=0.97*[.E285]+0.0002*[.E285]*[.B285]" office:value-type="float" office:value="0.00884294405340446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85" calcext:value-type="float">
            <text:p>285</text:p>
          </table:table-cell>
          <table:table-cell table:formula="of:=1.05*[.D286]-0.001*[.D286]*[.B286]" office:value-type="float" office:value="208348765.495322" calcext:value-type="float">
            <text:p>208348765</text:p>
          </table:table-cell>
          <table:table-cell table:formula="of:=0.97*[.E286]+0.0002*[.E286]*[.B286]" office:value-type="float" office:value="0.00857765573180233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86" calcext:value-type="float">
            <text:p>286</text:p>
          </table:table-cell>
          <table:table-cell table:formula="of:=1.05*[.D287]-0.001*[.D287]*[.B287]" office:value-type="float" office:value="218766203.770088" calcext:value-type="float">
            <text:p>218766204</text:p>
          </table:table-cell>
          <table:table-cell table:formula="of:=0.97*[.E287]+0.0002*[.E287]*[.B287]" office:value-type="float" office:value="0.00832032605984826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87" calcext:value-type="float">
            <text:p>287</text:p>
          </table:table-cell>
          <table:table-cell table:formula="of:=1.05*[.D288]-0.001*[.D288]*[.B288]" office:value-type="float" office:value="229704513.958592" calcext:value-type="float">
            <text:p>229704514</text:p>
          </table:table-cell>
          <table:table-cell table:formula="of:=0.97*[.E288]+0.0002*[.E288]*[.B288]" office:value-type="float" office:value="0.00807071627805281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88" calcext:value-type="float">
            <text:p>288</text:p>
          </table:table-cell>
          <table:table-cell table:formula="of:=1.05*[.D289]-0.001*[.D289]*[.B289]" office:value-type="float" office:value="241189739.656522" calcext:value-type="float">
            <text:p>241189740</text:p>
          </table:table-cell>
          <table:table-cell table:formula="of:=0.97*[.E289]+0.0002*[.E289]*[.B289]" office:value-type="float" office:value="0.00782859478971123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89" calcext:value-type="float">
            <text:p>289</text:p>
          </table:table-cell>
          <table:table-cell table:formula="of:=1.05*[.D290]-0.001*[.D290]*[.B290]" office:value-type="float" office:value="253249226.639348" calcext:value-type="float">
            <text:p>253249227</text:p>
          </table:table-cell>
          <table:table-cell table:formula="of:=0.97*[.E290]+0.0002*[.E290]*[.B290]" office:value-type="float" office:value="0.00759373694601989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90" calcext:value-type="float">
            <text:p>290</text:p>
          </table:table-cell>
          <table:table-cell table:formula="of:=1.05*[.D291]-0.001*[.D291]*[.B291]" office:value-type="float" office:value="265911687.971315" calcext:value-type="float">
            <text:p>265911688</text:p>
          </table:table-cell>
          <table:table-cell table:formula="of:=0.97*[.E291]+0.0002*[.E291]*[.B291]" office:value-type="float" office:value="0.0073659248376393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91" calcext:value-type="float">
            <text:p>291</text:p>
          </table:table-cell>
          <table:table-cell table:formula="of:=1.05*[.D292]-0.001*[.D292]*[.B292]" office:value-type="float" office:value="279207272.369881" calcext:value-type="float">
            <text:p>279207272</text:p>
          </table:table-cell>
          <table:table-cell table:formula="of:=0.97*[.E292]+0.0002*[.E292]*[.B292]" office:value-type="float" office:value="0.00714494709251012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92" calcext:value-type="float">
            <text:p>292</text:p>
          </table:table-cell>
          <table:table-cell table:formula="of:=1.05*[.D293]-0.001*[.D293]*[.B293]" office:value-type="float" office:value="293167635.988375" calcext:value-type="float">
            <text:p>293167636</text:p>
          </table:table-cell>
          <table:table-cell table:formula="of:=0.97*[.E293]+0.0002*[.E293]*[.B293]" office:value-type="float" office:value="0.00693059867973481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93" calcext:value-type="float">
            <text:p>293</text:p>
          </table:table-cell>
          <table:table-cell table:formula="of:=1.05*[.D294]-0.001*[.D294]*[.B294]" office:value-type="float" office:value="307826017.787794" calcext:value-type="float">
            <text:p>307826018</text:p>
          </table:table-cell>
          <table:table-cell table:formula="of:=0.97*[.E294]+0.0002*[.E294]*[.B294]" office:value-type="float" office:value="0.00672268071934277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94" calcext:value-type="float">
            <text:p>294</text:p>
          </table:table-cell>
          <table:table-cell table:formula="of:=1.05*[.D295]-0.001*[.D295]*[.B295]" office:value-type="float" office:value="323217318.677183" calcext:value-type="float">
            <text:p>323217319</text:p>
          </table:table-cell>
          <table:table-cell table:formula="of:=0.97*[.E295]+0.0002*[.E295]*[.B295]" office:value-type="float" office:value="0.00652100029776249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95" calcext:value-type="float">
            <text:p>295</text:p>
          </table:table-cell>
          <table:table-cell table:formula="of:=1.05*[.D296]-0.001*[.D296]*[.B296]" office:value-type="float" office:value="339378184.611043" calcext:value-type="float">
            <text:p>339378185</text:p>
          </table:table-cell>
          <table:table-cell table:formula="of:=0.97*[.E296]+0.0002*[.E296]*[.B296]" office:value-type="float" office:value="0.00632537028882961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96" calcext:value-type="float">
            <text:p>296</text:p>
          </table:table-cell>
          <table:table-cell table:formula="of:=1.05*[.D297]-0.001*[.D297]*[.B297]" office:value-type="float" office:value="356347093.841595" calcext:value-type="float">
            <text:p>356347094</text:p>
          </table:table-cell>
          <table:table-cell table:formula="of:=0.97*[.E297]+0.0002*[.E297]*[.B297]" office:value-type="float" office:value="0.00613560918016472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97" calcext:value-type="float">
            <text:p>297</text:p>
          </table:table-cell>
          <table:table-cell table:formula="of:=1.05*[.D298]-0.001*[.D298]*[.B298]" office:value-type="float" office:value="374164448.533675" calcext:value-type="float">
            <text:p>374164449</text:p>
          </table:table-cell>
          <table:table-cell table:formula="of:=0.97*[.E298]+0.0002*[.E298]*[.B298]" office:value-type="float" office:value="0.00595154090475978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98" calcext:value-type="float">
            <text:p>298</text:p>
          </table:table-cell>
          <table:table-cell table:formula="of:=1.05*[.D299]-0.001*[.D299]*[.B299]" office:value-type="float" office:value="392872670.960358" calcext:value-type="float">
            <text:p>392872671</text:p>
          </table:table-cell>
          <table:table-cell table:formula="of:=0.97*[.E299]+0.0002*[.E299]*[.B299]" office:value-type="float" office:value="0.00577299467761699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99" calcext:value-type="float">
            <text:p>299</text:p>
          </table:table-cell>
          <table:table-cell table:formula="of:=1.05*[.D300]-0.001*[.D300]*[.B300]" office:value-type="float" office:value="412516304.508376" calcext:value-type="float">
            <text:p>412516305</text:p>
          </table:table-cell>
          <table:table-cell table:formula="of:=0.97*[.E300]+0.0002*[.E300]*[.B300]" office:value-type="float" office:value="0.00559980483728848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00" calcext:value-type="float">
            <text:p>300</text:p>
          </table:table-cell>
          <table:table-cell table:formula="of:=1.05*[.D301]-0.001*[.D301]*[.B301]" office:value-type="float" office:value="433142119.733795" calcext:value-type="float">
            <text:p>433142120</text:p>
          </table:table-cell>
          <table:table-cell table:formula="of:=0.97*[.E301]+0.0002*[.E301]*[.B301]" office:value-type="float" office:value="0.00543181069216982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01" calcext:value-type="float">
            <text:p>301</text:p>
          </table:table-cell>
          <table:table-cell table:formula="of:=1.05*[.D302]-0.001*[.D302]*[.B302]" office:value-type="float" office:value="454799225.720485" calcext:value-type="float">
            <text:p>454799226</text:p>
          </table:table-cell>
          <table:table-cell table:formula="of:=0.97*[.E302]+0.0002*[.E302]*[.B302]" office:value-type="float" office:value="0.00526885637140473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02" calcext:value-type="float">
            <text:p>302</text:p>
          </table:table-cell>
          <table:table-cell table:formula="of:=1.05*[.D303]-0.001*[.D303]*[.B303]" office:value-type="float" office:value="477539187.006509" calcext:value-type="float">
            <text:p>477539187</text:p>
          </table:table-cell>
          <table:table-cell table:formula="of:=0.97*[.E303]+0.0002*[.E303]*[.B303]" office:value-type="float" office:value="0.00511079068026259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03" calcext:value-type="float">
            <text:p>303</text:p>
          </table:table-cell>
          <table:table-cell table:formula="of:=1.05*[.D304]-0.001*[.D304]*[.B304]" office:value-type="float" office:value="501416146.356835" calcext:value-type="float">
            <text:p>501416146</text:p>
          </table:table-cell>
          <table:table-cell table:formula="of:=0.97*[.E304]+0.0002*[.E304]*[.B304]" office:value-type="float" office:value="0.00495746695985471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04" calcext:value-type="float">
            <text:p>304</text:p>
          </table:table-cell>
          <table:table-cell table:formula="of:=1.05*[.D305]-0.001*[.D305]*[.B305]" office:value-type="float" office:value="526486953.674676" calcext:value-type="float">
            <text:p>526486954</text:p>
          </table:table-cell>
          <table:table-cell table:formula="of:=0.97*[.E305]+0.0002*[.E305]*[.B305]" office:value-type="float" office:value="0.00480874295105907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05" calcext:value-type="float">
            <text:p>305</text:p>
          </table:table-cell>
          <table:table-cell table:formula="of:=1.05*[.D306]-0.001*[.D306]*[.B306]" office:value-type="float" office:value="552811301.35841" calcext:value-type="float">
            <text:p>552811301</text:p>
          </table:table-cell>
          <table:table-cell table:formula="of:=0.97*[.E306]+0.0002*[.E306]*[.B306]" office:value-type="float" office:value="0.00466448066252729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06" calcext:value-type="float">
            <text:p>306</text:p>
          </table:table-cell>
          <table:table-cell table:formula="of:=1.05*[.D307]-0.001*[.D307]*[.B307]" office:value-type="float" office:value="580451866.426331" calcext:value-type="float">
            <text:p>580451866</text:p>
          </table:table-cell>
          <table:table-cell table:formula="of:=0.97*[.E307]+0.0002*[.E307]*[.B307]" office:value-type="float" office:value="0.00452454624265148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07" calcext:value-type="float">
            <text:p>307</text:p>
          </table:table-cell>
          <table:table-cell table:formula="of:=1.05*[.D308]-0.001*[.D308]*[.B308]" office:value-type="float" office:value="609474459.747647" calcext:value-type="float">
            <text:p>609474460</text:p>
          </table:table-cell>
          <table:table-cell table:formula="of:=0.97*[.E308]+0.0002*[.E308]*[.B308]" office:value-type="float" office:value="0.00438880985537193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08" calcext:value-type="float">
            <text:p>308</text:p>
          </table:table-cell>
          <table:table-cell table:formula="of:=1.05*[.D309]-0.001*[.D309]*[.B309]" office:value-type="float" office:value="639948182.73503" calcext:value-type="float">
            <text:p>639948183</text:p>
          </table:table-cell>
          <table:table-cell table:formula="of:=0.97*[.E309]+0.0002*[.E309]*[.B309]" office:value-type="float" office:value="0.00425714555971077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09" calcext:value-type="float">
            <text:p>309</text:p>
          </table:table-cell>
          <table:table-cell table:formula="of:=1.05*[.D310]-0.001*[.D310]*[.B310]" office:value-type="float" office:value="671945591.871781" calcext:value-type="float">
            <text:p>671945592</text:p>
          </table:table-cell>
          <table:table-cell table:formula="of:=0.97*[.E310]+0.0002*[.E310]*[.B310]" office:value-type="float" office:value="0.00412943119291945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10" calcext:value-type="float">
            <text:p>310</text:p>
          </table:table-cell>
          <table:table-cell table:formula="of:=1.05*[.D311]-0.001*[.D311]*[.B311]" office:value-type="float" office:value="705542871.46537" calcext:value-type="float">
            <text:p>705542871</text:p>
          </table:table-cell>
          <table:table-cell table:formula="of:=0.97*[.E311]+0.0002*[.E311]*[.B311]" office:value-type="float" office:value="0.00400554825713187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11" calcext:value-type="float">
            <text:p>311</text:p>
          </table:table-cell>
          <table:table-cell table:formula="of:=1.05*[.D312]-0.001*[.D312]*[.B312]" office:value-type="float" office:value="740820015.038639" calcext:value-type="float">
            <text:p>740820015</text:p>
          </table:table-cell>
          <table:table-cell table:formula="of:=0.97*[.E312]+0.0002*[.E312]*[.B312]" office:value-type="float" office:value="0.00388538180941791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12" calcext:value-type="float">
            <text:p>312</text:p>
          </table:table-cell>
          <table:table-cell table:formula="of:=1.05*[.D313]-0.001*[.D313]*[.B313]" office:value-type="float" office:value="777861015.790571" calcext:value-type="float">
            <text:p>777861016</text:p>
          </table:table-cell>
          <table:table-cell table:formula="of:=0.97*[.E313]+0.0002*[.E313]*[.B313]" office:value-type="float" office:value="0.00376882035513537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13" calcext:value-type="float">
            <text:p>313</text:p>
          </table:table-cell>
          <table:table-cell table:formula="of:=1.05*[.D314]-0.001*[.D314]*[.B314]" office:value-type="float" office:value="816754066.5801" calcext:value-type="float">
            <text:p>816754067</text:p>
          </table:table-cell>
          <table:table-cell table:formula="of:=0.97*[.E314]+0.0002*[.E314]*[.B314]" office:value-type="float" office:value="0.00365575574448131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14" calcext:value-type="float">
            <text:p>314</text:p>
          </table:table-cell>
          <table:table-cell table:formula="of:=1.05*[.D315]-0.001*[.D315]*[.B315]" office:value-type="float" office:value="857591769.909105" calcext:value-type="float">
            <text:p>857591770</text:p>
          </table:table-cell>
          <table:table-cell table:formula="of:=0.97*[.E315]+0.0002*[.E315]*[.B315]" office:value-type="float" office:value="0.00354608307214687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15" calcext:value-type="float">
            <text:p>315</text:p>
          </table:table-cell>
          <table:table-cell table:formula="of:=1.05*[.D316]-0.001*[.D316]*[.B316]" office:value-type="float" office:value="900471358.40456" calcext:value-type="float">
            <text:p>900471358</text:p>
          </table:table-cell>
          <table:table-cell table:formula="of:=0.97*[.E316]+0.0002*[.E316]*[.B316]" office:value-type="float" office:value="0.00343970057998247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16" calcext:value-type="float">
            <text:p>316</text:p>
          </table:table-cell>
          <table:table-cell table:formula="of:=1.05*[.D317]-0.001*[.D317]*[.B317]" office:value-type="float" office:value="945494926.324788" calcext:value-type="float">
            <text:p>945494926</text:p>
          </table:table-cell>
          <table:table-cell table:formula="of:=0.97*[.E317]+0.0002*[.E317]*[.B317]" office:value-type="float" office:value="0.00333650956258299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17" calcext:value-type="float">
            <text:p>317</text:p>
          </table:table-cell>
          <table:table-cell table:formula="of:=1.05*[.D318]-0.001*[.D318]*[.B318]" office:value-type="float" office:value="992769672.641027" calcext:value-type="float">
            <text:p>992769673</text:p>
          </table:table-cell>
          <table:table-cell table:formula="of:=0.97*[.E318]+0.0002*[.E318]*[.B318]" office:value-type="float" office:value="0.0032364142757055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18" calcext:value-type="float">
            <text:p>318</text:p>
          </table:table-cell>
          <table:table-cell table:formula="of:=1.05*[.D319]-0.001*[.D319]*[.B319]" office:value-type="float" office:value="1042408156.27308" calcext:value-type="float">
            <text:p>1042408156</text:p>
          </table:table-cell>
          <table:table-cell table:formula="of:=0.97*[.E319]+0.0002*[.E319]*[.B319]" office:value-type="float" office:value="0.00313932184743434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19" calcext:value-type="float">
            <text:p>319</text:p>
          </table:table-cell>
          <table:table-cell table:formula="of:=1.05*[.D320]-0.001*[.D320]*[.B320]" office:value-type="float" office:value="1094528564.08673" calcext:value-type="float">
            <text:p>1094528564</text:p>
          </table:table-cell>
          <table:table-cell table:formula="of:=0.97*[.E320]+0.0002*[.E320]*[.B320]" office:value-type="float" office:value="0.00304514219201131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20" calcext:value-type="float">
            <text:p>320</text:p>
          </table:table-cell>
          <table:table-cell table:formula="of:=1.05*[.D321]-0.001*[.D321]*[.B321]" office:value-type="float" office:value="1149254992.29107" calcext:value-type="float">
            <text:p>1149254992</text:p>
          </table:table-cell>
          <table:table-cell table:formula="of:=0.97*[.E321]+0.0002*[.E321]*[.B321]" office:value-type="float" office:value="0.00295378792625097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21" calcext:value-type="float">
            <text:p>321</text:p>
          </table:table-cell>
          <table:table-cell table:formula="of:=1.05*[.D322]-0.001*[.D322]*[.B322]" office:value-type="float" office:value="1206717741.90562" calcext:value-type="float">
            <text:p>1206717742</text:p>
          </table:table-cell>
          <table:table-cell table:formula="of:=0.97*[.E322]+0.0002*[.E322]*[.B322]" office:value-type="float" office:value="0.00286517428846344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22" calcext:value-type="float">
            <text:p>322</text:p>
          </table:table-cell>
          <table:table-cell table:formula="of:=1.05*[.D323]-0.001*[.D323]*[.B323]" office:value-type="float" office:value="1267053629.0009" calcext:value-type="float">
            <text:p>1267053629</text:p>
          </table:table-cell>
          <table:table-cell table:formula="of:=0.97*[.E323]+0.0002*[.E323]*[.B323]" office:value-type="float" office:value="0.00277921905980954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23" calcext:value-type="float">
            <text:p>323</text:p>
          </table:table-cell>
          <table:table-cell table:formula="of:=1.05*[.D324]-0.001*[.D324]*[.B324]" office:value-type="float" office:value="1330406310.45095" calcext:value-type="float">
            <text:p>1330406310</text:p>
          </table:table-cell>
          <table:table-cell table:formula="of:=0.97*[.E324]+0.0002*[.E324]*[.B324]" office:value-type="float" office:value="0.00269584248801525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24" calcext:value-type="float">
            <text:p>324</text:p>
          </table:table-cell>
          <table:table-cell table:formula="of:=1.05*[.D325]-0.001*[.D325]*[.B325]" office:value-type="float" office:value="1396926625.9735" calcext:value-type="float">
            <text:p>1396926626</text:p>
          </table:table-cell>
          <table:table-cell table:formula="of:=0.97*[.E325]+0.0002*[.E325]*[.B325]" office:value-type="float" office:value="0.00261496721337479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25" calcext:value-type="float">
            <text:p>325</text:p>
          </table:table-cell>
          <table:table-cell table:formula="of:=1.05*[.D326]-0.001*[.D326]*[.B326]" office:value-type="float" office:value="1466772957.27217" calcext:value-type="float">
            <text:p>1466772957</text:p>
          </table:table-cell>
          <table:table-cell table:formula="of:=0.97*[.E326]+0.0002*[.E326]*[.B326]" office:value-type="float" office:value="0.00253651819697355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26" calcext:value-type="float">
            <text:p>326</text:p>
          </table:table-cell>
          <table:table-cell table:formula="of:=1.05*[.D327]-0.001*[.D327]*[.B327]" office:value-type="float" office:value="1540111605.13578" calcext:value-type="float">
            <text:p>1540111605</text:p>
          </table:table-cell>
          <table:table-cell table:formula="of:=0.97*[.E327]+0.0002*[.E327]*[.B327]" office:value-type="float" office:value="0.00246042265106434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27" calcext:value-type="float">
            <text:p>327</text:p>
          </table:table-cell>
          <table:table-cell table:formula="of:=1.05*[.D328]-0.001*[.D328]*[.B328]" office:value-type="float" office:value="1617117185.39257" calcext:value-type="float">
            <text:p>1617117185</text:p>
          </table:table-cell>
          <table:table-cell table:formula="of:=0.97*[.E328]+0.0002*[.E328]*[.B328]" office:value-type="float" office:value="0.00238660997153241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28" calcext:value-type="float">
            <text:p>328</text:p>
          </table:table-cell>
          <table:table-cell table:formula="of:=1.05*[.D329]-0.001*[.D329]*[.B329]" office:value-type="float" office:value="1697973044.6622" calcext:value-type="float">
            <text:p>1697973045</text:p>
          </table:table-cell>
          <table:table-cell table:formula="of:=0.97*[.E329]+0.0002*[.E329]*[.B329]" office:value-type="float" office:value="0.00231501167238644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29" calcext:value-type="float">
            <text:p>329</text:p>
          </table:table-cell>
          <table:table-cell table:formula="of:=1.05*[.D330]-0.001*[.D330]*[.B330]" office:value-type="float" office:value="1782871696.89531" calcext:value-type="float">
            <text:p>1782871697</text:p>
          </table:table-cell>
          <table:table-cell table:formula="of:=0.97*[.E330]+0.0002*[.E330]*[.B330]" office:value-type="float" office:value="0.00224556132221485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30" calcext:value-type="float">
            <text:p>330</text:p>
          </table:table-cell>
          <table:table-cell table:formula="of:=1.05*[.D331]-0.001*[.D331]*[.B331]" office:value-type="float" office:value="1872015281.74007" calcext:value-type="float">
            <text:p>1872015282</text:p>
          </table:table-cell>
          <table:table-cell table:formula="of:=0.97*[.E331]+0.0002*[.E331]*[.B331]" office:value-type="float" office:value="0.0021781944825484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31" calcext:value-type="float">
            <text:p>331</text:p>
          </table:table-cell>
          <table:table-cell table:formula="of:=1.05*[.D332]-0.001*[.D332]*[.B332]" office:value-type="float" office:value="1965616045.82708" calcext:value-type="float">
            <text:p>1965616046</text:p>
          </table:table-cell>
          <table:table-cell table:formula="of:=0.97*[.E332]+0.0002*[.E332]*[.B332]" office:value-type="float" office:value="0.00211284864807195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32" calcext:value-type="float">
            <text:p>332</text:p>
          </table:table-cell>
          <table:table-cell table:formula="of:=1.05*[.D333]-0.001*[.D333]*[.B333]" office:value-type="float" office:value="2063896848.11843" calcext:value-type="float">
            <text:p>2063896848</text:p>
          </table:table-cell>
          <table:table-cell table:formula="of:=0.97*[.E333]+0.0002*[.E333]*[.B333]" office:value-type="float" office:value="0.00204946318862979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33" calcext:value-type="float">
            <text:p>333</text:p>
          </table:table-cell>
          <table:table-cell table:formula="of:=1.05*[.D334]-0.001*[.D334]*[.B334]" office:value-type="float" office:value="2167091690.52435" calcext:value-type="float">
            <text:p>2167091691</text:p>
          </table:table-cell>
          <table:table-cell table:formula="of:=0.97*[.E334]+0.0002*[.E334]*[.B334]" office:value-type="float" office:value="0.0019879792929709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34" calcext:value-type="float">
            <text:p>334</text:p>
          </table:table-cell>
          <table:table-cell table:formula="of:=1.05*[.D335]-0.001*[.D335]*[.B335]" office:value-type="float" office:value="2275446275.05057" calcext:value-type="float">
            <text:p>2275446275</text:p>
          </table:table-cell>
          <table:table-cell table:formula="of:=0.97*[.E335]+0.0002*[.E335]*[.B335]" office:value-type="float" office:value="0.00192833991418177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35" calcext:value-type="float">
            <text:p>335</text:p>
          </table:table-cell>
          <table:table-cell table:formula="of:=1.05*[.D336]-0.001*[.D336]*[.B336]" office:value-type="float" office:value="2389218588.8031" calcext:value-type="float">
            <text:p>2389218589</text:p>
          </table:table-cell>
          <table:table-cell table:formula="of:=0.97*[.E336]+0.0002*[.E336]*[.B336]" office:value-type="float" office:value="0.00187048971675632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36" calcext:value-type="float">
            <text:p>336</text:p>
          </table:table-cell>
          <table:table-cell table:formula="of:=1.05*[.D337]-0.001*[.D337]*[.B337]" office:value-type="float" office:value="2508679518.24325" calcext:value-type="float">
            <text:p>2508679518</text:p>
          </table:table-cell>
          <table:table-cell table:formula="of:=0.97*[.E337]+0.0002*[.E337]*[.B337]" office:value-type="float" office:value="0.00181437502525363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37" calcext:value-type="float">
            <text:p>337</text:p>
          </table:table-cell>
          <table:table-cell table:formula="of:=1.05*[.D338]-0.001*[.D338]*[.B338]" office:value-type="float" office:value="2634113494.15542" calcext:value-type="float">
            <text:p>2634113494</text:p>
          </table:table-cell>
          <table:table-cell table:formula="of:=0.97*[.E338]+0.0002*[.E338]*[.B338]" office:value-type="float" office:value="0.00175994377449602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38" calcext:value-type="float">
            <text:p>338</text:p>
          </table:table-cell>
          <table:table-cell table:formula="of:=1.05*[.D339]-0.001*[.D339]*[.B339]" office:value-type="float" office:value="2765819168.86319" calcext:value-type="float">
            <text:p>2765819169</text:p>
          </table:table-cell>
          <table:table-cell table:formula="of:=0.97*[.E339]+0.0002*[.E339]*[.B339]" office:value-type="float" office:value="0.00170714546126114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39" calcext:value-type="float">
            <text:p>339</text:p>
          </table:table-cell>
          <table:table-cell table:formula="of:=1.05*[.D340]-0.001*[.D340]*[.B340]" office:value-type="float" office:value="2904110127.30635" calcext:value-type="float">
            <text:p>2904110127</text:p>
          </table:table-cell>
          <table:table-cell table:formula="of:=0.97*[.E340]+0.0002*[.E340]*[.B340]" office:value-type="float" office:value="0.0016559310974233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40" calcext:value-type="float">
            <text:p>340</text:p>
          </table:table-cell>
          <table:table-cell table:formula="of:=1.05*[.D341]-0.001*[.D341]*[.B341]" office:value-type="float" office:value="3049315633.67166" calcext:value-type="float">
            <text:p>3049315634</text:p>
          </table:table-cell>
          <table:table-cell table:formula="of:=0.97*[.E341]+0.0002*[.E341]*[.B341]" office:value-type="float" office:value="0.0016062531645006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41" calcext:value-type="float">
            <text:p>341</text:p>
          </table:table-cell>
          <table:table-cell table:formula="of:=1.05*[.D342]-0.001*[.D342]*[.B342]" office:value-type="float" office:value="3201781415.35525" calcext:value-type="float">
            <text:p>3201781415</text:p>
          </table:table-cell>
          <table:table-cell table:formula="of:=0.97*[.E342]+0.0002*[.E342]*[.B342]" office:value-type="float" office:value="0.00155806556956559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42" calcext:value-type="float">
            <text:p>342</text:p>
          </table:table-cell>
          <table:table-cell table:formula="of:=1.05*[.D343]-0.001*[.D343]*[.B343]" office:value-type="float" office:value="3361870486.12301" calcext:value-type="float">
            <text:p>3361870486</text:p>
          </table:table-cell>
          <table:table-cell table:formula="of:=0.97*[.E343]+0.0002*[.E343]*[.B343]" office:value-type="float" office:value="0.00151132360247862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43" calcext:value-type="float">
            <text:p>343</text:p>
          </table:table-cell>
          <table:table-cell table:formula="of:=1.05*[.D344]-0.001*[.D344]*[.B344]" office:value-type="float" office:value="3529964010.42916" calcext:value-type="float">
            <text:p>3529964010</text:p>
          </table:table-cell>
          <table:table-cell table:formula="of:=0.97*[.E344]+0.0002*[.E344]*[.B344]" office:value-type="float" office:value="0.00146598389440426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44" calcext:value-type="float">
            <text:p>344</text:p>
          </table:table-cell>
          <table:table-cell table:formula="of:=1.05*[.D345]-0.001*[.D345]*[.B345]" office:value-type="float" office:value="3706462210.95062" calcext:value-type="float">
            <text:p>3706462211</text:p>
          </table:table-cell>
          <table:table-cell table:formula="of:=0.97*[.E345]+0.0002*[.E345]*[.B345]" office:value-type="float" office:value="0.00142200437757213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45" calcext:value-type="float">
            <text:p>345</text:p>
          </table:table-cell>
          <table:table-cell table:formula="of:=1.05*[.D346]-0.001*[.D346]*[.B346]" office:value-type="float" office:value="3891785321.49815" calcext:value-type="float">
            <text:p>3891785321</text:p>
          </table:table-cell>
          <table:table-cell table:formula="of:=0.97*[.E346]+0.0002*[.E346]*[.B346]" office:value-type="float" office:value="0.00137934424624497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46" calcext:value-type="float">
            <text:p>346</text:p>
          </table:table-cell>
          <table:table-cell table:formula="of:=1.05*[.D347]-0.001*[.D347]*[.B347]" office:value-type="float" office:value="4086374587.57306" calcext:value-type="float">
            <text:p>4086374588</text:p>
          </table:table-cell>
          <table:table-cell table:formula="of:=0.97*[.E347]+0.0002*[.E347]*[.B347]" office:value-type="float" office:value="0.00133796391885762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47" calcext:value-type="float">
            <text:p>347</text:p>
          </table:table-cell>
          <table:table-cell table:formula="of:=1.05*[.D348]-0.001*[.D348]*[.B348]" office:value-type="float" office:value="4290693316.95171" calcext:value-type="float">
            <text:p>4290693317</text:p>
          </table:table-cell>
          <table:table-cell table:formula="of:=0.97*[.E348]+0.0002*[.E348]*[.B348]" office:value-type="float" office:value="0.00129782500129189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48" calcext:value-type="float">
            <text:p>348</text:p>
          </table:table-cell>
          <table:table-cell table:formula="of:=1.05*[.D349]-0.001*[.D349]*[.B349]" office:value-type="float" office:value="4505227982.7993" calcext:value-type="float">
            <text:p>4505227983</text:p>
          </table:table-cell>
          <table:table-cell table:formula="of:=0.97*[.E349]+0.0002*[.E349]*[.B349]" office:value-type="float" office:value="0.00125889025125313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49" calcext:value-type="float">
            <text:p>349</text:p>
          </table:table-cell>
          <table:table-cell table:formula="of:=1.05*[.D350]-0.001*[.D350]*[.B350]" office:value-type="float" office:value="4730489381.93926" calcext:value-type="float">
            <text:p>4730489382</text:p>
          </table:table-cell>
          <table:table-cell table:formula="of:=0.97*[.E350]+0.0002*[.E350]*[.B350]" office:value-type="float" office:value="0.00122112354371554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50" calcext:value-type="float">
            <text:p>350</text:p>
          </table:table-cell>
          <table:table-cell table:formula="of:=1.05*[.D351]-0.001*[.D351]*[.B351]" office:value-type="float" office:value="4967013851.03622" calcext:value-type="float">
            <text:p>4967013851</text:p>
          </table:table-cell>
          <table:table-cell table:formula="of:=0.97*[.E351]+0.0002*[.E351]*[.B351]" office:value-type="float" office:value="0.00118448983740407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51" calcext:value-type="float">
            <text:p>351</text:p>
          </table:table-cell>
          <table:table-cell table:formula="of:=1.05*[.D352]-0.001*[.D352]*[.B352]" office:value-type="float" office:value="5215364543.58804" calcext:value-type="float">
            <text:p>5215364544</text:p>
          </table:table-cell>
          <table:table-cell table:formula="of:=0.97*[.E352]+0.0002*[.E352]*[.B352]" office:value-type="float" office:value="0.00114895514228195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52" calcext:value-type="float">
            <text:p>352</text:p>
          </table:table-cell>
          <table:table-cell table:formula="of:=1.05*[.D353]-0.001*[.D353]*[.B353]" office:value-type="float" office:value="5476132770.76744" calcext:value-type="float">
            <text:p>5476132771</text:p>
          </table:table-cell>
          <table:table-cell table:formula="of:=0.97*[.E353]+0.0002*[.E353]*[.B353]" office:value-type="float" office:value="0.00111448648801349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53" calcext:value-type="float">
            <text:p>353</text:p>
          </table:table-cell>
          <table:table-cell table:formula="of:=1.05*[.D354]-0.001*[.D354]*[.B354]" office:value-type="float" office:value="5749939409.30581" calcext:value-type="float">
            <text:p>5749939409</text:p>
          </table:table-cell>
          <table:table-cell table:formula="of:=0.97*[.E354]+0.0002*[.E354]*[.B354]" office:value-type="float" office:value="0.00108105189337309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54" calcext:value-type="float">
            <text:p>354</text:p>
          </table:table-cell>
          <table:table-cell table:formula="of:=1.05*[.D355]-0.001*[.D355]*[.B355]" office:value-type="float" office:value="6037436379.7711" calcext:value-type="float">
            <text:p>6037436380</text:p>
          </table:table-cell>
          <table:table-cell table:formula="of:=0.97*[.E355]+0.0002*[.E355]*[.B355]" office:value-type="float" office:value="0.00104862033657189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55" calcext:value-type="float">
            <text:p>355</text:p>
          </table:table-cell>
          <table:table-cell table:formula="of:=1.05*[.D356]-0.001*[.D356]*[.B356]" office:value-type="float" office:value="6339308198.75966" calcext:value-type="float">
            <text:p>6339308199</text:p>
          </table:table-cell>
          <table:table-cell table:formula="of:=0.97*[.E356]+0.0002*[.E356]*[.B356]" office:value-type="float" office:value="0.00101716172647474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56" calcext:value-type="float">
            <text:p>356</text:p>
          </table:table-cell>
          <table:table-cell table:formula="of:=1.05*[.D357]-0.001*[.D357]*[.B357]" office:value-type="float" office:value="6656273608.69764" calcext:value-type="float">
            <text:p>6656273609</text:p>
          </table:table-cell>
          <table:table-cell table:formula="of:=0.97*[.E357]+0.0002*[.E357]*[.B357]" office:value-type="float" office:value="0.000986646874680496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57" calcext:value-type="float">
            <text:p>357</text:p>
          </table:table-cell>
          <table:table-cell table:formula="of:=1.05*[.D358]-0.001*[.D358]*[.B358]" office:value-type="float" office:value="6989087289.13252" calcext:value-type="float">
            <text:p>6989087289</text:p>
          </table:table-cell>
          <table:table-cell table:formula="of:=0.97*[.E358]+0.0002*[.E358]*[.B358]" office:value-type="float" office:value="0.000957047468440081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58" calcext:value-type="float">
            <text:p>358</text:p>
          </table:table-cell>
          <table:table-cell table:formula="of:=1.05*[.D359]-0.001*[.D359]*[.B359]" office:value-type="float" office:value="7338541653.58915" calcext:value-type="float">
            <text:p>7338541654</text:p>
          </table:table-cell>
          <table:table-cell table:formula="of:=0.97*[.E359]+0.0002*[.E359]*[.B359]" office:value-type="float" office:value="0.000928336044386878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59" calcext:value-type="float">
            <text:p>359</text:p>
          </table:table-cell>
          <table:table-cell table:formula="of:=1.05*[.D360]-0.001*[.D360]*[.B360]" office:value-type="float" office:value="7705468736.26861" calcext:value-type="float">
            <text:p>7705468736</text:p>
          </table:table-cell>
          <table:table-cell table:formula="of:=0.97*[.E360]+0.0002*[.E360]*[.B360]" office:value-type="float" office:value="0.000900485963055272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60" calcext:value-type="float">
            <text:p>360</text:p>
          </table:table-cell>
          <table:table-cell table:formula="of:=1.05*[.D361]-0.001*[.D361]*[.B361]" office:value-type="float" office:value="8090742173.08204" calcext:value-type="float">
            <text:p>8090742173</text:p>
          </table:table-cell>
          <table:table-cell table:formula="of:=0.97*[.E361]+0.0002*[.E361]*[.B361]" office:value-type="float" office:value="0.000873471384163614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61" calcext:value-type="float">
            <text:p>361</text:p>
          </table:table-cell>
          <table:table-cell table:formula="of:=1.05*[.D362]-0.001*[.D362]*[.B362]" office:value-type="float" office:value="8495279281.73614" calcext:value-type="float">
            <text:p>8495279282</text:p>
          </table:table-cell>
          <table:table-cell table:formula="of:=0.97*[.E362]+0.0002*[.E362]*[.B362]" office:value-type="float" office:value="0.000847267242638705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62" calcext:value-type="float">
            <text:p>362</text:p>
          </table:table-cell>
          <table:table-cell table:formula="of:=1.05*[.D363]-0.001*[.D363]*[.B363]" office:value-type="float" office:value="8920043245.82295" calcext:value-type="float">
            <text:p>8920043246</text:p>
          </table:table-cell>
          <table:table-cell table:formula="of:=0.97*[.E363]+0.0002*[.E363]*[.B363]" office:value-type="float" office:value="0.000821849225359544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63" calcext:value-type="float">
            <text:p>363</text:p>
          </table:table-cell>
          <table:table-cell table:formula="of:=1.05*[.D364]-0.001*[.D364]*[.B364]" office:value-type="float" office:value="9366045408.11409" calcext:value-type="float">
            <text:p>9366045408</text:p>
          </table:table-cell>
          <table:table-cell table:formula="of:=0.97*[.E364]+0.0002*[.E364]*[.B364]" office:value-type="float" office:value="0.000797193748598758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64" calcext:value-type="float">
            <text:p>364</text:p>
          </table:table-cell>
          <table:table-cell table:formula="of:=1.05*[.D365]-0.001*[.D365]*[.B365]" office:value-type="float" office:value="9834347678.5198" calcext:value-type="float">
            <text:p>9834347679</text:p>
          </table:table-cell>
          <table:table-cell table:formula="of:=0.97*[.E365]+0.0002*[.E365]*[.B365]" office:value-type="float" office:value="0.000773277936140795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65" calcext:value-type="float">
            <text:p>365</text:p>
          </table:table-cell>
          <table:table-cell table:formula="of:=1.05*[.D366]-0.001*[.D366]*[.B366]" office:value-type="float" office:value="10326065062.4458" calcext:value-type="float">
            <text:p>10326065062</text:p>
          </table:table-cell>
          <table:table-cell table:formula="of:=0.97*[.E366]+0.0002*[.E366]*[.B366]" office:value-type="float" office:value="0.000750079598056571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66" calcext:value-type="float">
            <text:p>366</text:p>
          </table:table-cell>
          <table:table-cell table:formula="of:=1.05*[.D367]-0.001*[.D367]*[.B367]" office:value-type="float" office:value="10842368315.5681" calcext:value-type="float">
            <text:p>10842368316</text:p>
          </table:table-cell>
          <table:table-cell table:formula="of:=0.97*[.E367]+0.0002*[.E367]*[.B367]" office:value-type="float" office:value="0.000727577210114874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67" calcext:value-type="float">
            <text:p>367</text:p>
          </table:table-cell>
          <table:table-cell table:formula="of:=1.05*[.D368]-0.001*[.D368]*[.B368]" office:value-type="float" office:value="11384486731.3465" calcext:value-type="float">
            <text:p>11384486731</text:p>
          </table:table-cell>
          <table:table-cell table:formula="of:=0.97*[.E368]+0.0002*[.E368]*[.B368]" office:value-type="float" office:value="0.000705749893811428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68" calcext:value-type="float">
            <text:p>368</text:p>
          </table:table-cell>
          <table:table-cell table:formula="of:=1.05*[.D369]-0.001*[.D369]*[.B369]" office:value-type="float" office:value="11953711067.9138" calcext:value-type="float">
            <text:p>11953711068</text:p>
          </table:table-cell>
          <table:table-cell table:formula="of:=0.97*[.E369]+0.0002*[.E369]*[.B369]" office:value-type="float" office:value="0.000684577396997085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69" calcext:value-type="float">
            <text:p>369</text:p>
          </table:table-cell>
          <table:table-cell table:formula="of:=1.05*[.D370]-0.001*[.D370]*[.B370]" office:value-type="float" office:value="12551396621.3095" calcext:value-type="float">
            <text:p>12551396621</text:p>
          </table:table-cell>
          <table:table-cell table:formula="of:=0.97*[.E370]+0.0002*[.E370]*[.B370]" office:value-type="float" office:value="0.000664040075087172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70" calcext:value-type="float">
            <text:p>370</text:p>
          </table:table-cell>
          <table:table-cell table:formula="of:=1.05*[.D371]-0.001*[.D371]*[.B371]" office:value-type="float" office:value="13178966452.375" calcext:value-type="float">
            <text:p>13178966452</text:p>
          </table:table-cell>
          <table:table-cell table:formula="of:=0.97*[.E371]+0.0002*[.E371]*[.B371]" office:value-type="float" office:value="0.000644118872834557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71" calcext:value-type="float">
            <text:p>371</text:p>
          </table:table-cell>
          <table:table-cell table:formula="of:=1.05*[.D372]-0.001*[.D372]*[.B372]" office:value-type="float" office:value="13837914774.9937" calcext:value-type="float">
            <text:p>13837914775</text:p>
          </table:table-cell>
          <table:table-cell table:formula="of:=0.97*[.E372]+0.0002*[.E372]*[.B372]" office:value-type="float" office:value="0.00062479530664952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72" calcext:value-type="float">
            <text:p>372</text:p>
          </table:table-cell>
          <table:table-cell table:formula="of:=1.05*[.D373]-0.001*[.D373]*[.B373]" office:value-type="float" office:value="14529810513.7434" calcext:value-type="float">
            <text:p>14529810514</text:p>
          </table:table-cell>
          <table:table-cell table:formula="of:=0.97*[.E373]+0.0002*[.E373]*[.B373]" office:value-type="float" office:value="0.000606051447450035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73" calcext:value-type="float">
            <text:p>373</text:p>
          </table:table-cell>
          <table:table-cell table:formula="of:=1.05*[.D374]-0.001*[.D374]*[.B374]" office:value-type="float" office:value="15256301039.4306" calcext:value-type="float">
            <text:p>15256301039</text:p>
          </table:table-cell>
          <table:table-cell table:formula="of:=0.97*[.E374]+0.0002*[.E374]*[.B374]" office:value-type="float" office:value="0.000587869904026534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74" calcext:value-type="float">
            <text:p>374</text:p>
          </table:table-cell>
          <table:table-cell table:formula="of:=1.05*[.D375]-0.001*[.D375]*[.B375]" office:value-type="float" office:value="16019116091.4021" calcext:value-type="float">
            <text:p>16019116091</text:p>
          </table:table-cell>
          <table:table-cell table:formula="of:=0.97*[.E375]+0.0002*[.E375]*[.B375]" office:value-type="float" office:value="0.000570233806905738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75" calcext:value-type="float">
            <text:p>375</text:p>
          </table:table-cell>
          <table:table-cell table:formula="of:=1.05*[.D376]-0.001*[.D376]*[.B376]" office:value-type="float" office:value="16820071895.9722" calcext:value-type="float">
            <text:p>16820071896</text:p>
          </table:table-cell>
          <table:table-cell table:formula="of:=0.97*[.E376]+0.0002*[.E376]*[.B376]" office:value-type="float" office:value="0.000553126792698565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76" calcext:value-type="float">
            <text:p>376</text:p>
          </table:table-cell>
          <table:table-cell table:formula="of:=1.05*[.D377]-0.001*[.D377]*[.B377]" office:value-type="float" office:value="17661075490.7708" calcext:value-type="float">
            <text:p>17661075491</text:p>
          </table:table-cell>
          <table:table-cell table:formula="of:=0.97*[.E377]+0.0002*[.E377]*[.B377]" office:value-type="float" office:value="0.000536532988917608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77" calcext:value-type="float">
            <text:p>377</text:p>
          </table:table-cell>
          <table:table-cell table:formula="of:=1.05*[.D378]-0.001*[.D378]*[.B378]" office:value-type="float" office:value="18544129265.3094" calcext:value-type="float">
            <text:p>18544129265</text:p>
          </table:table-cell>
          <table:table-cell table:formula="of:=0.97*[.E378]+0.0002*[.E378]*[.B378]" office:value-type="float" office:value="0.00052043699925008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78" calcext:value-type="float">
            <text:p>378</text:p>
          </table:table-cell>
          <table:table-cell table:formula="of:=1.05*[.D379]-0.001*[.D379]*[.B379]" office:value-type="float" office:value="19471335728.5748" calcext:value-type="float">
            <text:p>19471335729</text:p>
          </table:table-cell>
          <table:table-cell table:formula="of:=0.97*[.E379]+0.0002*[.E379]*[.B379]" office:value-type="float" office:value="0.000504823889272578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79" calcext:value-type="float">
            <text:p>379</text:p>
          </table:table-cell>
          <table:table-cell table:formula="of:=1.05*[.D380]-0.001*[.D380]*[.B380]" office:value-type="float" office:value="20444902515.0036" calcext:value-type="float">
            <text:p>20444902515</text:p>
          </table:table-cell>
          <table:table-cell table:formula="of:=0.97*[.E380]+0.0002*[.E380]*[.B380]" office:value-type="float" office:value="0.0004896791725944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80" calcext:value-type="float">
            <text:p>380</text:p>
          </table:table-cell>
          <table:table-cell table:formula="of:=1.05*[.D381]-0.001*[.D381]*[.B381]" office:value-type="float" office:value="21467147640.7538" calcext:value-type="float">
            <text:p>21467147641</text:p>
          </table:table-cell>
          <table:table-cell table:formula="of:=0.97*[.E381]+0.0002*[.E381]*[.B381]" office:value-type="float" office:value="0.000474988797416568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81" calcext:value-type="float">
            <text:p>381</text:p>
          </table:table-cell>
          <table:table-cell table:formula="of:=1.05*[.D382]-0.001*[.D382]*[.B382]" office:value-type="float" office:value="22540505022.7915" calcext:value-type="float">
            <text:p>22540505023</text:p>
          </table:table-cell>
          <table:table-cell table:formula="of:=0.97*[.E382]+0.0002*[.E382]*[.B382]" office:value-type="float" office:value="0.000460739133494071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82" calcext:value-type="float">
            <text:p>382</text:p>
          </table:table-cell>
          <table:table-cell table:formula="of:=1.05*[.D383]-0.001*[.D383]*[.B383]" office:value-type="float" office:value="23667530273.931" calcext:value-type="float">
            <text:p>23667530274</text:p>
          </table:table-cell>
          <table:table-cell table:formula="of:=0.97*[.E383]+0.0002*[.E383]*[.B383]" office:value-type="float" office:value="0.000446916959489249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83" calcext:value-type="float">
            <text:p>383</text:p>
          </table:table-cell>
          <table:table-cell table:formula="of:=1.05*[.D384]-0.001*[.D384]*[.B384]" office:value-type="float" office:value="24850906787.6276" calcext:value-type="float">
            <text:p>24850906788</text:p>
          </table:table-cell>
          <table:table-cell table:formula="of:=0.97*[.E384]+0.0002*[.E384]*[.B384]" office:value-type="float" office:value="0.000433509450704572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84" calcext:value-type="float">
            <text:p>384</text:p>
          </table:table-cell>
          <table:table-cell table:formula="of:=1.05*[.D385]-0.001*[.D385]*[.B385]" office:value-type="float" office:value="26093452127.009" calcext:value-type="float">
            <text:p>26093452127</text:p>
          </table:table-cell>
          <table:table-cell table:formula="of:=0.97*[.E385]+0.0002*[.E385]*[.B385]" office:value-type="float" office:value="0.000420504167183435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85" calcext:value-type="float">
            <text:p>385</text:p>
          </table:table-cell>
          <table:table-cell table:formula="of:=1.05*[.D386]-0.001*[.D386]*[.B386]" office:value-type="float" office:value="27398124733.3594" calcext:value-type="float">
            <text:p>27398124733</text:p>
          </table:table-cell>
          <table:table-cell table:formula="of:=0.97*[.E386]+0.0002*[.E386]*[.B386]" office:value-type="float" office:value="0.000407889042167931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86" calcext:value-type="float">
            <text:p>386</text:p>
          </table:table-cell>
          <table:table-cell table:formula="of:=1.05*[.D387]-0.001*[.D387]*[.B387]" office:value-type="float" office:value="28768030970.0274" calcext:value-type="float">
            <text:p>28768030970</text:p>
          </table:table-cell>
          <table:table-cell table:formula="of:=0.97*[.E387]+0.0002*[.E387]*[.B387]" office:value-type="float" office:value="0.000395652370902893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87" calcext:value-type="float">
            <text:p>387</text:p>
          </table:table-cell>
          <table:table-cell table:formula="of:=1.05*[.D388]-0.001*[.D388]*[.B388]" office:value-type="float" office:value="30206432518.5287" calcext:value-type="float">
            <text:p>30206432519</text:p>
          </table:table-cell>
          <table:table-cell table:formula="of:=0.97*[.E388]+0.0002*[.E388]*[.B388]" office:value-type="float" office:value="0.000383782799775807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88" calcext:value-type="float">
            <text:p>388</text:p>
          </table:table-cell>
          <table:table-cell table:formula="of:=1.05*[.D389]-0.001*[.D389]*[.B389]" office:value-type="float" office:value="31716754144.4552" calcext:value-type="float">
            <text:p>31716754144</text:p>
          </table:table-cell>
          <table:table-cell table:formula="of:=0.97*[.E389]+0.0002*[.E389]*[.B389]" office:value-type="float" office:value="0.000372269315782532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89" calcext:value-type="float">
            <text:p>389</text:p>
          </table:table-cell>
          <table:table-cell table:formula="of:=1.05*[.D390]-0.001*[.D390]*[.B390]" office:value-type="float" office:value="33302591851.6779" calcext:value-type="float">
            <text:p>33302591852</text:p>
          </table:table-cell>
          <table:table-cell table:formula="of:=0.97*[.E390]+0.0002*[.E390]*[.B390]" office:value-type="float" office:value="0.000361101236309056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90" calcext:value-type="float">
            <text:p>390</text:p>
          </table:table-cell>
          <table:table-cell table:formula="of:=1.05*[.D391]-0.001*[.D391]*[.B391]" office:value-type="float" office:value="34967721444.2618" calcext:value-type="float">
            <text:p>34967721444</text:p>
          </table:table-cell>
          <table:table-cell table:formula="of:=0.97*[.E391]+0.0002*[.E391]*[.B391]" office:value-type="float" office:value="0.000350268199219785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91" calcext:value-type="float">
            <text:p>391</text:p>
          </table:table-cell>
          <table:table-cell table:formula="of:=1.05*[.D392]-0.001*[.D392]*[.B392]" office:value-type="float" office:value="36716107516.4749" calcext:value-type="float">
            <text:p>36716107516</text:p>
          </table:table-cell>
          <table:table-cell table:formula="of:=0.97*[.E392]+0.0002*[.E392]*[.B392]" office:value-type="float" office:value="0.000339760153243191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92" calcext:value-type="float">
            <text:p>392</text:p>
          </table:table-cell>
          <table:table-cell table:formula="of:=1.05*[.D393]-0.001*[.D393]*[.B393]" office:value-type="float" office:value="38551912892.2987" calcext:value-type="float">
            <text:p>38551912892</text:p>
          </table:table-cell>
          <table:table-cell table:formula="of:=0.97*[.E393]+0.0002*[.E393]*[.B393]" office:value-type="float" office:value="0.000329567348645895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93" calcext:value-type="float">
            <text:p>393</text:p>
          </table:table-cell>
          <table:table-cell table:formula="of:=1.05*[.D394]-0.001*[.D394]*[.B394]" office:value-type="float" office:value="40479508536.9136" calcext:value-type="float">
            <text:p>40479508537</text:p>
          </table:table-cell>
          <table:table-cell table:formula="of:=0.97*[.E394]+0.0002*[.E394]*[.B394]" office:value-type="float" office:value="0.000319680328186519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94" calcext:value-type="float">
            <text:p>394</text:p>
          </table:table-cell>
          <table:table-cell table:formula="of:=1.05*[.D395]-0.001*[.D395]*[.B395]" office:value-type="float" office:value="42503483963.7593" calcext:value-type="float">
            <text:p>42503483964</text:p>
          </table:table-cell>
          <table:table-cell table:formula="of:=0.97*[.E395]+0.0002*[.E395]*[.B395]" office:value-type="float" office:value="0.000310089918340923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95" calcext:value-type="float">
            <text:p>395</text:p>
          </table:table-cell>
          <table:table-cell table:formula="of:=1.05*[.D396]-0.001*[.D396]*[.B396]" office:value-type="float" office:value="44628658161.9473" calcext:value-type="float">
            <text:p>44628658162</text:p>
          </table:table-cell>
          <table:table-cell table:formula="of:=0.97*[.E396]+0.0002*[.E396]*[.B396]" office:value-type="float" office:value="0.000300787220790695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96" calcext:value-type="float">
            <text:p>396</text:p>
          </table:table-cell>
          <table:table-cell table:formula="of:=1.05*[.D397]-0.001*[.D397]*[.B397]" office:value-type="float" office:value="46860091070.0446" calcext:value-type="float">
            <text:p>46860091070</text:p>
          </table:table-cell>
          <table:table-cell table:formula="of:=0.97*[.E397]+0.0002*[.E397]*[.B397]" office:value-type="float" office:value="0.000291763604166974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97" calcext:value-type="float">
            <text:p>397</text:p>
          </table:table-cell>
          <table:table-cell table:formula="of:=1.05*[.D398]-0.001*[.D398]*[.B398]" office:value-type="float" office:value="49203095623.5469" calcext:value-type="float">
            <text:p>49203095624</text:p>
          </table:table-cell>
          <table:table-cell table:formula="of:=0.97*[.E398]+0.0002*[.E398]*[.B398]" office:value-type="float" office:value="0.000283010696041965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98" calcext:value-type="float">
            <text:p>398</text:p>
          </table:table-cell>
          <table:table-cell table:formula="of:=1.05*[.D399]-0.001*[.D399]*[.B399]" office:value-type="float" office:value="51663250404.7242" calcext:value-type="float">
            <text:p>51663250405</text:p>
          </table:table-cell>
          <table:table-cell table:formula="of:=0.97*[.E399]+0.0002*[.E399]*[.B399]" office:value-type="float" office:value="0.000274520375160706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99" calcext:value-type="float">
            <text:p>399</text:p>
          </table:table-cell>
          <table:table-cell table:formula="of:=1.05*[.D400]-0.001*[.D400]*[.B400]" office:value-type="float" office:value="54246412924.9604" calcext:value-type="float">
            <text:p>54246412925</text:p>
          </table:table-cell>
          <table:table-cell table:formula="of:=0.97*[.E400]+0.0002*[.E400]*[.B400]" office:value-type="float" office:value="0.000266284763905885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400" calcext:value-type="float">
            <text:p>400</text:p>
          </table:table-cell>
          <table:table-cell table:formula="of:=1.05*[.D401]-0.001*[.D401]*[.B401]" office:value-type="float" office:value="56958733571.2084" calcext:value-type="float">
            <text:p>56958733571</text:p>
          </table:table-cell>
          <table:table-cell table:formula="of:=0.97*[.E401]+0.0002*[.E401]*[.B401]" office:value-type="float" office:value="0.000258296220988708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401" calcext:value-type="float">
            <text:p>401</text:p>
          </table:table-cell>
          <table:table-cell table:formula="of:=1.05*[.D402]-0.001*[.D402]*[.B402]" office:value-type="float" office:value="59806670249.7689" calcext:value-type="float">
            <text:p>59806670250</text:p>
          </table:table-cell>
          <table:table-cell table:formula="of:=0.97*[.E402]+0.0002*[.E402]*[.B402]" office:value-type="float" office:value="0.000250547334359047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402" calcext:value-type="float">
            <text:p>402</text:p>
          </table:table-cell>
          <table:table-cell table:formula="of:=1.05*[.D403]-0.001*[.D403]*[.B403]" office:value-type="float" office:value="62797003762.2573" calcext:value-type="float">
            <text:p>62797003762</text:p>
          </table:table-cell>
          <table:table-cell table:formula="of:=0.97*[.E403]+0.0002*[.E403]*[.B403]" office:value-type="float" office:value="0.000243030914328276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403" calcext:value-type="float">
            <text:p>403</text:p>
          </table:table-cell>
          <table:table-cell table:formula="of:=1.05*[.D404]-0.001*[.D404]*[.B404]" office:value-type="float" office:value="65936853950.3702" calcext:value-type="float">
            <text:p>65936853950</text:p>
          </table:table-cell>
          <table:table-cell table:formula="of:=0.97*[.E404]+0.0002*[.E404]*[.B404]" office:value-type="float" office:value="0.000235739986898428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404" calcext:value-type="float">
            <text:p>404</text:p>
          </table:table-cell>
          <table:table-cell table:formula="of:=1.05*[.D405]-0.001*[.D405]*[.B405]" office:value-type="float" office:value="69233696647.8887" calcext:value-type="float">
            <text:p>69233696648</text:p>
          </table:table-cell>
          <table:table-cell table:formula="of:=0.97*[.E405]+0.0002*[.E405]*[.B405]" office:value-type="float" office:value="0.000228667787291475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405" calcext:value-type="float">
            <text:p>405</text:p>
          </table:table-cell>
          <table:table-cell table:formula="of:=1.05*[.D406]-0.001*[.D406]*[.B406]" office:value-type="float" office:value="72695381480.2831" calcext:value-type="float">
            <text:p>72695381480</text:p>
          </table:table-cell>
          <table:table-cell table:formula="of:=0.97*[.E406]+0.0002*[.E406]*[.B406]" office:value-type="float" office:value="0.00022180775367273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406" calcext:value-type="float">
            <text:p>406</text:p>
          </table:table-cell>
          <table:table-cell table:formula="of:=1.05*[.D407]-0.001*[.D407]*[.B407]" office:value-type="float" office:value="76330150554.2973" calcext:value-type="float">
            <text:p>76330150554</text:p>
          </table:table-cell>
          <table:table-cell table:formula="of:=0.97*[.E407]+0.0002*[.E407]*[.B407]" office:value-type="float" office:value="0.000215153521062549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407" calcext:value-type="float">
            <text:p>407</text:p>
          </table:table-cell>
          <table:table-cell table:formula="of:=1.05*[.D408]-0.001*[.D408]*[.B408]" office:value-type="float" office:value="80146658082.0122" calcext:value-type="float">
            <text:p>80146658082</text:p>
          </table:table-cell>
          <table:table-cell table:formula="of:=0.97*[.E408]+0.0002*[.E408]*[.B408]" office:value-type="float" office:value="0.000208698915430672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408" calcext:value-type="float">
            <text:p>408</text:p>
          </table:table-cell>
          <table:table-cell table:formula="of:=1.05*[.D409]-0.001*[.D409]*[.B409]" office:value-type="float" office:value="84153990986.1128" calcext:value-type="float">
            <text:p>84153990986</text:p>
          </table:table-cell>
          <table:table-cell table:formula="of:=0.97*[.E409]+0.0002*[.E409]*[.B409]" office:value-type="float" office:value="0.000202437947967752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409" calcext:value-type="float">
            <text:p>409</text:p>
          </table:table-cell>
          <table:table-cell table:formula="of:=1.05*[.D410]-0.001*[.D410]*[.B410]" office:value-type="float" office:value="88361690535.4185" calcext:value-type="float">
            <text:p>88361690535</text:p>
          </table:table-cell>
          <table:table-cell table:formula="of:=0.97*[.E410]+0.0002*[.E410]*[.B410]" office:value-type="float" office:value="0.000196364809528719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410" calcext:value-type="float">
            <text:p>410</text:p>
          </table:table-cell>
          <table:table-cell table:formula="of:=1.05*[.D411]-0.001*[.D411]*[.B411]" office:value-type="float" office:value="92779775062.1894" calcext:value-type="float">
            <text:p>92779775062</text:p>
          </table:table-cell>
          <table:table-cell table:formula="of:=0.97*[.E411]+0.0002*[.E411]*[.B411]" office:value-type="float" office:value="0.000190473865242858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411" calcext:value-type="float">
            <text:p>411</text:p>
          </table:table-cell>
          <table:table-cell table:formula="of:=1.05*[.D412]-0.001*[.D412]*[.B412]" office:value-type="float" office:value="97418763815.2988" calcext:value-type="float">
            <text:p>97418763815</text:p>
          </table:table-cell>
          <table:table-cell table:formula="of:=0.97*[.E412]+0.0002*[.E412]*[.B412]" office:value-type="float" office:value="0.000184759649285572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412" calcext:value-type="float">
            <text:p>412</text:p>
          </table:table-cell>
          <table:table-cell table:formula="of:=1.05*[.D413]-0.001*[.D413]*[.B413]" office:value-type="float" office:value="102289702006.064" calcext:value-type="float">
            <text:p>102289702006</text:p>
          </table:table-cell>
          <table:table-cell table:formula="of:=0.97*[.E413]+0.0002*[.E413]*[.B413]" office:value-type="float" office:value="0.000179216859807005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413" calcext:value-type="float">
            <text:p>413</text:p>
          </table:table-cell>
          <table:table-cell table:formula="of:=1.05*[.D414]-0.001*[.D414]*[.B414]" office:value-type="float" office:value="107404187106.367" calcext:value-type="float">
            <text:p>107404187106</text:p>
          </table:table-cell>
          <table:table-cell table:formula="of:=0.97*[.E414]+0.0002*[.E414]*[.B414]" office:value-type="float" office:value="0.000173840354012795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414" calcext:value-type="float">
            <text:p>414</text:p>
          </table:table-cell>
          <table:table-cell table:formula="of:=1.05*[.D415]-0.001*[.D415]*[.B415]" office:value-type="float" office:value="112774396461.685" calcext:value-type="float">
            <text:p>112774396462</text:p>
          </table:table-cell>
          <table:table-cell table:formula="of:=0.97*[.E415]+0.0002*[.E415]*[.B415]" office:value-type="float" office:value="0.000168625143392411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415" calcext:value-type="float">
            <text:p>415</text:p>
          </table:table-cell>
          <table:table-cell table:formula="of:=1.05*[.D416]-0.001*[.D416]*[.B416]" office:value-type="float" office:value="118413116284.77" calcext:value-type="float">
            <text:p>118413116285</text:p>
          </table:table-cell>
          <table:table-cell table:formula="of:=0.97*[.E416]+0.0002*[.E416]*[.B416]" office:value-type="float" office:value="0.000163566389090639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416" calcext:value-type="float">
            <text:p>416</text:p>
          </table:table-cell>
          <table:table-cell table:formula="of:=1.05*[.D417]-0.001*[.D417]*[.B417]" office:value-type="float" office:value="124333772099.008" calcext:value-type="float">
            <text:p>124333772099</text:p>
          </table:table-cell>
          <table:table-cell table:formula="of:=0.97*[.E417]+0.0002*[.E417]*[.B417]" office:value-type="float" office:value="0.000158659397417919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417" calcext:value-type="float">
            <text:p>417</text:p>
          </table:table-cell>
          <table:table-cell table:formula="of:=1.05*[.D418]-0.001*[.D418]*[.B418]" office:value-type="float" office:value="130550460703.958" calcext:value-type="float">
            <text:p>130550460704</text:p>
          </table:table-cell>
          <table:table-cell table:formula="of:=0.97*[.E418]+0.0002*[.E418]*[.B418]" office:value-type="float" office:value="0.000153899615495382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418" calcext:value-type="float">
            <text:p>418</text:p>
          </table:table-cell>
          <table:table-cell table:formula="of:=1.05*[.D419]-0.001*[.D419]*[.B419]" office:value-type="float" office:value="137077983739.156" calcext:value-type="float">
            <text:p>137077983739</text:p>
          </table:table-cell>
          <table:table-cell table:formula="of:=0.97*[.E419]+0.0002*[.E419]*[.B419]" office:value-type="float" office:value="0.00014928262703052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419" calcext:value-type="float">
            <text:p>419</text:p>
          </table:table-cell>
          <table:table-cell table:formula="of:=1.05*[.D420]-0.001*[.D420]*[.B420]" office:value-type="float" office:value="143931882926.114" calcext:value-type="float">
            <text:p>143931882926</text:p>
          </table:table-cell>
          <table:table-cell table:formula="of:=0.97*[.E420]+0.0002*[.E420]*[.B420]" office:value-type="float" office:value="0.000144804148219605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420" calcext:value-type="float">
            <text:p>420</text:p>
          </table:table-cell>
          <table:table-cell table:formula="of:=1.05*[.D421]-0.001*[.D421]*[.B421]" office:value-type="float" office:value="151128477072.42" calcext:value-type="float">
            <text:p>151128477072</text:p>
          </table:table-cell>
          <table:table-cell table:formula="of:=0.97*[.E421]+0.0002*[.E421]*[.B421]" office:value-type="float" office:value="0.000140460023773017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421" calcext:value-type="float">
            <text:p>421</text:p>
          </table:table-cell>
          <table:table-cell table:formula="of:=1.05*[.D422]-0.001*[.D422]*[.B422]" office:value-type="float" office:value="158684900926.041" calcext:value-type="float">
            <text:p>158684900926</text:p>
          </table:table-cell>
          <table:table-cell table:formula="of:=0.97*[.E422]+0.0002*[.E422]*[.B422]" office:value-type="float" office:value="0.000136246223059826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422" calcext:value-type="float">
            <text:p>422</text:p>
          </table:table-cell>
          <table:table-cell table:formula="of:=1.05*[.D423]-0.001*[.D423]*[.B423]" office:value-type="float" office:value="166619145972.343" calcext:value-type="float">
            <text:p>166619145972</text:p>
          </table:table-cell>
          <table:table-cell table:formula="of:=0.97*[.E423]+0.0002*[.E423]*[.B423]" office:value-type="float" office:value="0.000132158836368031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423" calcext:value-type="float">
            <text:p>423</text:p>
          </table:table-cell>
          <table:table-cell table:formula="of:=1.05*[.D424]-0.001*[.D424]*[.B424]" office:value-type="float" office:value="174950103270.96" calcext:value-type="float">
            <text:p>174950103271</text:p>
          </table:table-cell>
          <table:table-cell table:formula="of:=0.97*[.E424]+0.0002*[.E424]*[.B424]" office:value-type="float" office:value="0.00012819407127699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424" calcext:value-type="float">
            <text:p>424</text:p>
          </table:table-cell>
          <table:table-cell table:formula="of:=1.05*[.D425]-0.001*[.D425]*[.B425]" office:value-type="float" office:value="183697608434.508" calcext:value-type="float">
            <text:p>183697608435</text:p>
          </table:table-cell>
          <table:table-cell table:formula="of:=0.97*[.E425]+0.0002*[.E425]*[.B425]" office:value-type="float" office:value="0.000124348249138681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425" calcext:value-type="float">
            <text:p>425</text:p>
          </table:table-cell>
          <table:table-cell table:formula="of:=1.05*[.D426]-0.001*[.D426]*[.B426]" office:value-type="float" office:value="192882488856.234" calcext:value-type="float">
            <text:p>192882488856</text:p>
          </table:table-cell>
          <table:table-cell table:formula="of:=0.97*[.E426]+0.0002*[.E426]*[.B426]" office:value-type="float" office:value="0.00012061780166452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426" calcext:value-type="float">
            <text:p>426</text:p>
          </table:table-cell>
          <table:table-cell table:formula="of:=1.05*[.D427]-0.001*[.D427]*[.B427]" office:value-type="float" office:value="202526613299.045" calcext:value-type="float">
            <text:p>202526613299</text:p>
          </table:table-cell>
          <table:table-cell table:formula="of:=0.97*[.E427]+0.0002*[.E427]*[.B427]" office:value-type="float" office:value="0.000116999267614585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427" calcext:value-type="float">
            <text:p>427</text:p>
          </table:table-cell>
          <table:table-cell table:formula="of:=1.05*[.D428]-0.001*[.D428]*[.B428]" office:value-type="float" office:value="212652943963.998" calcext:value-type="float">
            <text:p>212652943964</text:p>
          </table:table-cell>
          <table:table-cell table:formula="of:=0.97*[.E428]+0.0002*[.E428]*[.B428]" office:value-type="float" office:value="0.000113489289586147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428" calcext:value-type="float">
            <text:p>428</text:p>
          </table:table-cell>
          <table:table-cell table:formula="of:=1.05*[.D429]-0.001*[.D429]*[.B429]" office:value-type="float" office:value="223285591162.197" calcext:value-type="float">
            <text:p>223285591162</text:p>
          </table:table-cell>
          <table:table-cell table:formula="of:=0.97*[.E429]+0.0002*[.E429]*[.B429]" office:value-type="float" office:value="0.000110084610898563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429" calcext:value-type="float">
            <text:p>429</text:p>
          </table:table-cell>
          <table:table-cell table:formula="of:=1.05*[.D430]-0.001*[.D430]*[.B430]" office:value-type="float" office:value="234449870720.307" calcext:value-type="float">
            <text:p>234449870720</text:p>
          </table:table-cell>
          <table:table-cell table:formula="of:=0.97*[.E430]+0.0002*[.E430]*[.B430]" office:value-type="float" office:value="0.000106782072571606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430" calcext:value-type="float">
            <text:p>430</text:p>
          </table:table-cell>
          <table:table-cell table:formula="of:=1.05*[.D431]-0.001*[.D431]*[.B431]" office:value-type="float" office:value="246172364256.323" calcext:value-type="float">
            <text:p>246172364256</text:p>
          </table:table-cell>
          <table:table-cell table:formula="of:=0.97*[.E431]+0.0002*[.E431]*[.B431]" office:value-type="float" office:value="0.000103578610394458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431" calcext:value-type="float">
            <text:p>431</text:p>
          </table:table-cell>
          <table:table-cell table:formula="of:=1.05*[.D432]-0.001*[.D432]*[.B432]" office:value-type="float" office:value="258480982469.139" calcext:value-type="float">
            <text:p>258480982469</text:p>
          </table:table-cell>
          <table:table-cell table:formula="of:=0.97*[.E432]+0.0002*[.E432]*[.B432]" office:value-type="float" office:value="0.000100471252082624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432" calcext:value-type="float">
            <text:p>432</text:p>
          </table:table-cell>
          <table:table-cell table:formula="of:=1.05*[.D433]-0.001*[.D433]*[.B433]" office:value-type="float" office:value="271405031592.596" calcext:value-type="float">
            <text:p>271405031593</text:p>
          </table:table-cell>
          <table:table-cell table:formula="of:=0.97*[.E433]+0.0002*[.E433]*[.B433]" office:value-type="float" office:value="0.0000974571145201451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433" calcext:value-type="float">
            <text:p>433</text:p>
          </table:table-cell>
          <table:table-cell table:formula="of:=1.05*[.D434]-0.001*[.D434]*[.B434]" office:value-type="float" office:value="284975283172.226" calcext:value-type="float">
            <text:p>284975283172</text:p>
          </table:table-cell>
          <table:table-cell table:formula="of:=0.97*[.E434]+0.0002*[.E434]*[.B434]" office:value-type="float" office:value="0.0000945334010845408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434" calcext:value-type="float">
            <text:p>434</text:p>
          </table:table-cell>
          <table:table-cell table:formula="of:=1.05*[.D435]-0.001*[.D435]*[.B435]" office:value-type="float" office:value="299224047330.837" calcext:value-type="float">
            <text:p>299224047331</text:p>
          </table:table-cell>
          <table:table-cell table:formula="of:=0.97*[.E435]+0.0002*[.E435]*[.B435]" office:value-type="float" office:value="0.0000916973990520046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435" calcext:value-type="float">
            <text:p>435</text:p>
          </table:table-cell>
          <table:table-cell table:formula="of:=1.05*[.D436]-0.001*[.D436]*[.B436]" office:value-type="float" office:value="314185249697.379" calcext:value-type="float">
            <text:p>314185249697</text:p>
          </table:table-cell>
          <table:table-cell table:formula="of:=0.97*[.E436]+0.0002*[.E436]*[.B436]" office:value-type="float" office:value="0.0000889464770804444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436" calcext:value-type="float">
            <text:p>436</text:p>
          </table:table-cell>
          <table:table-cell table:formula="of:=1.05*[.D437]-0.001*[.D437]*[.B437]" office:value-type="float" office:value="329894512182.248" calcext:value-type="float">
            <text:p>329894512182</text:p>
          </table:table-cell>
          <table:table-cell table:formula="of:=0.97*[.E437]+0.0002*[.E437]*[.B437]" office:value-type="float" office:value="0.0000862780827680311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437" calcext:value-type="float">
            <text:p>437</text:p>
          </table:table-cell>
          <table:table-cell table:formula="of:=1.05*[.D438]-0.001*[.D438]*[.B438]" office:value-type="float" office:value="346389237791.36" calcext:value-type="float">
            <text:p>346389237791</text:p>
          </table:table-cell>
          <table:table-cell table:formula="of:=0.97*[.E438]+0.0002*[.E438]*[.B438]" office:value-type="float" office:value="0.0000836897402849901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438" calcext:value-type="float">
            <text:p>438</text:p>
          </table:table-cell>
          <table:table-cell table:formula="of:=1.05*[.D439]-0.001*[.D439]*[.B439]" office:value-type="float" office:value="363708699680.928" calcext:value-type="float">
            <text:p>363708699681</text:p>
          </table:table-cell>
          <table:table-cell table:formula="of:=0.97*[.E439]+0.0002*[.E439]*[.B439]" office:value-type="float" office:value="0.0000811790480764404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439" calcext:value-type="float">
            <text:p>439</text:p>
          </table:table-cell>
          <table:table-cell table:formula="of:=1.05*[.D440]-0.001*[.D440]*[.B440]" office:value-type="float" office:value="381894134664.975" calcext:value-type="float">
            <text:p>381894134665</text:p>
          </table:table-cell>
          <table:table-cell table:formula="of:=0.97*[.E440]+0.0002*[.E440]*[.B440]" office:value-type="float" office:value="0.0000787436766341472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440" calcext:value-type="float">
            <text:p>440</text:p>
          </table:table-cell>
          <table:table-cell table:formula="of:=1.05*[.D441]-0.001*[.D441]*[.B441]" office:value-type="float" office:value="400988841398.224" calcext:value-type="float">
            <text:p>400988841398</text:p>
          </table:table-cell>
          <table:table-cell table:formula="of:=0.97*[.E441]+0.0002*[.E441]*[.B441]" office:value-type="float" office:value="0.0000763813663351228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441" calcext:value-type="float">
            <text:p>441</text:p>
          </table:table-cell>
          <table:table-cell table:formula="of:=1.05*[.D442]-0.001*[.D442]*[.B442]" office:value-type="float" office:value="421038283468.135" calcext:value-type="float">
            <text:p>421038283468</text:p>
          </table:table-cell>
          <table:table-cell table:formula="of:=0.97*[.E442]+0.0002*[.E442]*[.B442]" office:value-type="float" office:value="0.0000740899253450691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442" calcext:value-type="float">
            <text:p>442</text:p>
          </table:table-cell>
          <table:table-cell table:formula="of:=1.05*[.D443]-0.001*[.D443]*[.B443]" office:value-type="float" office:value="442090197641.542" calcext:value-type="float">
            <text:p>442090197642</text:p>
          </table:table-cell>
          <table:table-cell table:formula="of:=0.97*[.E443]+0.0002*[.E443]*[.B443]" office:value-type="float" office:value="0.000071867227584717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443" calcext:value-type="float">
            <text:p>443</text:p>
          </table:table-cell>
          <table:table-cell table:formula="of:=1.05*[.D444]-0.001*[.D444]*[.B444]" office:value-type="float" office:value="464194707523.619" calcext:value-type="float">
            <text:p>464194707524</text:p>
          </table:table-cell>
          <table:table-cell table:formula="of:=0.97*[.E444]+0.0002*[.E444]*[.B444]" office:value-type="float" office:value="0.0000697112107571755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444" calcext:value-type="float">
            <text:p>444</text:p>
          </table:table-cell>
          <table:table-cell table:formula="of:=1.05*[.D445]-0.001*[.D445]*[.B445]" office:value-type="float" office:value="487404442899.8" calcext:value-type="float">
            <text:p>487404442900</text:p>
          </table:table-cell>
          <table:table-cell table:formula="of:=0.97*[.E445]+0.0002*[.E445]*[.B445]" office:value-type="float" office:value="0.0000676198744344603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445" calcext:value-type="float">
            <text:p>445</text:p>
          </table:table-cell>
          <table:table-cell table:formula="of:=1.05*[.D446]-0.001*[.D446]*[.B446]" office:value-type="float" office:value="511774665044.79" calcext:value-type="float">
            <text:p>511774665045</text:p>
          </table:table-cell>
          <table:table-cell table:formula="of:=0.97*[.E446]+0.0002*[.E446]*[.B446]" office:value-type="float" office:value="0.0000655912782014264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446" calcext:value-type="float">
            <text:p>446</text:p>
          </table:table-cell>
          <table:table-cell table:formula="of:=1.05*[.D447]-0.001*[.D447]*[.B447]" office:value-type="float" office:value="537363398297.029" calcext:value-type="float">
            <text:p>537363398297</text:p>
          </table:table-cell>
          <table:table-cell table:formula="of:=0.97*[.E447]+0.0002*[.E447]*[.B447]" office:value-type="float" office:value="0.0000636235398553836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447" calcext:value-type="float">
            <text:p>447</text:p>
          </table:table-cell>
          <table:table-cell table:formula="of:=1.05*[.D448]-0.001*[.D448]*[.B448]" office:value-type="float" office:value="564231568211.881" calcext:value-type="float">
            <text:p>564231568212</text:p>
          </table:table-cell>
          <table:table-cell table:formula="of:=0.97*[.E448]+0.0002*[.E448]*[.B448]" office:value-type="float" office:value="0.0000617148336597221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448" calcext:value-type="float">
            <text:p>448</text:p>
          </table:table-cell>
          <table:table-cell table:formula="of:=1.05*[.D449]-0.001*[.D449]*[.B449]" office:value-type="float" office:value="592443146622.475" calcext:value-type="float">
            <text:p>592443146622</text:p>
          </table:table-cell>
          <table:table-cell table:formula="of:=0.97*[.E449]+0.0002*[.E449]*[.B449]" office:value-type="float" office:value="0.0000598633886499305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449" calcext:value-type="float">
            <text:p>449</text:p>
          </table:table-cell>
          <table:table-cell table:formula="of:=1.05*[.D450]-0.001*[.D450]*[.B450]" office:value-type="float" office:value="622065303953.598" calcext:value-type="float">
            <text:p>622065303954</text:p>
          </table:table-cell>
          <table:table-cell table:formula="of:=0.97*[.E450]+0.0002*[.E450]*[.B450]" office:value-type="float" office:value="0.0000580674869904325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450" calcext:value-type="float">
            <text:p>450</text:p>
          </table:table-cell>
          <table:table-cell table:formula="of:=1.05*[.D451]-0.001*[.D451]*[.B451]" office:value-type="float" office:value="653168569151.278" calcext:value-type="float">
            <text:p>653168569151</text:p>
          </table:table-cell>
          <table:table-cell table:formula="of:=0.97*[.E451]+0.0002*[.E451]*[.B451]" office:value-type="float" office:value="0.0000563254623807196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451" calcext:value-type="float">
            <text:p>451</text:p>
          </table:table-cell>
          <table:table-cell table:formula="of:=1.05*[.D452]-0.001*[.D452]*[.B452]" office:value-type="float" office:value="685826997608.842" calcext:value-type="float">
            <text:p>685826997609</text:p>
          </table:table-cell>
          <table:table-cell table:formula="of:=0.97*[.E452]+0.0002*[.E452]*[.B452]" office:value-type="float" office:value="0.000054635698509298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452" calcext:value-type="float">
            <text:p>452</text:p>
          </table:table-cell>
          <table:table-cell table:formula="of:=1.05*[.D453]-0.001*[.D453]*[.B453]" office:value-type="float" office:value="720118347489.284" calcext:value-type="float">
            <text:p>720118347489</text:p>
          </table:table-cell>
          <table:table-cell table:formula="of:=0.97*[.E453]+0.0002*[.E453]*[.B453]" office:value-type="float" office:value="0.000052996627554019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453" calcext:value-type="float">
            <text:p>453</text:p>
          </table:table-cell>
          <table:table-cell table:formula="of:=1.05*[.D454]-0.001*[.D454]*[.B454]" office:value-type="float" office:value="756124264863.749" calcext:value-type="float">
            <text:p>756124264864</text:p>
          </table:table-cell>
          <table:table-cell table:formula="of:=0.97*[.E454]+0.0002*[.E454]*[.B454]" office:value-type="float" office:value="0.0000514067287273985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454" calcext:value-type="float">
            <text:p>454</text:p>
          </table:table-cell>
          <table:table-cell table:formula="of:=1.05*[.D455]-0.001*[.D455]*[.B455]" office:value-type="float" office:value="793930478106.936" calcext:value-type="float">
            <text:p>793930478107</text:p>
          </table:table-cell>
          <table:table-cell table:formula="of:=0.97*[.E455]+0.0002*[.E455]*[.B455]" office:value-type="float" office:value="0.0000498645268655765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455" calcext:value-type="float">
            <text:p>455</text:p>
          </table:table-cell>
          <table:table-cell table:formula="of:=1.05*[.D456]-0.001*[.D456]*[.B456]" office:value-type="float" office:value="833627002012.283" calcext:value-type="float">
            <text:p>833627002012</text:p>
          </table:table-cell>
          <table:table-cell table:formula="of:=0.97*[.E456]+0.0002*[.E456]*[.B456]" office:value-type="float" office:value="0.0000483685910596092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456" calcext:value-type="float">
            <text:p>456</text:p>
          </table:table-cell>
          <table:table-cell table:formula="of:=1.05*[.D457]-0.001*[.D457]*[.B457]" office:value-type="float" office:value="875308352112.897" calcext:value-type="float">
            <text:p>875308352113</text:p>
          </table:table-cell>
          <table:table-cell table:formula="of:=0.97*[.E457]+0.0002*[.E457]*[.B457]" office:value-type="float" office:value="0.0000469175333278209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457" calcext:value-type="float">
            <text:p>457</text:p>
          </table:table-cell>
          <table:table-cell table:formula="of:=1.05*[.D458]-0.001*[.D458]*[.B458]" office:value-type="float" office:value="919073769718.542" calcext:value-type="float">
            <text:p>919073769719</text:p>
          </table:table-cell>
          <table:table-cell table:formula="of:=0.97*[.E458]+0.0002*[.E458]*[.B458]" office:value-type="float" office:value="0.0000455100073279863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458" calcext:value-type="float">
            <text:p>458</text:p>
          </table:table-cell>
          <table:table-cell table:formula="of:=1.05*[.D459]-0.001*[.D459]*[.B459]" office:value-type="float" office:value="965027458204.469" calcext:value-type="float">
            <text:p>965027458204</text:p>
          </table:table-cell>
          <table:table-cell table:formula="of:=0.97*[.E459]+0.0002*[.E459]*[.B459]" office:value-type="float" office:value="0.0000441447071081467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459" calcext:value-type="float">
            <text:p>459</text:p>
          </table:table-cell>
          <table:table-cell table:formula="of:=1.05*[.D460]-0.001*[.D460]*[.B460]" office:value-type="float" office:value="1013278831114.69" calcext:value-type="float">
            <text:p>1013278831115</text:p>
          </table:table-cell>
          <table:table-cell table:formula="of:=0.97*[.E460]+0.0002*[.E460]*[.B460]" office:value-type="float" office:value="0.0000428203658949023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460" calcext:value-type="float">
            <text:p>460</text:p>
          </table:table-cell>
          <table:table-cell table:formula="of:=1.05*[.D461]-0.001*[.D461]*[.B461]" office:value-type="float" office:value="1063942772670.43" calcext:value-type="float">
            <text:p>1063942772670</text:p>
          </table:table-cell>
          <table:table-cell table:formula="of:=0.97*[.E461]+0.0002*[.E461]*[.B461]" office:value-type="float" office:value="0.0000415357549180552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461" calcext:value-type="float">
            <text:p>461</text:p>
          </table:table-cell>
          <table:table-cell table:formula="of:=1.05*[.D462]-0.001*[.D462]*[.B462]" office:value-type="float" office:value="1117139911303.95" calcext:value-type="float">
            <text:p>1117139911304</text:p>
          </table:table-cell>
          <table:table-cell table:formula="of:=0.97*[.E462]+0.0002*[.E462]*[.B462]" office:value-type="float" office:value="0.0000402896822705136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462" calcext:value-type="float">
            <text:p>462</text:p>
          </table:table-cell>
          <table:table-cell table:formula="of:=1.05*[.D463]-0.001*[.D463]*[.B463]" office:value-type="float" office:value="1172996906869.15" calcext:value-type="float">
            <text:p>1172996906869</text:p>
          </table:table-cell>
          <table:table-cell table:formula="of:=0.97*[.E463]+0.0002*[.E463]*[.B463]" office:value-type="float" office:value="0.0000390809918023982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463" calcext:value-type="float">
            <text:p>463</text:p>
          </table:table-cell>
          <table:table-cell table:formula="of:=1.05*[.D464]-0.001*[.D464]*[.B464]" office:value-type="float" office:value="1231646752212.6" calcext:value-type="float">
            <text:p>1231646752213</text:p>
          </table:table-cell>
          <table:table-cell table:formula="of:=0.97*[.E464]+0.0002*[.E464]*[.B464]" office:value-type="float" office:value="0.0000379085620483262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464" calcext:value-type="float">
            <text:p>464</text:p>
          </table:table-cell>
          <table:table-cell table:formula="of:=1.05*[.D465]-0.001*[.D465]*[.B465]" office:value-type="float" office:value="1293229089823.23" calcext:value-type="float">
            <text:p>1293229089823</text:p>
          </table:table-cell>
          <table:table-cell table:formula="of:=0.97*[.E465]+0.0002*[.E465]*[.B465]" office:value-type="float" office:value="0.0000367713051868764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465" calcext:value-type="float">
            <text:p>465</text:p>
          </table:table-cell>
          <table:table-cell table:formula="of:=1.05*[.D466]-0.001*[.D466]*[.B466]" office:value-type="float" office:value="1357890544314.4" calcext:value-type="float">
            <text:p>1357890544314</text:p>
          </table:table-cell>
          <table:table-cell table:formula="of:=0.97*[.E466]+0.0002*[.E466]*[.B466]" office:value-type="float" office:value="0.0000356681660312702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466" calcext:value-type="float">
            <text:p>466</text:p>
          </table:table-cell>
          <table:table-cell table:formula="of:=1.05*[.D467]-0.001*[.D467]*[.B467]" office:value-type="float" office:value="1425785071530.11" calcext:value-type="float">
            <text:p>1425785071530</text:p>
          </table:table-cell>
          <table:table-cell table:formula="of:=0.97*[.E467]+0.0002*[.E467]*[.B467]" office:value-type="float" office:value="0.0000345981210503321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467" calcext:value-type="float">
            <text:p>467</text:p>
          </table:table-cell>
          <table:table-cell table:formula="of:=1.05*[.D468]-0.001*[.D468]*[.B468]" office:value-type="float" office:value="1497074325106.62" calcext:value-type="float">
            <text:p>1497074325107</text:p>
          </table:table-cell>
          <table:table-cell table:formula="of:=0.97*[.E468]+0.0002*[.E468]*[.B468]" office:value-type="float" office:value="0.0000335601774188221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468" calcext:value-type="float">
            <text:p>468</text:p>
          </table:table-cell>
          <table:table-cell table:formula="of:=1.05*[.D469]-0.001*[.D469]*[.B469]" office:value-type="float" office:value="1571928041361.95" calcext:value-type="float">
            <text:p>1571928041362</text:p>
          </table:table-cell>
          <table:table-cell table:formula="of:=0.97*[.E469]+0.0002*[.E469]*[.B469]" office:value-type="float" office:value="0.0000325533720962574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469" calcext:value-type="float">
            <text:p>469</text:p>
          </table:table-cell>
          <table:table-cell table:formula="of:=1.05*[.D470]-0.001*[.D470]*[.B470]" office:value-type="float" office:value="1650524443430.05" calcext:value-type="float">
            <text:p>1650524443430</text:p>
          </table:table-cell>
          <table:table-cell table:formula="of:=0.97*[.E470]+0.0002*[.E470]*[.B470]" office:value-type="float" office:value="0.0000315767709333697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470" calcext:value-type="float">
            <text:p>470</text:p>
          </table:table-cell>
          <table:table-cell table:formula="of:=1.05*[.D471]-0.001*[.D471]*[.B471]" office:value-type="float" office:value="1733050665601.55" calcext:value-type="float">
            <text:p>1733050665602</text:p>
          </table:table-cell>
          <table:table-cell table:formula="of:=0.97*[.E471]+0.0002*[.E471]*[.B471]" office:value-type="float" office:value="0.0000306294678053686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471" calcext:value-type="float">
            <text:p>471</text:p>
          </table:table-cell>
          <table:table-cell table:formula="of:=1.05*[.D472]-0.001*[.D472]*[.B472]" office:value-type="float" office:value="1819703198881.63" calcext:value-type="float">
            <text:p>1819703198882</text:p>
          </table:table-cell>
          <table:table-cell table:formula="of:=0.97*[.E472]+0.0002*[.E472]*[.B472]" office:value-type="float" office:value="0.0000297105837712075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472" calcext:value-type="float">
            <text:p>472</text:p>
          </table:table-cell>
          <table:table-cell table:formula="of:=1.05*[.D473]-0.001*[.D473]*[.B473]" office:value-type="float" office:value="1910688358825.71" calcext:value-type="float">
            <text:p>1910688358826</text:p>
          </table:table-cell>
          <table:table-cell table:formula="of:=0.97*[.E473]+0.0002*[.E473]*[.B473]" office:value-type="float" office:value="0.0000288192662580713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473" calcext:value-type="float">
            <text:p>473</text:p>
          </table:table-cell>
          <table:table-cell table:formula="of:=1.05*[.D474]-0.001*[.D474]*[.B474]" office:value-type="float" office:value="2006222776767" calcext:value-type="float">
            <text:p>2006222776767</text:p>
          </table:table-cell>
          <table:table-cell table:formula="of:=0.97*[.E474]+0.0002*[.E474]*[.B474]" office:value-type="float" office:value="0.0000279546882703292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474" calcext:value-type="float">
            <text:p>474</text:p>
          </table:table-cell>
          <table:table-cell table:formula="of:=1.05*[.D475]-0.001*[.D475]*[.B475]" office:value-type="float" office:value="2106533915605.35" calcext:value-type="float">
            <text:p>2106533915605</text:p>
          </table:table-cell>
          <table:table-cell table:formula="of:=0.97*[.E475]+0.0002*[.E475]*[.B475]" office:value-type="float" office:value="0.0000271160476222193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475" calcext:value-type="float">
            <text:p>475</text:p>
          </table:table-cell>
          <table:table-cell table:formula="of:=1.05*[.D476]-0.001*[.D476]*[.B476]" office:value-type="float" office:value="2211860611385.61" calcext:value-type="float">
            <text:p>2211860611386</text:p>
          </table:table-cell>
          <table:table-cell table:formula="of:=0.97*[.E476]+0.0002*[.E476]*[.B476]" office:value-type="float" office:value="0.0000263025661935527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476" calcext:value-type="float">
            <text:p>476</text:p>
          </table:table-cell>
          <table:table-cell table:formula="of:=1.05*[.D477]-0.001*[.D477]*[.B477]" office:value-type="float" office:value="2322453641954.89" calcext:value-type="float">
            <text:p>2322453641955</text:p>
          </table:table-cell>
          <table:table-cell table:formula="of:=0.97*[.E477]+0.0002*[.E477]*[.B477]" office:value-type="float" office:value="0.0000255134892077461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477" calcext:value-type="float">
            <text:p>477</text:p>
          </table:table-cell>
          <table:table-cell table:formula="of:=1.05*[.D478]-0.001*[.D478]*[.B478]" office:value-type="float" office:value="2438576324052.64" calcext:value-type="float">
            <text:p>2438576324053</text:p>
          </table:table-cell>
          <table:table-cell table:formula="of:=0.97*[.E478]+0.0002*[.E478]*[.B478]" office:value-type="float" office:value="0.0000247480845315138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478" calcext:value-type="float">
            <text:p>478</text:p>
          </table:table-cell>
          <table:table-cell table:formula="of:=1.05*[.D479]-0.001*[.D479]*[.B479]" office:value-type="float" office:value="2560505140255.27" calcext:value-type="float">
            <text:p>2560505140255</text:p>
          </table:table-cell>
          <table:table-cell table:formula="of:=0.97*[.E479]+0.0002*[.E479]*[.B479]" office:value-type="float" office:value="0.0000240056419955683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479" calcext:value-type="float">
            <text:p>479</text:p>
          </table:table-cell>
          <table:table-cell table:formula="of:=1.05*[.D480]-0.001*[.D480]*[.B480]" office:value-type="float" office:value="2688530397268.03" calcext:value-type="float">
            <text:p>2688530397268</text:p>
          </table:table-cell>
          <table:table-cell table:formula="of:=0.97*[.E480]+0.0002*[.E480]*[.B480]" office:value-type="float" office:value="0.0000232854727357013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480" calcext:value-type="float">
            <text:p>480</text:p>
          </table:table-cell>
          <table:table-cell table:formula="of:=1.05*[.D481]-0.001*[.D481]*[.B481]" office:value-type="float" office:value="2822956917131.44" calcext:value-type="float">
            <text:p>2822956917131</text:p>
          </table:table-cell>
          <table:table-cell table:formula="of:=0.97*[.E481]+0.0002*[.E481]*[.B481]" office:value-type="float" office:value="0.0000225869085536303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481" calcext:value-type="float">
            <text:p>481</text:p>
          </table:table-cell>
          <table:table-cell table:formula="of:=1.05*[.D482]-0.001*[.D482]*[.B482]" office:value-type="float" office:value="2964104762988.01" calcext:value-type="float">
            <text:p>2964104762988</text:p>
          </table:table-cell>
          <table:table-cell table:formula="of:=0.97*[.E482]+0.0002*[.E482]*[.B482]" office:value-type="float" office:value="0.0000219093012970213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482" calcext:value-type="float">
            <text:p>482</text:p>
          </table:table-cell>
          <table:table-cell table:formula="of:=1.05*[.D483]-0.001*[.D483]*[.B483]" office:value-type="float" office:value="3112310001137.41" calcext:value-type="float">
            <text:p>3112310001137</text:p>
          </table:table-cell>
          <table:table-cell table:formula="of:=0.97*[.E483]+0.0002*[.E483]*[.B483]" office:value-type="float" office:value="0.0000212520222581107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483" calcext:value-type="float">
            <text:p>483</text:p>
          </table:table-cell>
          <table:table-cell table:formula="of:=1.05*[.D484]-0.001*[.D484]*[.B484]" office:value-type="float" office:value="3267925501194.28" calcext:value-type="float">
            <text:p>3267925501194</text:p>
          </table:table-cell>
          <table:table-cell table:formula="of:=0.97*[.E484]+0.0002*[.E484]*[.B484]" office:value-type="float" office:value="0.0000206144615903674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484" calcext:value-type="float">
            <text:p>484</text:p>
          </table:table-cell>
          <table:table-cell table:formula="of:=1.05*[.D485]-0.001*[.D485]*[.B485]" office:value-type="float" office:value="3431321776253.99" calcext:value-type="float">
            <text:p>3431321776254</text:p>
          </table:table-cell>
          <table:table-cell table:formula="of:=0.97*[.E485]+0.0002*[.E485]*[.B485]" office:value-type="float" office:value="0.0000199960277426564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485" calcext:value-type="float">
            <text:p>485</text:p>
          </table:table-cell>
          <table:table-cell table:formula="of:=1.05*[.D486]-0.001*[.D486]*[.B486]" office:value-type="float" office:value="3602887865066.69" calcext:value-type="float">
            <text:p>3602887865067</text:p>
          </table:table-cell>
          <table:table-cell table:formula="of:=0.97*[.E486]+0.0002*[.E486]*[.B486]" office:value-type="float" office:value="0.0000193961469103767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486" calcext:value-type="float">
            <text:p>486</text:p>
          </table:table-cell>
          <table:table-cell table:formula="of:=1.05*[.D487]-0.001*[.D487]*[.B487]" office:value-type="float" office:value="3783032258320.03" calcext:value-type="float">
            <text:p>3783032258320</text:p>
          </table:table-cell>
          <table:table-cell table:formula="of:=0.97*[.E487]+0.0002*[.E487]*[.B487]" office:value-type="float" office:value="0.0000188142625030654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487" calcext:value-type="float">
            <text:p>487</text:p>
          </table:table-cell>
          <table:table-cell table:formula="of:=1.05*[.D488]-0.001*[.D488]*[.B488]" office:value-type="float" office:value="3972183871236.03" calcext:value-type="float">
            <text:p>3972183871236</text:p>
          </table:table-cell>
          <table:table-cell table:formula="of:=0.97*[.E488]+0.0002*[.E488]*[.B488]" office:value-type="float" office:value="0.0000182498346279734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488" calcext:value-type="float">
            <text:p>488</text:p>
          </table:table-cell>
          <table:table-cell table:formula="of:=1.05*[.D489]-0.001*[.D489]*[.B489]" office:value-type="float" office:value="4170793064797.83" calcext:value-type="float">
            <text:p>4170793064798</text:p>
          </table:table-cell>
          <table:table-cell table:formula="of:=0.97*[.E489]+0.0002*[.E489]*[.B489]" office:value-type="float" office:value="0.0000177023395891342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489" calcext:value-type="float">
            <text:p>489</text:p>
          </table:table-cell>
          <table:table-cell table:formula="of:=1.05*[.D490]-0.001*[.D490]*[.B490]" office:value-type="float" office:value="4379332718037.72" calcext:value-type="float">
            <text:p>4379332718038</text:p>
          </table:table-cell>
          <table:table-cell table:formula="of:=0.97*[.E490]+0.0002*[.E490]*[.B490]" office:value-type="float" office:value="0.0000171712694014602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490" calcext:value-type="float">
            <text:p>490</text:p>
          </table:table-cell>
          <table:table-cell table:formula="of:=1.05*[.D491]-0.001*[.D491]*[.B491]" office:value-type="float" office:value="4598299353939.61" calcext:value-type="float">
            <text:p>4598299353940</text:p>
          </table:table-cell>
          <table:table-cell table:formula="of:=0.97*[.E491]+0.0002*[.E491]*[.B491]" office:value-type="float" office:value="0.0000166561313194164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491" calcext:value-type="float">
            <text:p>491</text:p>
          </table:table-cell>
          <table:table-cell table:formula="of:=1.05*[.D492]-0.001*[.D492]*[.B492]" office:value-type="float" office:value="4828214321636.59" calcext:value-type="float">
            <text:p>4828214321637</text:p>
          </table:table-cell>
          <table:table-cell table:formula="of:=0.97*[.E492]+0.0002*[.E492]*[.B492]" office:value-type="float" office:value="0.0000161564473798339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492" calcext:value-type="float">
            <text:p>492</text:p>
          </table:table-cell>
          <table:table-cell table:formula="of:=1.05*[.D493]-0.001*[.D493]*[.B493]" office:value-type="float" office:value="5069625037718.42" calcext:value-type="float">
            <text:p>5069625037718</text:p>
          </table:table-cell>
          <table:table-cell table:formula="of:=0.97*[.E493]+0.0002*[.E493]*[.B493]" office:value-type="float" office:value="0.0000156717539584389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493" calcext:value-type="float">
            <text:p>493</text:p>
          </table:table-cell>
          <table:table-cell table:formula="of:=1.05*[.D494]-0.001*[.D494]*[.B494]" office:value-type="float" office:value="5323106289604.34" calcext:value-type="float">
            <text:p>5323106289604</text:p>
          </table:table-cell>
          <table:table-cell table:formula="of:=0.97*[.E494]+0.0002*[.E494]*[.B494]" office:value-type="float" office:value="0.0000152016013396857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494" calcext:value-type="float">
            <text:p>494</text:p>
          </table:table-cell>
          <table:table-cell table:formula="of:=1.05*[.D495]-0.001*[.D495]*[.B495]" office:value-type="float" office:value="5589261604084.56" calcext:value-type="float">
            <text:p>5589261604085</text:p>
          </table:table-cell>
          <table:table-cell table:formula="of:=0.97*[.E495]+0.0002*[.E495]*[.B495]" office:value-type="float" office:value="0.0000147455532994951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495" calcext:value-type="float">
            <text:p>495</text:p>
          </table:table-cell>
          <table:table-cell table:formula="of:=1.05*[.D496]-0.001*[.D496]*[.B496]" office:value-type="float" office:value="5868724684288.79" calcext:value-type="float">
            <text:p>5868724684289</text:p>
          </table:table-cell>
          <table:table-cell table:formula="of:=0.97*[.E496]+0.0002*[.E496]*[.B496]" office:value-type="float" office:value="0.0000143031867005103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496" calcext:value-type="float">
            <text:p>496</text:p>
          </table:table-cell>
          <table:table-cell table:formula="of:=1.05*[.D497]-0.001*[.D497]*[.B497]" office:value-type="float" office:value="6162160918503.23" calcext:value-type="float">
            <text:p>6162160918503</text:p>
          </table:table-cell>
          <table:table-cell table:formula="of:=0.97*[.E497]+0.0002*[.E497]*[.B497]" office:value-type="float" office:value="0.000013874091099495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497" calcext:value-type="float">
            <text:p>497</text:p>
          </table:table-cell>
          <table:table-cell table:formula="of:=1.05*[.D498]-0.001*[.D498]*[.B498]" office:value-type="float" office:value="6470268964428.39" calcext:value-type="float">
            <text:p>6470268964428</text:p>
          </table:table-cell>
          <table:table-cell table:formula="of:=0.97*[.E498]+0.0002*[.E498]*[.B498]" office:value-type="float" office:value="0.0000134578683665101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498" calcext:value-type="float">
            <text:p>498</text:p>
          </table:table-cell>
          <table:table-cell table:formula="of:=1.05*[.D499]-0.001*[.D499]*[.B499]" office:value-type="float" office:value="6793782412649.81" calcext:value-type="float">
            <text:p>6793782412650</text:p>
          </table:table-cell>
          <table:table-cell table:formula="of:=0.97*[.E499]+0.0002*[.E499]*[.B499]" office:value-type="float" office:value="0.0000130541323155148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499" calcext:value-type="float">
            <text:p>499</text:p>
          </table:table-cell>
          <table:table-cell table:formula="of:=1.05*[.D500]-0.001*[.D500]*[.B500]" office:value-type="float" office:value="7133471533282.3" calcext:value-type="float">
            <text:p>7133471533282</text:p>
          </table:table-cell>
          <table:table-cell table:formula="of:=0.97*[.E500]+0.0002*[.E500]*[.B500]" office:value-type="float" office:value="0.0000126625083460494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table:formula="of:=1.05*[.D501]-0.001*[.D501]*[.B501]" office:value-type="float" office:value="7490145109946.41" calcext:value-type="float">
            <text:p>7490145109946</text:p>
          </table:table-cell>
          <table:table-cell table:formula="of:=0.97*[.E501]+0.0002*[.E501]*[.B501]" office:value-type="float" office:value="0.0000122826330956679" calcext:value-type="float">
            <text:p>0</text:p>
          </table:table-cell>
        </table:table-row>
        <table:table-row table:style-name="ro1" table:number-rows-repeated="1048073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  <table:database-ranges>
        <table:database-range table:name="__Anonymous_Sheet_DB__0" table:target-range-address="Feuille1.C1:Feuille1.C1048576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20">00/00/0000</text:date>, <text:time style:data-style-name="N2" text:time-value="17:55:25.00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0-19T18:58:10.410000000</meta:creation-date>
    <dc:date>2023-10-20T18:56:18.460000000</dc:date>
    <meta:editing-duration>PT34M56S</meta:editing-duration>
    <meta:editing-cycles>7</meta:editing-cycles>
    <meta:generator>LibreOffice/7.0.1.2$Windows_X86_64 LibreOffice_project/7cbcfc562f6eb6708b5ff7d7397325de9e764452</meta:generator>
    <meta:document-statistic meta:table-count="1" meta:cell-count="1510" meta:object-count="0"/>
  </office:meta>
</office:document-meta>
</file>